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rebuchet MS" svg:font-family="'Trebuchet M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19cm"/>
    </style:style>
    <style:style style:name="co3" style:family="table-column">
      <style:table-column-properties fo:break-before="auto" style:column-width="4.255cm"/>
    </style:style>
    <style:style style:name="co4" style:family="table-column">
      <style:table-column-properties fo:break-before="auto" style:column-width="2.916cm"/>
    </style:style>
    <style:style style:name="co5" style:family="table-column">
      <style:table-column-properties fo:break-before="auto" style:column-width="6.297cm"/>
    </style:style>
    <style:style style:name="co6" style:family="table-column">
      <style:table-column-properties fo:break-before="auto" style:column-width="1.958cm"/>
    </style:style>
    <style:style style:name="co7" style:family="table-column">
      <style:table-column-properties fo:break-before="auto" style:column-width="4.45cm"/>
    </style:style>
    <style:style style:name="co8" style:family="table-column">
      <style:table-column-properties fo:break-before="auto" style:column-width="2.046cm"/>
    </style:style>
    <style:style style:name="co9" style:family="table-column">
      <style:table-column-properties fo:break-before="auto" style:column-width="3.337cm"/>
    </style:style>
    <style:style style:name="co10" style:family="table-column">
      <style:table-column-properties fo:break-before="auto" style:column-width="3.316cm"/>
    </style:style>
    <style:style style:name="co11" style:family="table-column">
      <style:table-column-properties fo:break-before="auto" style:column-width="5.378cm"/>
    </style:style>
    <style:style style:name="co12" style:family="table-column">
      <style:table-column-properties fo:break-before="auto" style:column-width="6.923cm"/>
    </style:style>
    <style:style style:name="co13" style:family="table-column">
      <style:table-column-properties fo:break-before="auto" style:column-width="3.027cm"/>
    </style:style>
    <style:style style:name="co14" style:family="table-column">
      <style:table-column-properties fo:break-before="auto" style:column-width="2.692cm"/>
    </style:style>
    <style:style style:name="co15" style:family="table-column">
      <style:table-column-properties fo:break-before="auto" style:column-width="4.36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9" style:family="table-cell" style:parent-style-name="Default" style:data-style-name="N11"/>
    <style:style style:name="ce2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ffff00" fo:border="0.74pt solid #000000"/>
      <style:text-properties style:font-name="Arial"/>
    </style:style>
    <style:style style:name="ce5" style:family="table-cell" style:parent-style-name="Default">
      <style:table-cell-properties fo:border="0.74pt solid #000000"/>
      <style:text-properties style:font-name="Arial"/>
    </style:style>
    <style:style style:name="ce8" style:family="table-cell" style:parent-style-name="Default" style:data-style-name="N2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 style:data-style-name="N100">
      <style:table-cell-properties style:text-align-source="fix" style:repeat-content="false" fo:background-color="transparent" fo:wrap-option="no-wrap" fo:border="none" fo:padding="0.071cm" style:vertical-align="middle"/>
      <style:paragraph-properties fo:text-align="start" fo:margin-left="0cm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fo:background-color="transparent" style:vertical-align="middle"/>
      <style:text-properties style:use-window-font-color="true" style:font-name="Trebuchet MS" fo:font-size="10pt" style:font-size-asian="10pt" style:font-size-complex="10pt"/>
    </style:style>
    <style:style style:name="ce62" style:family="table-cell" style:parent-style-name="Default" style:data-style-name="N100">
      <style:table-cell-properties style:text-align-source="fix" style:repeat-content="false" fo:background-color="transparent" fo:wrap-option="no-wrap" fo:border="none" fo:padding="0.071cm" style:vertical-align="middle"/>
      <style:paragraph-properties fo:text-align="start" fo:margin-left="0cm"/>
      <style:text-properties style:use-window-font-color="true" style:font-name="Trebuchet MS" fo:font-size="10pt" fo:font-weight="normal" style:font-size-asian="10pt" style:font-size-complex="10pt"/>
    </style:style>
    <style:style style:name="ce6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fo:background-color="transparent" style:vertical-align="middle"/>
      <style:text-properties style:use-window-font-color="true" style:font-name="Trebuchet MS"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>
      <style:table-cell-properties fo:border="none" style:vertical-align="middle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>
      <style:table-cell-properties fo:background-color="transparent" fo:border="none" style:vertical-align="middle"/>
      <style:text-properties style:use-window-font-color="true" style:font-name="Trebuchet MS" fo:font-size="10pt" fo:font-weight="normal" style:font-size-asian="10pt" style:font-weight-asian="normal" style:font-size-complex="10pt" style:font-weight-complex="normal"/>
    </style:style>
    <style:style style:name="ce74" style:family="table-cell" style:parent-style-name="Default" style:data-style-name="N37">
      <style:table-cell-properties fo:border="none" style:vertical-align="middle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 style:data-style-name="N0">
      <style:table-cell-properties fo:border="none" style:vertical-align="middle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39">
      <style:table-cell-properties fo:border="none" style:vertical-align="middle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 style:data-style-name="N139">
      <style:table-cell-properties fo:background-color="transparent" fo:border="none" style:vertical-align="middle"/>
      <style:text-properties style:use-window-font-color="true" style:font-name="Trebuchet MS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fo:wrap-option="wrap" style:vertical-align="middle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style:vertical-align="middle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82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 style:data-style-name="N3">
      <style:table-cell-properties style:glyph-orientation-vertical="0" fo:background-color="#ffff0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 style:data-style-name="N0">
      <style:table-cell-properties style:text-align-source="fix" style:repeat-content="false" fo:background-color="transparent" fo:wrap-option="no-wrap" fo:border="0.74pt solid #000000" fo:padding="0.071cm" style:vertical-align="middle"/>
      <style:paragraph-properties fo:text-align="end" fo:margin-left="0cm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 style:data-style-name="N3">
      <style:table-cell-properties style:glyph-orientation-vertical="0" fo:background-color="#ffff0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 style:data-style-name="N0">
      <style:table-cell-properties style:text-align-source="fix" style:repeat-content="false" fo:background-color="transparent" fo:wrap-option="no-wrap" fo:border="0.74pt solid #000000" fo:padding="0.071cm" style:vertical-align="middle"/>
      <style:paragraph-properties fo:text-align="start" fo:margin-left="0cm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 fo:background-color="transparent" fo:wrap-option="no-wrap" fo:border="none" fo:padding="0.071cm" style:vertical-align="middle"/>
      <style:paragraph-properties fo:text-align="start" fo:margin-left="0cm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none" fo:padding="0.071cm" style:rotation-align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ackground-color="transparent" fo:wrap-option="no-wrap" fo:border="none" style:vertical-align="middle"/>
      <style:paragraph-properties fo:text-align="start" fo:margin-left="0cm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fo:wrap-option="no-wrap"/>
      <style:paragraph-properties fo:text-align="start" fo:margin-left="0cm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none" fo:padding="0.071cm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wrap" fo:border="none" fo:padding="0.071cm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Trebuchet MS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wrap-option="no-wrap" fo:border="none" style:vertical-align="middle"/>
      <style:paragraph-properties fo:text-align="center" fo:margin-left="0cm"/>
      <style:text-properties style:use-window-font-color="true" style:font-name="Trebuchet MS"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 style:data-style-name="N182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rebuchet MS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>
      <style:table-cell-properties style:cell-protect="none" style:print-content="true" fo:background-color="transparent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Trebuchet MS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style:cell-protect="protected" style:print-content="true" style:text-align-source="fix" style:repeat-content="false" fo:background-color="transparent" fo:wrap-option="wrap" fo:border="none" style:vertical-align="middle"/>
      <style:paragraph-properties fo:text-align="end" fo:margin-left="0cm"/>
      <style:text-properties style:use-window-font-color="true" style:font-name="Trebuchet MS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able-cell-properties style:cell-protect="protected" style:print-content="true" style:text-align-source="fix" style:repeat-content="false" fo:background-color="transparent" fo:border="none"/>
      <style:paragraph-properties fo:text-align="end" fo:margin-left="0cm"/>
      <style:text-properties style:use-window-font-color="true" style:font-name="Trebuchet MS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fo:background-color="transparent"/>
      <style:text-properties style:font-name="Trebuchet MS" fo:font-size="10pt" style:font-size-asian="10pt" style:font-size-complex="10pt"/>
    </style:style>
    <style:style style:name="ce4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rebuchet MS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able-cell-properties style:cell-protect="protected" style:print-content="true" style:text-align-source="fix" style:repeat-content="false" fo:background-color="transparent"/>
      <style:paragraph-properties fo:text-align="center" fo:margin-left="0cm"/>
      <style:text-properties style:use-window-font-color="true" style:font-name="Trebuchet MS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style:cell-protect="protected" style:print-content="true" style:text-align-source="fix" style:repeat-content="false" fo:background-color="transparent" fo:wrap-option="wrap" fo:border="none"/>
      <style:paragraph-properties fo:text-align="end" fo:margin-left="0cm"/>
      <style:text-properties style:use-window-font-color="true" style:font-name="Trebuchet MS" fo:font-size="10pt" fo:font-weight="normal" style:font-size-asian="10pt" style:font-weight-asian="normal" style:font-size-complex="10pt" style:font-weight-complex="normal"/>
    </style:style>
    <style:style style:name="ce45" style:family="table-cell" style:parent-style-name="Default" style:data-style-name="N235">
      <style:table-cell-properties style:text-align-source="fix" style:repeat-content="false" fo:background-color="transparent"/>
      <style:paragraph-properties fo:text-align="end" fo:margin-left="0cm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46" style:family="table-cell" style:parent-style-name="Default" style:data-style-name="N235">
      <style:table-cell-properties style:text-align-source="fix" style:repeat-content="false" fo:background-color="transparent" fo:border="none"/>
      <style:paragraph-properties fo:text-align="end" fo:margin-left="0cm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 style:data-style-name="N11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48" style:family="table-cell" style:parent-style-name="Default">
      <style:table-cell-properties style:cell-protect="none" style:print-content="true" fo:background-color="transparent"/>
      <style:text-properties fo:color="#ffffff" style:font-name="Trebuchet MS"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 style:data-style-name="N11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rebuchet MS"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fo:background-color="transparent" fo:border="none" style:vertical-align="middle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 style:data-style-name="N139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Trebuchet MS" fo:font-size="10pt" style:text-underline-style="none" fo:font-weight="normal" style:font-size-asian="10pt" style:language-asian="en" style:country-asian="US" style:font-weight-asian="normal" style:font-name-complex="Arial2" style:font-size-complex="10pt" style:font-weight-complex="normal"/>
    </style:style>
    <style:style style:name="ce124" style:family="table-cell" style:parent-style-name="Default">
      <style:table-cell-properties fo:background-color="transparent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ext-properties style:font-name="Trebuchet MS" fo:font-size="10pt" style:font-size-asian="10pt" style:font-size-complex="10pt"/>
    </style:style>
    <style:style style:name="ce55" style:family="table-cell" style:parent-style-name="Default">
      <style:table-cell-properties fo:border="none"/>
      <style:text-properties style:font-name="Trebuchet MS"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fo:border="none"/>
      <style:text-properties style:font-name="Trebuchet MS" fo:font-size="10pt" style:font-size-asian="10pt" style:font-size-complex="10pt"/>
    </style:style>
    <style:style style:name="ce57" style:family="table-cell" style:parent-style-name="Default">
      <style:table-cell-properties fo:background-color="transparent" fo:border="none"/>
      <style:text-properties style:font-name="Trebuchet MS" fo:font-size="10pt" style:font-size-asian="10pt" style:font-size-complex="10pt"/>
    </style:style>
    <style:style style:name="ce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rebuchet MS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fo:border="0.06pt solid #000000"/>
      <style:text-properties style:font-name="Trebuchet MS" fo:font-size="10pt" style:font-size-asian="10pt" style:font-size-complex="10pt"/>
    </style:style>
    <style:style style:name="ce60" style:family="table-cell" style:parent-style-name="Default">
      <style:table-cell-properties fo:background-color="transparent" fo:border="0.06pt solid #000000"/>
      <style:text-properties style:font-name="Trebuchet MS" fo:font-size="10pt" style:font-size-asian="10pt" style:font-size-complex="10pt"/>
    </style:style>
    <style:style style:name="ce61" style:family="table-cell" style:parent-style-name="Default" style:data-style-name="N139">
      <style:table-cell-properties fo:background-color="transparent"/>
      <style:text-properties style:font-name="Trebuchet MS" fo:font-size="10pt" style:font-size-asian="10pt" style:font-size-complex="10pt"/>
    </style:style>
    <style:style style:name="ce133" style:family="table-cell" style:parent-style-name="Default">
      <style:table-cell-properties fo:background-color="transparent" fo:border="0.06pt solid #000000"/>
      <style:text-properties style:font-name="Trebuchet MS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 style:data-style-name="N182">
      <style:table-cell-properties fo:background-color="transparent" fo:border="0.06pt solid #000000"/>
      <style:text-properties fo:color="#ffffff" style:font-name="Trebuchet MS" fo:font-size="10pt" style:font-size-asian="10pt" style:font-size-complex="10pt"/>
    </style:style>
    <style:style style:name="ce64" style:family="table-cell" style:parent-style-name="Default" style:data-style-name="N11">
      <style:table-cell-properties fo:background-color="transparent" fo:border="0.06pt solid #000000"/>
      <style:text-properties fo:color="#ffffff" style:font-name="Trebuchet MS" fo:font-size="10pt" style:font-size-asian="10pt" style:font-size-complex="10pt"/>
    </style:style>
    <style:style style:name="ce65" style:family="table-cell" style:parent-style-name="Default">
      <style:table-cell-properties fo:background-color="transparent" fo:border="0.06pt solid #000000"/>
      <style:text-properties fo:color="#ffffff" style:font-name="Trebuchet M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Full3.$M$3:.$M$66])" table:allow-empty-cell="true" table:display-list="unsorted" table:base-cell-address="Full3.A3">
          <table:error-message table:message-type="stop" table:display="true"/>
        </table:content-validation>
        <table:content-validation table:name="val2" table:condition="of:cell-content-text-length-is-between(5,6)" table:allow-empty-cell="true" table:base-cell-address="Full1.A1"/>
        <table:content-validation table:name="val3" table:condition="of:cell-content-is-in-list([$Full3.$T$3:.$T$47])" table:allow-empty-cell="true" table:display-list="unsorted" table:base-cell-address="Full3.C3">
          <table:error-message table:message-type="stop" table:display="true"/>
        </table:content-validation>
        <table:content-validation table:name="val4" table:condition="of:cell-content-is-date() and cell-content-is-between(45139,45169)" table:allow-empty-cell="true" table:base-cell-address="Full3.E1">
          <table:error-message table:message-type="stop" table:title="Data no Valida" table:display="true">
            <text:p>La data ha de ser del mes d’agost.</text:p>
          </table:error-message>
        </table:content-validation>
        <table:content-validation table:name="val5" table:condition="of:cell-content-is-date() and cell-content()&gt;=45139" table:allow-empty-cell="true" table:base-cell-address="Full3.F1">
          <table:error-message table:message-type="stop" table:display="true"/>
        </table:content-validation>
        <table:content-validation table:name="val6" table:base-cell-address="Full3.E2">
          <table:error-message table:message-type="stop" table:display="true"/>
        </table:content-validation>
      </table:content-validations>
      <table:table table:name="Full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ipus inicial</text:p>
          </table:table-cell>
          <table:table-cell table:style-name="ce9" office:value-type="percentage" office:value="0.0375" calcext:value-type="percentage">
            <text:p>3,75%</text:p>
          </table:table-cell>
        </table:table-row>
        <table:table-row table:style-name="ro1">
          <table:table-cell office:value-type="string" calcext:value-type="string">
            <text:p>Variació tipus</text:p>
          </table:table-cell>
          <table:table-cell table:style-name="ce9" office:value-type="percentage" office:value="0.0035" calcext:value-type="percentage">
            <text:p>0,35%</text:p>
          </table:table-cell>
        </table:table-row>
        <table:table-row table:style-name="ro1">
          <table:table-cell office:value-type="string" calcext:value-type="string">
            <text:p>Capital inicial</text:p>
          </table:table-cell>
          <table:table-cell office:value-type="float" office:value="7500" calcext:value-type="float">
            <text:p>7500</text:p>
          </table:table-cell>
        </table:table-row>
      </table:table>
      <table:table table:name="Full2" table:style-name="ta1">
        <table:table-column table:style-name="co1" table:default-cell-style-name="ce5"/>
        <table:table-column table:style-name="co2" table:default-cell-style-name="ce5"/>
        <table:table-column table:style-name="co1" table:number-columns-repeated="2" table:default-cell-style-name="Default"/>
        <table:table-column table:style-name="co3" table:default-cell-style-name="Default"/>
        <table:table-row table:style-name="ro2">
          <table:table-cell table:style-name="ce2" office:value-type="string" calcext:value-type="string">
            <text:p>Dietes</text:p>
          </table:table-cell>
          <table:table-cell table:style-name="ce2" office:value-type="string" calcext:value-type="string">
            <text:p>Import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Preu Km</text:p>
          </table:table-cell>
          <table:table-cell table:style-name="ce3" office:value-type="float" office:value="0.16" calcext:value-type="float">
            <text:p>0,16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Manutenció</text:p>
          </table:table-cell>
          <table:table-cell table:style-name="ce8" office:value-type="float" office:value="54.3" calcext:value-type="float">
            <text:p>54,30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Allotjament</text:p>
          </table:table-cell>
          <table:table-cell table:style-name="ce8" office:value-type="float" office:value="75" calcext:value-type="float">
            <text:p>75,00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4" office:value-type="string" calcext:value-type="string">
            <text:p>Categories</text:p>
          </table:table-cell>
          <table:table-cell table:style-name="ce4" office:value-type="string" calcext:value-type="string">
            <text:p>Factor càlcul s/categ. 1</text:p>
          </table:table-cell>
          <table:table-cell table:style-name="ce4" office:value-type="string" calcext:value-type="string">
            <text:p>Sou base</text:p>
          </table:table-cell>
          <table:table-cell table:style-name="ce4" office:value-type="string" calcext:value-type="string">
            <text:p>Trienni</text:p>
          </table:table-cell>
          <table:table-cell table:style-name="ce4" office:value-type="string" calcext:value-type="string">
            <text:p>Hores extraordinàrie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5" office:value-type="float" office:value="1450" calcext:value-type="float">
            <text:p>1450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  <table:table-cell table:style-name="ce5" table:formula="of:=[.C$8]*[.$B9]" office:value-type="float" office:value="1160" calcext:value-type="float">
            <text:p>1160</text:p>
          </table:table-cell>
          <table:table-cell table:style-name="ce5" table:formula="of:=[.D$8]*[.$B9]" office:value-type="float" office:value="33.6" calcext:value-type="float">
            <text:p>33,6</text:p>
          </table:table-cell>
          <table:table-cell table:style-name="ce5" table:formula="of:=[.E$8]*[.$B9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,7</text:p>
          </table:table-cell>
          <table:table-cell table:style-name="ce5" table:formula="of:=[.C$8]*[.$B10]" office:value-type="float" office:value="1015" calcext:value-type="float">
            <text:p>1015</text:p>
          </table:table-cell>
          <table:table-cell table:style-name="ce5" table:formula="of:=[.D$8]*[.$B10]" office:value-type="float" office:value="29.4" calcext:value-type="float">
            <text:p>29,4</text:p>
          </table:table-cell>
          <table:table-cell table:style-name="ce5" table:formula="of:=[.E$8]*[.$B10]" office:value-type="float" office:value="24.5" calcext:value-type="float">
            <text:p>24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,6</text:p>
          </table:table-cell>
          <table:table-cell table:style-name="ce5" table:formula="of:=[.C$8]*[.$B11]" office:value-type="float" office:value="870" calcext:value-type="float">
            <text:p>870</text:p>
          </table:table-cell>
          <table:table-cell table:style-name="ce5" table:formula="of:=[.D$8]*[.$B11]" office:value-type="float" office:value="25.2" calcext:value-type="float">
            <text:p>25,2</text:p>
          </table:table-cell>
          <table:table-cell table:style-name="ce5" table:formula="of:=[.E$8]*[.$B11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table:style-name="ce5" table:formula="of:=[.C$8]*[.$B12]" office:value-type="float" office:value="725" calcext:value-type="float">
            <text:p>725</text:p>
          </table:table-cell>
          <table:table-cell table:style-name="ce5" table:formula="of:=[.D$8]*[.$B12]" office:value-type="float" office:value="21" calcext:value-type="float">
            <text:p>21</text:p>
          </table:table-cell>
          <table:table-cell table:style-name="ce5" table:formula="of:=[.E$8]*[.$B12]" office:value-type="float" office:value="17.5" calcext:value-type="float">
            <text:p>17,5</text:p>
          </table:table-cell>
        </table:table-row>
      </table:table>
      <table:table table:name="Full3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column table:style-name="co11" table:default-cell-style-name="ce87"/>
        <table:table-column table:style-name="co1" table:visibility="collapse" table:number-columns-repeated="3" table:default-cell-style-name="Default"/>
        <table:table-column table:style-name="co1" table:number-columns-repeated="4" table:default-cell-style-name="Default"/>
        <table:table-row table:style-name="ro2">
          <table:table-cell table:style-name="ce6" office:value-type="string" calcext:value-type="string" table:number-columns-spanned="11" table:number-rows-spanned="1">
            <text:p>Càlcul dietes treballadors</text:p>
          </table:table-cell>
          <table:covered-table-cell table:number-columns-repeated="3"/>
          <table:covered-table-cell table:content-validation-name="val4"/>
          <table:covered-table-cell table:content-validation-name="val5"/>
          <table:covered-table-cell table:formula="of:=IF(OR(ISBLANK([.E3]), ISBLANK([.F3])), &quot;&quot;, [.E3]-[.B3]+1)" office:value-type="string" office:string-value="" calcext:value-type="error">
            <text:p>Err:508</text:p>
          </table:covered-table-cell>
          <table:covered-table-cell table:number-columns-repeated="4"/>
          <table:table-cell table:style-name="ce18"/>
          <table:table-cell table:style-name="ce82" office:value-type="string" calcext:value-type="string" table:number-columns-spanned="5" table:number-rows-spanned="1">
            <text:p>Treballadors</text:p>
          </table:table-cell>
          <table:covered-table-cell table:style-name="ce84"/>
          <table:covered-table-cell table:number-columns-repeated="3" table:style-name="ce82"/>
          <table:table-cell table:style-name="ce25"/>
          <table:table-cell table:style-name="ce28"/>
          <table:table-cell table:style-name="ce29" office:value-type="string" calcext:value-type="string" table:number-columns-spanned="2" table:number-rows-spanned="1">
            <text:p>Desplaçaments</text:p>
          </table:table-cell>
          <table:covered-table-cell table:style-name="ce101"/>
        </table:table-row>
        <table:table-row table:style-name="ro2">
          <table:table-cell table:style-name="ce20" office:value-type="string" calcext:value-type="string">
            <text:p>Codi treballador</text:p>
          </table:table-cell>
          <table:table-cell table:style-name="ce20" office:value-type="string" calcext:value-type="string">
            <text:p>Nom i cognom treballador</text:p>
          </table:table-cell>
          <table:table-cell table:style-name="ce20" office:value-type="string" calcext:value-type="string">
            <text:p>Destinació</text:p>
          </table:table-cell>
          <table:table-cell table:style-name="ce20" office:value-type="string" calcext:value-type="string">
            <text:p>Distància (anada/tornada)</text:p>
          </table:table-cell>
          <table:table-cell table:style-name="ce20" table:content-validation-name="val4" office:value-type="string" calcext:value-type="string">
            <text:p>Data anada</text:p>
          </table:table-cell>
          <table:table-cell table:style-name="ce20" table:content-validation-name="val5" office:value-type="string" calcext:value-type="string">
            <text:p>Data tornada</text:p>
          </table:table-cell>
          <table:table-cell table:style-name="ce20" office:value-type="string" calcext:value-type="string">
            <text:p>Dies</text:p>
          </table:table-cell>
          <table:table-cell table:style-name="ce20" office:value-type="string" calcext:value-type="string">
            <text:p>Import km</text:p>
          </table:table-cell>
          <table:table-cell table:style-name="ce20" office:value-type="string" calcext:value-type="string">
            <text:p>Import manutenció</text:p>
          </table:table-cell>
          <table:table-cell table:style-name="ce20" office:value-type="string" calcext:value-type="string">
            <text:p>Import allotjament</text:p>
          </table:table-cell>
          <table:table-cell table:style-name="ce20" office:value-type="string" calcext:value-type="string">
            <text:p>Total</text:p>
          </table:table-cell>
          <table:table-cell table:style-name="ce19"/>
          <table:table-cell table:style-name="ce78" office:value-type="string" calcext:value-type="string">
            <text:p>Codi</text:p>
          </table:table-cell>
          <table:table-cell table:style-name="ce85" office:value-type="string" calcext:value-type="string">
            <text:p>Nom i Cognom</text:p>
          </table:table-cell>
          <table:table-cell table:style-name="ce82" office:value-type="string" calcext:value-type="string">
            <text:p>Cognom1</text:p>
          </table:table-cell>
          <table:table-cell table:style-name="ce82" office:value-type="string" calcext:value-type="string">
            <text:p>Cognom2</text:p>
          </table:table-cell>
          <table:table-cell table:style-name="ce82" office:value-type="string" calcext:value-type="string">
            <text:p>Nom</text:p>
          </table:table-cell>
          <table:table-cell table:style-name="ce25"/>
          <table:table-cell table:style-name="ce28"/>
          <table:table-cell table:style-name="ce101" office:value-type="string" calcext:value-type="string">
            <text:p>Ciutat</text:p>
          </table:table-cell>
          <table:table-cell table:style-name="ce101" office:value-type="string" calcext:value-type="string">
            <text:p>Km</text:p>
          </table:table-cell>
        </table:table-row>
        <table:table-row table:style-name="ro2">
          <table:table-cell table:style-name="ce21" table:content-validation-name="val1" office:value-type="string" calcext:value-type="string">
            <text:p>54587</text:p>
          </table:table-cell>
          <table:table-cell table:formula="of:=VLOOKUP([.A3];[.$M$3:.$N$66];2; )" office:value-type="string" office:string-value="Lourdes Pons Grau" calcext:value-type="string">
            <text:p>Lourdes Pons Grau</text:p>
          </table:table-cell>
          <table:table-cell table:style-name="ce66" table:content-validation-name="val3" office:value-type="string" calcext:value-type="string">
            <text:p>Teruel</text:p>
          </table:table-cell>
          <table:table-cell table:style-name="ce69" table:formula="of:=VLOOKUP([.C3];[.$T$3:.$U$47];2;0)" office:value-type="float" office:value="409" calcext:value-type="float">
            <text:p>409</text:p>
          </table:table-cell>
          <table:table-cell table:style-name="ce74" table:content-validation-name="val4" office:value-type="date" office:date-value="2023-08-01" calcext:value-type="date">
            <text:p>01/08/23</text:p>
          </table:table-cell>
          <table:table-cell table:style-name="ce74" table:content-validation-name="val5" office:value-type="date" office:date-value="2023-08-25" calcext:value-type="date">
            <text:p>25/08/23</text:p>
          </table:table-cell>
          <table:table-cell table:style-name="ce72" table:formula="of:=DATEDIF([.$E3];[.$F3];&quot;d&quot;)" office:value-type="float" office:value="24" calcext:value-type="float">
            <text:p>24</text:p>
          </table:table-cell>
          <table:table-cell table:style-name="ce16" table:formula="of:=IF([.D3]=&quot;&quot;;&quot;&quot;;[$Full2.B2]*[.D3])" office:value-type="currency" office:currency="EUR" office:value="65.44" calcext:value-type="currency">
            <text:p>65,44 €</text:p>
          </table:table-cell>
          <table:table-cell table:style-name="ce16" table:formula="of:=IF([.D3]=&quot;&quot;;&quot;&quot;;[$Full2.B3])" office:value-type="currency" office:currency="EUR" office:value="54.3" calcext:value-type="currency">
            <text:p>54,30 €</text:p>
          </table:table-cell>
          <table:table-cell table:style-name="ce16" table:formula="of:=([.G3]-1)*[$Full2.B3]" office:value-type="currency" office:currency="EUR" office:value="1248.9" calcext:value-type="currency">
            <text:p>1.248,90 €</text:p>
          </table:table-cell>
          <table:table-cell table:style-name="ce16" table:formula="of:=SUM([.H3:.J3])" office:value-type="currency" office:currency="EUR" office:value="1368.64" calcext:value-type="currency">
            <text:p>1.368,64 €</text:p>
          </table:table-cell>
          <table:table-cell table:style-name="ce68"/>
          <table:table-cell table:style-name="ce79" table:content-validation-name="val2" office:value-type="float" office:value="40351" calcext:value-type="float">
            <text:p>40351</text:p>
          </table:table-cell>
          <table:table-cell table:style-name="ce86" table:content-validation-name="val2" table:formula="of:=[.Q3]&amp;&quot; &quot;&amp;[.O3]&amp;&quot; &quot;&amp;[.P3]" office:value-type="string" office:string-value="Marti Milián Rodriguez" calcext:value-type="string">
            <text:p>Marti Milián Rodriguez</text:p>
          </table:table-cell>
          <table:table-cell table:style-name="ce22" office:value-type="string" calcext:value-type="string">
            <text:p>Milián</text:p>
          </table:table-cell>
          <table:table-cell table:style-name="ce22" office:value-type="string" calcext:value-type="string">
            <text:p>Rodriguez</text:p>
          </table:table-cell>
          <table:table-cell table:style-name="ce22" office:value-type="string" calcext:value-type="string">
            <text:p>Marti</text:p>
          </table:table-cell>
          <table:table-cell table:style-name="ce26"/>
          <table:table-cell table:style-name="ce27"/>
          <table:table-cell table:style-name="ce31" office:value-type="string" calcext:value-type="string">
            <text:p>Tarragona</text:p>
          </table:table-cell>
          <table:table-cell table:style-name="ce33" office:value-type="float" office:value="98" calcext:value-type="float">
            <text:p>98</text:p>
          </table:table-cell>
        </table:table-row>
        <table:table-row table:style-name="ro2">
          <table:table-cell table:style-name="ce21" table:content-validation-name="val1"/>
          <table:table-cell table:style-name="ce21" table:content-validation-name="val2"/>
          <table:table-cell table:style-name="ce66" table:content-validation-name="val3"/>
          <table:table-cell table:style-name="ce69"/>
          <table:table-cell table:style-name="ce74" table:content-validation-name="val4" office:value-type="date" office:date-value="2023-08-02" calcext:value-type="date">
            <text:p>02/08/23</text:p>
          </table:table-cell>
          <table:table-cell table:style-name="ce74" table:content-validation-name="val5" office:value-type="date" office:date-value="2023-08-25" calcext:value-type="date">
            <text:p>25/08/23</text:p>
          </table:table-cell>
          <table:table-cell table:style-name="ce72" table:formula="of:=DATEDIF([.$E4];[.$F4];&quot;d&quot;)" office:value-type="float" office:value="23" calcext:value-type="float">
            <text:p>23</text:p>
          </table:table-cell>
          <table:table-cell table:style-name="ce16" table:number-columns-repeated="4"/>
          <table:table-cell table:style-name="ce68"/>
          <table:table-cell table:style-name="ce79" table:content-validation-name="val2" office:value-type="float" office:value="42539" calcext:value-type="float">
            <text:p>42539</text:p>
          </table:table-cell>
          <table:table-cell table:style-name="ce86" table:content-validation-name="val2" table:formula="of:=[.Q4]&amp;&quot; &quot;&amp;[.O4]&amp;&quot; &quot;&amp;[.P4]" office:value-type="string" office:string-value="Laura Ortega Hernandez" calcext:value-type="string">
            <text:p>Laura Ortega Hernandez</text:p>
          </table:table-cell>
          <table:table-cell table:style-name="ce22" office:value-type="string" calcext:value-type="string">
            <text:p>Ortega</text:p>
          </table:table-cell>
          <table:table-cell table:style-name="ce22" office:value-type="string" calcext:value-type="string">
            <text:p>Hernandez</text:p>
          </table:table-cell>
          <table:table-cell table:style-name="ce22" office:value-type="string" calcext:value-type="string">
            <text:p>Laura</text:p>
          </table:table-cell>
          <table:table-cell table:style-name="ce26"/>
          <table:table-cell table:style-name="ce27"/>
          <table:table-cell table:style-name="ce32" office:value-type="string" calcext:value-type="string">
            <text:p>Girona</text:p>
          </table:table-cell>
          <table:table-cell table:style-name="ce33" office:value-type="float" office:value="100" calcext:value-type="float">
            <text:p>100</text:p>
          </table:table-cell>
        </table:table-row>
        <table:table-row table:style-name="ro2">
          <table:table-cell table:style-name="ce21" table:content-validation-name="val1"/>
          <table:table-cell table:style-name="ce21" table:content-validation-name="val2"/>
          <table:table-cell table:style-name="ce66" table:content-validation-name="val3"/>
          <table:table-cell table:style-name="ce69"/>
          <table:table-cell table:style-name="ce74" table:content-validation-name="val4" office:value-type="date" office:date-value="2023-08-03" calcext:value-type="date">
            <text:p>03/08/23</text:p>
          </table:table-cell>
          <table:table-cell table:style-name="ce74" table:content-validation-name="val5" office:value-type="date" office:date-value="2023-08-25" calcext:value-type="date">
            <text:p>25/08/23</text:p>
          </table:table-cell>
          <table:table-cell table:style-name="ce72" table:formula="of:=DATEDIF([.$E5];[.$F5];&quot;d&quot;)" office:value-type="float" office:value="22" calcext:value-type="float">
            <text:p>22</text:p>
          </table:table-cell>
          <table:table-cell table:style-name="ce16" table:number-columns-repeated="4"/>
          <table:table-cell table:style-name="ce68"/>
          <table:table-cell table:style-name="ce79" table:content-validation-name="val2" office:value-type="float" office:value="45516" calcext:value-type="float">
            <text:p>45516</text:p>
          </table:table-cell>
          <table:table-cell table:style-name="ce86" table:content-validation-name="val2" table:formula="of:=[.Q5]&amp;&quot; &quot;&amp;[.O5]&amp;&quot; &quot;&amp;[.P5]" office:value-type="string" office:string-value="Laura Crespo Bosch" calcext:value-type="string">
            <text:p>Laura Crespo Bosch</text:p>
          </table:table-cell>
          <table:table-cell table:style-name="ce23" office:value-type="string" calcext:value-type="string">
            <text:p>Crespo</text:p>
          </table:table-cell>
          <table:table-cell table:style-name="ce24" office:value-type="string" calcext:value-type="string">
            <text:p>Bosch</text:p>
          </table:table-cell>
          <table:table-cell table:style-name="ce24" office:value-type="string" calcext:value-type="string">
            <text:p>Laura</text:p>
          </table:table-cell>
          <table:table-cell table:style-name="ce26"/>
          <table:table-cell table:style-name="ce27"/>
          <table:table-cell table:style-name="ce32" office:value-type="string" calcext:value-type="string">
            <text:p>Lleida</text:p>
          </table:table-cell>
          <table:table-cell table:style-name="ce33" office:value-type="float" office:value="156" calcext:value-type="float">
            <text:p>156</text:p>
          </table:table-cell>
        </table:table-row>
        <table:table-row table:style-name="ro2">
          <table:table-cell table:style-name="ce21" table:content-validation-name="val1"/>
          <table:table-cell table:style-name="ce21" table:content-validation-name="val2"/>
          <table:table-cell table:style-name="ce66" table:content-validation-name="val3"/>
          <table:table-cell table:style-name="ce69"/>
          <table:table-cell table:style-name="ce74" table:content-validation-name="val4" office:value-type="date" office:date-value="2023-08-04" calcext:value-type="date">
            <text:p>04/08/23</text:p>
          </table:table-cell>
          <table:table-cell table:style-name="ce74" table:content-validation-name="val5" office:value-type="date" office:date-value="2023-08-25" calcext:value-type="date">
            <text:p>25/08/23</text:p>
          </table:table-cell>
          <table:table-cell table:style-name="ce72" table:formula="of:=DATEDIF([.$E6];[.$F6];&quot;d&quot;)" office:value-type="float" office:value="21" calcext:value-type="float">
            <text:p>21</text:p>
          </table:table-cell>
          <table:table-cell table:style-name="ce16" table:number-columns-repeated="4"/>
          <table:table-cell table:style-name="ce68"/>
          <table:table-cell table:style-name="ce79" table:content-validation-name="val2" office:value-type="float" office:value="48159" calcext:value-type="float">
            <text:p>48159</text:p>
          </table:table-cell>
          <table:table-cell table:style-name="ce86" table:content-validation-name="val2" table:formula="of:=[.Q6]&amp;&quot; &quot;&amp;[.O6]&amp;&quot; &quot;&amp;[.P6]" office:value-type="string" office:string-value="Axel Suñé Ríos" calcext:value-type="string">
            <text:p>Axel Suñé Ríos</text:p>
          </table:table-cell>
          <table:table-cell table:style-name="ce22" office:value-type="string" calcext:value-type="string">
            <text:p>Suñé</text:p>
          </table:table-cell>
          <table:table-cell table:style-name="ce22" office:value-type="string" calcext:value-type="string">
            <text:p>Ríos</text:p>
          </table:table-cell>
          <table:table-cell table:style-name="ce22" office:value-type="string" calcext:value-type="string">
            <text:p>Axel</text:p>
          </table:table-cell>
          <table:table-cell table:style-name="ce26"/>
          <table:table-cell table:style-name="ce27"/>
          <table:table-cell table:style-name="ce32" office:value-type="string" calcext:value-type="string">
            <text:p>Huesca</text:p>
          </table:table-cell>
          <table:table-cell table:style-name="ce33" office:value-type="float" office:value="274" calcext:value-type="float">
            <text:p>274</text:p>
          </table:table-cell>
        </table:table-row>
        <table:table-row table:style-name="ro2">
          <table:table-cell table:style-name="ce21" table:content-validation-name="val1"/>
          <table:table-cell table:style-name="ce21" table:content-validation-name="val2"/>
          <table:table-cell table:style-name="ce66" table:content-validation-name="val3"/>
          <table:table-cell table:style-name="ce69"/>
          <table:table-cell table:style-name="ce74" table:content-validation-name="val4" office:value-type="date" office:date-value="2023-08-05" calcext:value-type="date">
            <text:p>05/08/23</text:p>
          </table:table-cell>
          <table:table-cell table:style-name="ce74" table:content-validation-name="val5" office:value-type="date" office:date-value="2023-08-25" calcext:value-type="date">
            <text:p>25/08/23</text:p>
          </table:table-cell>
          <table:table-cell table:style-name="ce72" table:formula="of:=DATEDIF([.$E7];[.$F7];&quot;d&quot;)" office:value-type="float" office:value="20" calcext:value-type="float">
            <text:p>20</text:p>
          </table:table-cell>
          <table:table-cell table:style-name="ce16" table:number-columns-repeated="4"/>
          <table:table-cell table:style-name="ce68"/>
          <table:table-cell table:style-name="ce79" table:content-validation-name="val2" office:value-type="float" office:value="54587" calcext:value-type="float">
            <text:p>54587</text:p>
          </table:table-cell>
          <table:table-cell table:style-name="ce86" table:content-validation-name="val2" table:formula="of:=[.Q7]&amp;&quot; &quot;&amp;[.O7]&amp;&quot; &quot;&amp;[.P7]" office:value-type="string" office:string-value="Lourdes Pons Grau" calcext:value-type="string">
            <text:p>Lourdes Pons Grau</text:p>
          </table:table-cell>
          <table:table-cell table:style-name="ce23" office:value-type="string" calcext:value-type="string">
            <text:p>Pons</text:p>
          </table:table-cell>
          <table:table-cell table:style-name="ce24" office:value-type="string" calcext:value-type="string">
            <text:p>Grau</text:p>
          </table:table-cell>
          <table:table-cell table:style-name="ce24" office:value-type="string" calcext:value-type="string">
            <text:p>Lourdes</text:p>
          </table:table-cell>
          <table:table-cell table:style-name="ce26"/>
          <table:table-cell table:style-name="ce27"/>
          <table:table-cell table:style-name="ce32" office:value-type="string" calcext:value-type="string">
            <text:p>Castellón</text:p>
          </table:table-cell>
          <table:table-cell table:style-name="ce33" office:value-type="float" office:value="284" calcext:value-type="float">
            <text:p>284</text:p>
          </table:table-cell>
        </table:table-row>
        <table:table-row table:style-name="ro2">
          <table:table-cell table:style-name="ce21" table:content-validation-name="val1"/>
          <table:table-cell table:style-name="ce21" table:content-validation-name="val2"/>
          <table:table-cell table:style-name="ce66" table:content-validation-name="val3"/>
          <table:table-cell table:style-name="ce69"/>
          <table:table-cell table:style-name="ce74" table:content-validation-name="val4" office:value-type="date" office:date-value="2023-08-06" calcext:value-type="date">
            <text:p>06/08/23</text:p>
          </table:table-cell>
          <table:table-cell table:style-name="ce74" table:content-validation-name="val5" office:value-type="date" office:date-value="2023-08-25" calcext:value-type="date">
            <text:p>25/08/23</text:p>
          </table:table-cell>
          <table:table-cell table:style-name="ce72" table:formula="of:=DATEDIF([.$E8];[.$F8];&quot;d&quot;)" office:value-type="float" office:value="19" calcext:value-type="float">
            <text:p>19</text:p>
          </table:table-cell>
          <table:table-cell table:style-name="ce16" table:number-columns-repeated="4"/>
          <table:table-cell table:style-name="ce68"/>
          <table:table-cell table:style-name="ce79" table:content-validation-name="val2" office:value-type="float" office:value="56588" calcext:value-type="float">
            <text:p>56588</text:p>
          </table:table-cell>
          <table:table-cell table:style-name="ce86" table:content-validation-name="val2" table:formula="of:=[.Q8]&amp;&quot; &quot;&amp;[.O8]&amp;&quot; &quot;&amp;[.P8]" office:value-type="string" office:string-value="Juan Antonio Garcia Romero" calcext:value-type="string">
            <text:p>Juan Antonio Garcia Romero</text:p>
          </table:table-cell>
          <table:table-cell table:style-name="ce22" office:value-type="string" calcext:value-type="string">
            <text:p>Garcia</text:p>
          </table:table-cell>
          <table:table-cell table:style-name="ce22" office:value-type="string" calcext:value-type="string">
            <text:p>Romero</text:p>
          </table:table-cell>
          <table:table-cell table:style-name="ce22" office:value-type="string" calcext:value-type="string">
            <text:p>Juan Antonio</text:p>
          </table:table-cell>
          <table:table-cell table:style-name="ce26"/>
          <table:table-cell table:style-name="ce27"/>
          <table:table-cell table:style-name="ce31" office:value-type="string" calcext:value-type="string">
            <text:p>Zaragoza</text:p>
          </table:table-cell>
          <table:table-cell table:style-name="ce33" office:value-type="float" office:value="296" calcext:value-type="float">
            <text:p>296</text:p>
          </table:table-cell>
        </table:table-row>
        <table:table-row table:style-name="ro2">
          <table:table-cell table:style-name="ce21" table:content-validation-name="val1"/>
          <table:table-cell table:style-name="ce21" table:content-validation-name="val2"/>
          <table:table-cell table:style-name="ce66" table:content-validation-name="val3"/>
          <table:table-cell table:style-name="ce69"/>
          <table:table-cell table:style-name="ce74" table:content-validation-name="val4" office:value-type="date" office:date-value="2023-08-07" calcext:value-type="date">
            <text:p>07/08/23</text:p>
          </table:table-cell>
          <table:table-cell table:style-name="ce74" table:content-validation-name="val5" office:value-type="date" office:date-value="2023-08-25" calcext:value-type="date">
            <text:p>25/08/23</text:p>
          </table:table-cell>
          <table:table-cell table:style-name="ce72" table:formula="of:=DATEDIF([.$E9];[.$F9];&quot;d&quot;)" office:value-type="float" office:value="18" calcext:value-type="float">
            <text:p>18</text:p>
          </table:table-cell>
          <table:table-cell table:style-name="ce16" table:number-columns-repeated="4"/>
          <table:table-cell table:style-name="ce68"/>
          <table:table-cell table:style-name="ce79" table:content-validation-name="val2" office:value-type="float" office:value="59193" calcext:value-type="float">
            <text:p>59193</text:p>
          </table:table-cell>
          <table:table-cell table:style-name="ce86" table:content-validation-name="val2" table:formula="of:=[.Q9]&amp;&quot; &quot;&amp;[.O9]&amp;&quot; &quot;&amp;[.P9]" office:value-type="string" office:string-value="Manuel Labrador Carrasco" calcext:value-type="string">
            <text:p>Manuel Labrador Carrasco</text:p>
          </table:table-cell>
          <table:table-cell table:style-name="ce23" office:value-type="string" calcext:value-type="string">
            <text:p>Labrador</text:p>
          </table:table-cell>
          <table:table-cell table:style-name="ce24" office:value-type="string" calcext:value-type="string">
            <text:p>Carrasco</text:p>
          </table:table-cell>
          <table:table-cell table:style-name="ce24" office:value-type="string" calcext:value-type="string">
            <text:p>Manuel</text:p>
          </table:table-cell>
          <table:table-cell table:style-name="ce26"/>
          <table:table-cell table:style-name="ce27"/>
          <table:table-cell table:style-name="ce31" office:value-type="string" calcext:value-type="string">
            <text:p>Valencia</text:p>
          </table:table-cell>
          <table:table-cell table:style-name="ce33" office:value-type="float" office:value="349" calcext:value-type="float">
            <text:p>349</text:p>
          </table:table-cell>
        </table:table-row>
        <table:table-row table:style-name="ro2">
          <table:table-cell table:style-name="ce21" table:content-validation-name="val1"/>
          <table:table-cell table:style-name="ce21" table:content-validation-name="val2"/>
          <table:table-cell table:style-name="ce66" table:content-validation-name="val3"/>
          <table:table-cell table:style-name="ce69"/>
          <table:table-cell table:style-name="ce74" table:content-validation-name="val4" office:value-type="date" office:date-value="2023-08-08" calcext:value-type="date">
            <text:p>08/08/23</text:p>
          </table:table-cell>
          <table:table-cell table:style-name="ce74" table:content-validation-name="val5" office:value-type="date" office:date-value="2023-08-25" calcext:value-type="date">
            <text:p>25/08/23</text:p>
          </table:table-cell>
          <table:table-cell table:style-name="ce72" table:formula="of:=DATEDIF([.$E10];[.$F10];&quot;d&quot;)" office:value-type="float" office:value="17" calcext:value-type="float">
            <text:p>17</text:p>
          </table:table-cell>
          <table:table-cell table:style-name="ce16" table:number-columns-repeated="4"/>
          <table:table-cell table:style-name="ce68"/>
          <table:table-cell table:style-name="ce79" table:content-validation-name="val2" office:value-type="float" office:value="60225" calcext:value-type="float">
            <text:p>60225</text:p>
          </table:table-cell>
          <table:table-cell table:style-name="ce86" table:content-validation-name="val2" table:formula="of:=[.Q10]&amp;&quot; &quot;&amp;[.O10]&amp;&quot; &quot;&amp;[.P10]" office:value-type="string" office:string-value="Ester Pañella Serrano" calcext:value-type="string">
            <text:p>Ester Pañella Serrano</text:p>
          </table:table-cell>
          <table:table-cell table:style-name="ce23" office:value-type="string" calcext:value-type="string">
            <text:p>Pañella</text:p>
          </table:table-cell>
          <table:table-cell table:style-name="ce24" office:value-type="string" calcext:value-type="string">
            <text:p>Serrano</text:p>
          </table:table-cell>
          <table:table-cell table:style-name="ce24" office:value-type="string" calcext:value-type="string">
            <text:p>Ester</text:p>
          </table:table-cell>
          <table:table-cell table:style-name="ce26"/>
          <table:table-cell table:style-name="ce27"/>
          <table:table-cell table:style-name="ce32" office:value-type="string" calcext:value-type="string">
            <text:p>Badajoz</text:p>
          </table:table-cell>
          <table:table-cell table:style-name="ce33" office:value-type="float" office:value="401" calcext:value-type="float">
            <text:p>401</text:p>
          </table:table-cell>
        </table:table-row>
        <table:table-row table:style-name="ro2">
          <table:table-cell table:style-name="ce21" table:content-validation-name="val1"/>
          <table:table-cell table:style-name="ce21" table:content-validation-name="val2"/>
          <table:table-cell table:style-name="ce66" table:content-validation-name="val3"/>
          <table:table-cell table:style-name="ce69"/>
          <table:table-cell table:style-name="ce74" table:content-validation-name="val4" office:value-type="date" office:date-value="2023-08-09" calcext:value-type="date">
            <text:p>09/08/23</text:p>
          </table:table-cell>
          <table:table-cell table:style-name="ce74" table:content-validation-name="val5" office:value-type="date" office:date-value="2023-08-25" calcext:value-type="date">
            <text:p>25/08/23</text:p>
          </table:table-cell>
          <table:table-cell table:style-name="ce72" table:formula="of:=DATEDIF([.$E11];[.$F11];&quot;d&quot;)" office:value-type="float" office:value="16" calcext:value-type="float">
            <text:p>16</text:p>
          </table:table-cell>
          <table:table-cell table:style-name="ce16" table:number-columns-repeated="4"/>
          <table:table-cell table:style-name="ce68"/>
          <table:table-cell table:style-name="ce79" table:content-validation-name="val2" office:value-type="float" office:value="62859" calcext:value-type="float">
            <text:p>62859</text:p>
          </table:table-cell>
          <table:table-cell table:style-name="ce86" table:content-validation-name="val2" table:formula="of:=[.Q11]&amp;&quot; &quot;&amp;[.O11]&amp;&quot; &quot;&amp;[.P11]" office:value-type="string" office:string-value="María del Mar Utrera Plester" calcext:value-type="string">
            <text:p>María del Mar Utrera Plester</text:p>
          </table:table-cell>
          <table:table-cell table:style-name="ce22" office:value-type="string" calcext:value-type="string">
            <text:p>Utrera</text:p>
          </table:table-cell>
          <table:table-cell table:style-name="ce22" office:value-type="string" calcext:value-type="string">
            <text:p>Plester</text:p>
          </table:table-cell>
          <table:table-cell table:style-name="ce22" office:value-type="string" calcext:value-type="string">
            <text:p>María del Mar</text:p>
          </table:table-cell>
          <table:table-cell table:style-name="ce26"/>
          <table:table-cell table:style-name="ce27"/>
          <table:table-cell table:style-name="ce31" office:value-type="string" calcext:value-type="string">
            <text:p>Teruel</text:p>
          </table:table-cell>
          <table:table-cell table:style-name="ce33" office:value-type="float" office:value="409" calcext:value-type="float">
            <text:p>409</text:p>
          </table:table-cell>
        </table:table-row>
        <table:table-row table:style-name="ro2">
          <table:table-cell table:style-name="ce21" table:content-validation-name="val1"/>
          <table:table-cell table:style-name="ce62" table:content-validation-name="val2"/>
          <table:table-cell table:style-name="ce66" table:content-validation-name="val3"/>
          <table:table-cell table:style-name="ce70"/>
          <table:table-cell table:style-name="ce74" table:content-validation-name="val4" office:value-type="date" office:date-value="2023-08-10" calcext:value-type="date">
            <text:p>10/08/23</text:p>
          </table:table-cell>
          <table:table-cell table:style-name="ce74" table:content-validation-name="val5" office:value-type="date" office:date-value="2023-08-25" calcext:value-type="date">
            <text:p>25/08/23</text:p>
          </table:table-cell>
          <table:table-cell table:style-name="ce72" table:formula="of:=DATEDIF([.$E12];[.$F12];&quot;d&quot;)" office:value-type="float" office:value="15" calcext:value-type="float">
            <text:p>15</text:p>
          </table:table-cell>
          <table:table-cell table:style-name="ce17" table:number-columns-repeated="4"/>
          <table:table-cell table:style-name="ce68"/>
          <table:table-cell table:style-name="ce79" table:content-validation-name="val2" office:value-type="float" office:value="68752" calcext:value-type="float">
            <text:p>68752</text:p>
          </table:table-cell>
          <table:table-cell table:style-name="ce86" table:content-validation-name="val2" table:formula="of:=[.Q12]&amp;&quot; &quot;&amp;[.O12]&amp;&quot; &quot;&amp;[.P12]" office:value-type="string" office:string-value="Maria Teresa Maldonado Hernández" calcext:value-type="string">
            <text:p>Maria Teresa Maldonado Hernández</text:p>
          </table:table-cell>
          <table:table-cell table:style-name="ce22" office:value-type="string" calcext:value-type="string">
            <text:p>Maldonado</text:p>
          </table:table-cell>
          <table:table-cell table:style-name="ce22" office:value-type="string" calcext:value-type="string">
            <text:p>Hernández</text:p>
          </table:table-cell>
          <table:table-cell table:style-name="ce22" office:value-type="string" calcext:value-type="string">
            <text:p>Maria Teresa</text:p>
          </table:table-cell>
          <table:table-cell table:style-name="ce26"/>
          <table:table-cell table:style-name="ce27"/>
          <table:table-cell table:style-name="ce31" office:value-type="string" calcext:value-type="string">
            <text:p>Pamplona</text:p>
          </table:table-cell>
          <table:table-cell table:style-name="ce33" office:value-type="float" office:value="437" calcext:value-type="float">
            <text:p>437</text:p>
          </table:table-cell>
        </table:table-row>
        <table:table-row table:style-name="ro2">
          <table:table-cell table:style-name="ce21" table:content-validation-name="val1"/>
          <table:table-cell table:style-name="ce62" table:content-validation-name="val2"/>
          <table:table-cell table:style-name="ce66" table:content-validation-name="val3"/>
          <table:table-cell table:style-name="ce70"/>
          <table:table-cell table:style-name="ce74" table:content-validation-name="val4" office:value-type="date" office:date-value="2023-08-11" calcext:value-type="date">
            <text:p>11/08/23</text:p>
          </table:table-cell>
          <table:table-cell table:style-name="ce74" table:content-validation-name="val5" office:value-type="date" office:date-value="2023-08-25" calcext:value-type="date">
            <text:p>25/08/23</text:p>
          </table:table-cell>
          <table:table-cell table:style-name="ce72" table:formula="of:=DATEDIF([.$E13];[.$F13];&quot;d&quot;)" office:value-type="float" office:value="14" calcext:value-type="float">
            <text:p>14</text:p>
          </table:table-cell>
          <table:table-cell table:style-name="ce17" table:number-columns-repeated="4"/>
          <table:table-cell table:style-name="ce68"/>
          <table:table-cell table:style-name="ce79" table:content-validation-name="val2" office:value-type="float" office:value="69122" calcext:value-type="float">
            <text:p>69122</text:p>
          </table:table-cell>
          <table:table-cell table:style-name="ce86" table:content-validation-name="val2" table:formula="of:=[.Q13]&amp;&quot; &quot;&amp;[.O13]&amp;&quot; &quot;&amp;[.P13]" office:value-type="string" office:string-value="Anna Bretones Coronel" calcext:value-type="string">
            <text:p>Anna Bretones Coronel</text:p>
          </table:table-cell>
          <table:table-cell table:style-name="ce23" office:value-type="string" calcext:value-type="string">
            <text:p>Bretones</text:p>
          </table:table-cell>
          <table:table-cell table:style-name="ce24" office:value-type="string" calcext:value-type="string">
            <text:p>Coronel</text:p>
          </table:table-cell>
          <table:table-cell table:style-name="ce24" office:value-type="string" calcext:value-type="string">
            <text:p>Anna</text:p>
          </table:table-cell>
          <table:table-cell table:style-name="ce26"/>
          <table:table-cell table:style-name="ce27"/>
          <table:table-cell table:style-name="ce31" office:value-type="string" calcext:value-type="string">
            <text:p>Soria</text:p>
          </table:table-cell>
          <table:table-cell table:style-name="ce33" office:value-type="float" office:value="453" calcext:value-type="float">
            <text:p>453</text:p>
          </table:table-cell>
        </table:table-row>
        <table:table-row table:style-name="ro2">
          <table:table-cell table:style-name="ce21" table:content-validation-name="val1"/>
          <table:table-cell table:style-name="ce62" table:content-validation-name="val2"/>
          <table:table-cell table:style-name="ce66" table:content-validation-name="val3"/>
          <table:table-cell table:style-name="ce70"/>
          <table:table-cell table:style-name="ce74" table:content-validation-name="val4" office:value-type="date" office:date-value="2023-08-12" calcext:value-type="date">
            <text:p>12/08/23</text:p>
          </table:table-cell>
          <table:table-cell table:style-name="ce74" table:content-validation-name="val5" office:value-type="date" office:date-value="2023-08-25" calcext:value-type="date">
            <text:p>25/08/23</text:p>
          </table:table-cell>
          <table:table-cell table:style-name="ce72" table:formula="of:=DATEDIF([.$E14];[.$F14];&quot;d&quot;)" office:value-type="float" office:value="13" calcext:value-type="float">
            <text:p>13</text:p>
          </table:table-cell>
          <table:table-cell table:style-name="ce17" table:number-columns-repeated="4"/>
          <table:table-cell table:style-name="ce68"/>
          <table:table-cell table:style-name="ce79" table:content-validation-name="val2" office:value-type="float" office:value="69816" calcext:value-type="float">
            <text:p>69816</text:p>
          </table:table-cell>
          <table:table-cell table:style-name="ce86" table:content-validation-name="val2" table:formula="of:=[.Q14]&amp;&quot; &quot;&amp;[.O14]&amp;&quot; &quot;&amp;[.P14]" office:value-type="string" office:string-value="Maria Amigo González" calcext:value-type="string">
            <text:p>Maria Amigo González</text:p>
          </table:table-cell>
          <table:table-cell table:style-name="ce22" office:value-type="string" calcext:value-type="string">
            <text:p>Amigo</text:p>
          </table:table-cell>
          <table:table-cell table:style-name="ce22" office:value-type="string" calcext:value-type="string">
            <text:p>González</text:p>
          </table:table-cell>
          <table:table-cell table:style-name="ce22" office:value-type="string" calcext:value-type="string">
            <text:p>Maria</text:p>
          </table:table-cell>
          <table:table-cell table:style-name="ce26"/>
          <table:table-cell table:style-name="ce27"/>
          <table:table-cell table:style-name="ce32" office:value-type="string" calcext:value-type="string">
            <text:p>Logroño</text:p>
          </table:table-cell>
          <table:table-cell table:style-name="ce33" office:value-type="float" office:value="468" calcext:value-type="float">
            <text:p>468</text:p>
          </table:table-cell>
        </table:table-row>
        <table:table-row table:style-name="ro3">
          <table:table-cell table:style-name="ce21" table:content-validation-name="val1"/>
          <table:table-cell table:style-name="ce62" table:content-validation-name="val2"/>
          <table:table-cell table:style-name="ce66" table:content-validation-name="val3"/>
          <table:table-cell table:style-name="ce70"/>
          <table:table-cell table:style-name="ce74" table:content-validation-name="val4" office:value-type="date" office:date-value="2023-08-13" calcext:value-type="date">
            <text:p>13/08/23</text:p>
          </table:table-cell>
          <table:table-cell table:style-name="ce74" table:content-validation-name="val5" office:value-type="date" office:date-value="2023-08-25" calcext:value-type="date">
            <text:p>25/08/23</text:p>
          </table:table-cell>
          <table:table-cell table:style-name="ce72" table:formula="of:=DATEDIF([.$E15];[.$F15];&quot;d&quot;)" office:value-type="float" office:value="12" calcext:value-type="float">
            <text:p>12</text:p>
          </table:table-cell>
          <table:table-cell table:style-name="ce17" table:number-columns-repeated="4"/>
          <table:table-cell table:style-name="ce68"/>
          <table:table-cell table:style-name="ce79" table:content-validation-name="val2" office:value-type="float" office:value="69832" calcext:value-type="float">
            <text:p>69832</text:p>
          </table:table-cell>
          <table:table-cell table:style-name="ce86" table:content-validation-name="val2" table:formula="of:=[.Q15]&amp;&quot; &quot;&amp;[.O15]&amp;&quot; &quot;&amp;[.P15]" office:value-type="string" office:string-value="Emma Lapuerta Méndez" calcext:value-type="string">
            <text:p>Emma Lapuerta Méndez</text:p>
          </table:table-cell>
          <table:table-cell table:style-name="ce23" office:value-type="string" calcext:value-type="string">
            <text:p>Lapuerta</text:p>
          </table:table-cell>
          <table:table-cell table:style-name="ce24" office:value-type="string" calcext:value-type="string">
            <text:p>Méndez</text:p>
          </table:table-cell>
          <table:table-cell table:style-name="ce24" office:value-type="string" calcext:value-type="string">
            <text:p>Emma</text:p>
          </table:table-cell>
          <table:table-cell table:style-name="ce26"/>
          <table:table-cell table:style-name="ce27"/>
          <table:table-cell table:style-name="ce31" office:value-type="string" calcext:value-type="string">
            <text:p>San Sebastián </text:p>
          </table:table-cell>
          <table:table-cell table:style-name="ce33" office:value-type="float" office:value="529" calcext:value-type="float">
            <text:p>529</text:p>
          </table:table-cell>
        </table:table-row>
        <table:table-row table:style-name="ro2">
          <table:table-cell table:style-name="ce21" table:content-validation-name="val1"/>
          <table:table-cell table:style-name="ce62" table:content-validation-name="val2"/>
          <table:table-cell table:style-name="ce66" table:content-validation-name="val3"/>
          <table:table-cell table:style-name="ce70"/>
          <table:table-cell table:style-name="ce74" table:content-validation-name="val4" office:value-type="date" office:date-value="2023-08-14" calcext:value-type="date">
            <text:p>14/08/23</text:p>
          </table:table-cell>
          <table:table-cell table:style-name="ce74" table:content-validation-name="val5" office:value-type="date" office:date-value="2023-08-25" calcext:value-type="date">
            <text:p>25/08/23</text:p>
          </table:table-cell>
          <table:table-cell table:style-name="ce72" table:formula="of:=DATEDIF([.$E16];[.$F16];&quot;d&quot;)" office:value-type="float" office:value="11" calcext:value-type="float">
            <text:p>11</text:p>
          </table:table-cell>
          <table:table-cell table:style-name="ce17" table:number-columns-repeated="4"/>
          <table:table-cell table:style-name="ce68"/>
          <table:table-cell table:style-name="ce79" table:content-validation-name="val2" office:value-type="float" office:value="70316" calcext:value-type="float">
            <text:p>70316</text:p>
          </table:table-cell>
          <table:table-cell table:style-name="ce86" table:content-validation-name="val2" table:formula="of:=[.Q16]&amp;&quot; &quot;&amp;[.O16]&amp;&quot; &quot;&amp;[.P16]" office:value-type="string" office:string-value="Sonia Pozo Vazquez" calcext:value-type="string">
            <text:p>Sonia Pozo Vazquez</text:p>
          </table:table-cell>
          <table:table-cell table:style-name="ce22" office:value-type="string" calcext:value-type="string">
            <text:p>Pozo</text:p>
          </table:table-cell>
          <table:table-cell table:style-name="ce22" office:value-type="string" calcext:value-type="string">
            <text:p>Vazquez</text:p>
          </table:table-cell>
          <table:table-cell table:style-name="ce22" office:value-type="string" calcext:value-type="string">
            <text:p>Sonia</text:p>
          </table:table-cell>
          <table:table-cell table:style-name="ce26"/>
          <table:table-cell table:style-name="ce27"/>
          <table:table-cell table:style-name="ce31" office:value-type="string" calcext:value-type="string">
            <text:p>Vitoria</text:p>
          </table:table-cell>
          <table:table-cell table:style-name="ce33" office:value-type="float" office:value="530" calcext:value-type="float">
            <text:p>530</text:p>
          </table:table-cell>
        </table:table-row>
        <table:table-row table:style-name="ro2">
          <table:table-cell table:style-name="ce21" table:content-validation-name="val1"/>
          <table:table-cell table:style-name="ce62" table:content-validation-name="val2"/>
          <table:table-cell table:style-name="ce66" table:content-validation-name="val3"/>
          <table:table-cell table:style-name="ce70"/>
          <table:table-cell table:style-name="ce74" table:content-validation-name="val4" office:value-type="date" office:date-value="2023-08-15" calcext:value-type="date">
            <text:p>15/08/23</text:p>
          </table:table-cell>
          <table:table-cell table:style-name="ce74" table:content-validation-name="val5" office:value-type="date" office:date-value="2023-08-25" calcext:value-type="date">
            <text:p>25/08/23</text:p>
          </table:table-cell>
          <table:table-cell table:style-name="ce72" table:formula="of:=DATEDIF([.$E17];[.$F17];&quot;d&quot;)" office:value-type="float" office:value="10" calcext:value-type="float">
            <text:p>10</text:p>
          </table:table-cell>
          <table:table-cell table:style-name="ce17" table:number-columns-repeated="4"/>
          <table:table-cell table:style-name="ce68"/>
          <table:table-cell table:style-name="ce79" table:content-validation-name="val2" office:value-type="float" office:value="70370" calcext:value-type="float">
            <text:p>70370</text:p>
          </table:table-cell>
          <table:table-cell table:style-name="ce86" table:content-validation-name="val2" table:formula="of:=[.Q17]&amp;&quot; &quot;&amp;[.O17]&amp;&quot; &quot;&amp;[.P17]" office:value-type="string" office:string-value="Julia Luque Puig" calcext:value-type="string">
            <text:p>Julia Luque Puig</text:p>
          </table:table-cell>
          <table:table-cell table:style-name="ce22" office:value-type="string" calcext:value-type="string">
            <text:p>Luque</text:p>
          </table:table-cell>
          <table:table-cell table:style-name="ce22" office:value-type="string" calcext:value-type="string">
            <text:p>Puig</text:p>
          </table:table-cell>
          <table:table-cell table:style-name="ce22" office:value-type="string" calcext:value-type="string">
            <text:p>Julia</text:p>
          </table:table-cell>
          <table:table-cell table:style-name="ce26"/>
          <table:table-cell table:style-name="ce27"/>
          <table:table-cell table:style-name="ce32" office:value-type="string" calcext:value-type="string">
            <text:p>Cuenca</text:p>
          </table:table-cell>
          <table:table-cell table:style-name="ce33" office:value-type="float" office:value="562" calcext:value-type="float">
            <text:p>562</text:p>
          </table:table-cell>
        </table:table-row>
        <table:table-row table:style-name="ro2">
          <table:table-cell table:style-name="ce21" table:content-validation-name="val1"/>
          <table:table-cell table:style-name="ce62" table:content-validation-name="val2"/>
          <table:table-cell table:style-name="ce66" table:content-validation-name="val3"/>
          <table:table-cell table:style-name="ce70"/>
          <table:table-cell table:style-name="ce74" table:content-validation-name="val4" office:value-type="date" office:date-value="2023-08-16" calcext:value-type="date">
            <text:p>16/08/23</text:p>
          </table:table-cell>
          <table:table-cell table:style-name="ce74" table:content-validation-name="val5" office:value-type="date" office:date-value="2023-08-25" calcext:value-type="date">
            <text:p>25/08/23</text:p>
          </table:table-cell>
          <table:table-cell table:style-name="ce72" table:formula="of:=DATEDIF([.$E18];[.$F18];&quot;d&quot;)" office:value-type="float" office:value="9" calcext:value-type="float">
            <text:p>9</text:p>
          </table:table-cell>
          <table:table-cell table:style-name="ce17" table:number-columns-repeated="4"/>
          <table:table-cell table:style-name="ce68"/>
          <table:table-cell table:style-name="ce79" table:content-validation-name="val2" office:value-type="float" office:value="70651" calcext:value-type="float">
            <text:p>70651</text:p>
          </table:table-cell>
          <table:table-cell table:style-name="ce86" table:content-validation-name="val2" table:formula="of:=[.Q18]&amp;&quot; &quot;&amp;[.O18]&amp;&quot; &quot;&amp;[.P18]" office:value-type="string" office:string-value="Susana Gil Marco" calcext:value-type="string">
            <text:p>Susana Gil Marco</text:p>
          </table:table-cell>
          <table:table-cell table:style-name="ce23" office:value-type="string" calcext:value-type="string">
            <text:p>Gil</text:p>
          </table:table-cell>
          <table:table-cell table:style-name="ce24" office:value-type="string" calcext:value-type="string">
            <text:p>Marco</text:p>
          </table:table-cell>
          <table:table-cell table:style-name="ce24" office:value-type="string" calcext:value-type="string">
            <text:p>Susana</text:p>
          </table:table-cell>
          <table:table-cell table:style-name="ce26"/>
          <table:table-cell table:style-name="ce27"/>
          <table:table-cell table:style-name="ce32" office:value-type="string" calcext:value-type="string">
            <text:p>Guadalajara</text:p>
          </table:table-cell>
          <table:table-cell table:style-name="ce33" office:value-type="float" office:value="563" calcext:value-type="float">
            <text:p>563</text:p>
          </table:table-cell>
        </table:table-row>
        <table:table-row table:style-name="ro2">
          <table:table-cell table:style-name="ce21" table:content-validation-name="val1"/>
          <table:table-cell table:style-name="ce62" table:content-validation-name="val2"/>
          <table:table-cell table:style-name="ce66" table:content-validation-name="val3"/>
          <table:table-cell table:style-name="ce70"/>
          <table:table-cell table:style-name="ce74" table:content-validation-name="val4" office:value-type="date" office:date-value="2023-08-17" calcext:value-type="date">
            <text:p>17/08/23</text:p>
          </table:table-cell>
          <table:table-cell table:style-name="ce74" table:content-validation-name="val5" office:value-type="date" office:date-value="2023-08-25" calcext:value-type="date">
            <text:p>25/08/23</text:p>
          </table:table-cell>
          <table:table-cell table:style-name="ce72" table:formula="of:=DATEDIF([.$E19];[.$F19];&quot;d&quot;)" office:value-type="float" office:value="8" calcext:value-type="float">
            <text:p>8</text:p>
          </table:table-cell>
          <table:table-cell table:style-name="ce17" table:number-columns-repeated="4"/>
          <table:table-cell table:style-name="ce68"/>
          <table:table-cell table:style-name="ce79" table:content-validation-name="val2" office:value-type="float" office:value="72101" calcext:value-type="float">
            <text:p>72101</text:p>
          </table:table-cell>
          <table:table-cell table:style-name="ce86" table:content-validation-name="val2" table:formula="of:=[.Q19]&amp;&quot; &quot;&amp;[.O19]&amp;&quot; &quot;&amp;[.P19]" office:value-type="string" office:string-value="Miguel Benet Albesa" calcext:value-type="string">
            <text:p>Miguel Benet Albesa</text:p>
          </table:table-cell>
          <table:table-cell table:style-name="ce22" office:value-type="string" calcext:value-type="string">
            <text:p>Benet</text:p>
          </table:table-cell>
          <table:table-cell table:style-name="ce22" office:value-type="string" calcext:value-type="string">
            <text:p>Albesa</text:p>
          </table:table-cell>
          <table:table-cell table:style-name="ce22" office:value-type="string" calcext:value-type="string">
            <text:p>Miguel</text:p>
          </table:table-cell>
          <table:table-cell table:style-name="ce26"/>
          <table:table-cell table:style-name="ce27"/>
          <table:table-cell table:style-name="ce32" office:value-type="string" calcext:value-type="string">
            <text:p>Burgos</text:p>
          </table:table-cell>
          <table:table-cell table:style-name="ce33" office:value-type="float" office:value="583" calcext:value-type="float">
            <text:p>583</text:p>
          </table:table-cell>
        </table:table-row>
        <table:table-row table:style-name="ro2">
          <table:table-cell table:style-name="ce21" table:content-validation-name="val1"/>
          <table:table-cell table:style-name="ce62" table:content-validation-name="val2"/>
          <table:table-cell table:style-name="ce66" table:content-validation-name="val3"/>
          <table:table-cell table:style-name="ce70"/>
          <table:table-cell table:style-name="ce74" table:content-validation-name="val4" office:value-type="date" office:date-value="2023-08-18" calcext:value-type="date">
            <text:p>18/08/23</text:p>
          </table:table-cell>
          <table:table-cell table:style-name="ce74" table:content-validation-name="val5" office:value-type="date" office:date-value="2023-08-25" calcext:value-type="date">
            <text:p>25/08/23</text:p>
          </table:table-cell>
          <table:table-cell table:style-name="ce72" table:formula="of:=DATEDIF([.$E20];[.$F20];&quot;d&quot;)" office:value-type="float" office:value="7" calcext:value-type="float">
            <text:p>7</text:p>
          </table:table-cell>
          <table:table-cell table:style-name="ce17" table:number-columns-repeated="4"/>
          <table:table-cell table:style-name="ce68"/>
          <table:table-cell table:style-name="ce79" table:content-validation-name="val2" office:value-type="float" office:value="72414" calcext:value-type="float">
            <text:p>72414</text:p>
          </table:table-cell>
          <table:table-cell table:style-name="ce86" table:content-validation-name="val2" table:formula="of:=[.Q20]&amp;&quot; &quot;&amp;[.O20]&amp;&quot; &quot;&amp;[.P20]" office:value-type="string" office:string-value="Delia Rosa Gorina Gómez" calcext:value-type="string">
            <text:p>Delia Rosa Gorina Gómez</text:p>
          </table:table-cell>
          <table:table-cell table:style-name="ce22" office:value-type="string" calcext:value-type="string">
            <text:p>Gorina</text:p>
          </table:table-cell>
          <table:table-cell table:style-name="ce22" office:value-type="string" calcext:value-type="string">
            <text:p>Gómez</text:p>
          </table:table-cell>
          <table:table-cell table:style-name="ce22" office:value-type="string" calcext:value-type="string">
            <text:p>Delia Rosa</text:p>
          </table:table-cell>
          <table:table-cell table:style-name="ce26"/>
          <table:table-cell table:style-name="ce27"/>
          <table:table-cell table:style-name="ce32" office:value-type="string" calcext:value-type="string">
            <text:p>Murcia</text:p>
          </table:table-cell>
          <table:table-cell table:style-name="ce33" office:value-type="float" office:value="590" calcext:value-type="float">
            <text:p>590</text:p>
          </table:table-cell>
        </table:table-row>
        <table:table-row table:style-name="ro2">
          <table:table-cell table:style-name="ce21" table:content-validation-name="val1"/>
          <table:table-cell table:style-name="ce62" table:content-validation-name="val2"/>
          <table:table-cell table:style-name="ce66" table:content-validation-name="val3"/>
          <table:table-cell table:style-name="ce70"/>
          <table:table-cell table:style-name="ce74" table:content-validation-name="val4" office:value-type="date" office:date-value="2023-08-19" calcext:value-type="date">
            <text:p>19/08/23</text:p>
          </table:table-cell>
          <table:table-cell table:style-name="ce74" table:content-validation-name="val5" office:value-type="date" office:date-value="2023-08-25" calcext:value-type="date">
            <text:p>25/08/23</text:p>
          </table:table-cell>
          <table:table-cell table:style-name="ce72" table:formula="of:=DATEDIF([.$E21];[.$F21];&quot;d&quot;)" office:value-type="float" office:value="6" calcext:value-type="float">
            <text:p>6</text:p>
          </table:table-cell>
          <table:table-cell table:style-name="ce17" table:number-columns-repeated="4"/>
          <table:table-cell table:style-name="ce68"/>
          <table:table-cell table:style-name="ce79" table:content-validation-name="val2" office:value-type="float" office:value="72621" calcext:value-type="float">
            <text:p>72621</text:p>
          </table:table-cell>
          <table:table-cell table:style-name="ce86" table:content-validation-name="val2" table:formula="of:=[.Q21]&amp;&quot; &quot;&amp;[.O21]&amp;&quot; &quot;&amp;[.P21]" office:value-type="string" office:string-value="Joan Sallarés Moure" calcext:value-type="string">
            <text:p>Joan Sallarés Moure</text:p>
          </table:table-cell>
          <table:table-cell table:style-name="ce23" office:value-type="string" calcext:value-type="string">
            <text:p>Sallarés</text:p>
          </table:table-cell>
          <table:table-cell table:style-name="ce24" office:value-type="string" calcext:value-type="string">
            <text:p>Moure</text:p>
          </table:table-cell>
          <table:table-cell table:style-name="ce24" office:value-type="string" calcext:value-type="string">
            <text:p>Joan</text:p>
          </table:table-cell>
          <table:table-cell table:style-name="ce26"/>
          <table:table-cell table:style-name="ce27"/>
          <table:table-cell table:style-name="ce32" office:value-type="string" calcext:value-type="string">
            <text:p>Bilbao</text:p>
          </table:table-cell>
          <table:table-cell table:style-name="ce33" office:value-type="float" office:value="620" calcext:value-type="float">
            <text:p>620</text:p>
          </table:table-cell>
        </table:table-row>
        <table:table-row table:style-name="ro2">
          <table:table-cell table:style-name="ce21" table:content-validation-name="val1"/>
          <table:table-cell table:style-name="ce62" table:content-validation-name="val2"/>
          <table:table-cell table:style-name="ce66" table:content-validation-name="val3"/>
          <table:table-cell table:style-name="ce70"/>
          <table:table-cell table:style-name="ce74" table:content-validation-name="val4" office:value-type="date" office:date-value="2023-08-20" calcext:value-type="date">
            <text:p>20/08/23</text:p>
          </table:table-cell>
          <table:table-cell table:style-name="ce74" table:content-validation-name="val5" office:value-type="date" office:date-value="2023-08-25" calcext:value-type="date">
            <text:p>25/08/23</text:p>
          </table:table-cell>
          <table:table-cell table:style-name="ce72" table:formula="of:=DATEDIF([.$E22];[.$F22];&quot;d&quot;)" office:value-type="float" office:value="5" calcext:value-type="float">
            <text:p>5</text:p>
          </table:table-cell>
          <table:table-cell table:style-name="ce17" table:number-columns-repeated="4"/>
          <table:table-cell table:style-name="ce68"/>
          <table:table-cell table:style-name="ce79" table:content-validation-name="val2" office:value-type="float" office:value="73762" calcext:value-type="float">
            <text:p>73762</text:p>
          </table:table-cell>
          <table:table-cell table:style-name="ce86" table:content-validation-name="val2" table:formula="of:=[.Q22]&amp;&quot; &quot;&amp;[.O22]&amp;&quot; &quot;&amp;[.P22]" office:value-type="string" office:string-value="Monica Martinez Ibáñez" calcext:value-type="string">
            <text:p>Monica Martinez Ibáñez</text:p>
          </table:table-cell>
          <table:table-cell table:style-name="ce22" office:value-type="string" calcext:value-type="string">
            <text:p>Martinez</text:p>
          </table:table-cell>
          <table:table-cell table:style-name="ce22" office:value-type="string" calcext:value-type="string">
            <text:p>Ibáñez</text:p>
          </table:table-cell>
          <table:table-cell table:style-name="ce22" office:value-type="string" calcext:value-type="string">
            <text:p>Monica</text:p>
          </table:table-cell>
          <table:table-cell table:style-name="ce26"/>
          <table:table-cell table:style-name="ce27"/>
          <table:table-cell table:style-name="ce32" office:value-type="string" calcext:value-type="string">
            <text:p>Madrid</text:p>
          </table:table-cell>
          <table:table-cell table:style-name="ce33" office:value-type="float" office:value="621" calcext:value-type="float">
            <text:p>621</text:p>
          </table:table-cell>
        </table:table-row>
        <table:table-row table:style-name="ro2">
          <table:table-cell table:style-name="ce21" table:content-validation-name="val1"/>
          <table:table-cell table:style-name="ce62" table:content-validation-name="val2"/>
          <table:table-cell table:style-name="ce66" table:content-validation-name="val3"/>
          <table:table-cell table:style-name="ce70"/>
          <table:table-cell table:style-name="ce74" table:content-validation-name="val4" office:value-type="date" office:date-value="2023-08-21" calcext:value-type="date">
            <text:p>21/08/23</text:p>
          </table:table-cell>
          <table:table-cell table:style-name="ce74" table:content-validation-name="val5" office:value-type="date" office:date-value="2023-08-25" calcext:value-type="date">
            <text:p>25/08/23</text:p>
          </table:table-cell>
          <table:table-cell table:style-name="ce72" table:formula="of:=DATEDIF([.$E23];[.$F23];&quot;d&quot;)" office:value-type="float" office:value="4" calcext:value-type="float">
            <text:p>4</text:p>
          </table:table-cell>
          <table:table-cell table:style-name="ce17" table:number-columns-repeated="4"/>
          <table:table-cell table:style-name="ce68"/>
          <table:table-cell table:style-name="ce79" table:content-validation-name="val2" office:value-type="float" office:value="73903" calcext:value-type="float">
            <text:p>73903</text:p>
          </table:table-cell>
          <table:table-cell table:style-name="ce86" table:content-validation-name="val2" table:formula="of:=[.Q23]&amp;&quot; &quot;&amp;[.O23]&amp;&quot; &quot;&amp;[.P23]" office:value-type="string" office:string-value="Cristina Tarres Palma" calcext:value-type="string">
            <text:p>Cristina Tarres Palma</text:p>
          </table:table-cell>
          <table:table-cell table:style-name="ce22" office:value-type="string" calcext:value-type="string">
            <text:p>Tarres</text:p>
          </table:table-cell>
          <table:table-cell table:style-name="ce22" office:value-type="string" calcext:value-type="string">
            <text:p>Palma</text:p>
          </table:table-cell>
          <table:table-cell table:style-name="ce22" office:value-type="string" calcext:value-type="string">
            <text:p>Cristina</text:p>
          </table:table-cell>
          <table:table-cell table:style-name="ce26"/>
          <table:table-cell table:style-name="ce27"/>
          <table:table-cell table:style-name="ce32" office:value-type="string" calcext:value-type="string">
            <text:p>Alicante</text:p>
          </table:table-cell>
          <table:table-cell table:style-name="ce33" office:value-type="float" office:value="646" calcext:value-type="float">
            <text:p>646</text:p>
          </table:table-cell>
        </table:table-row>
        <table:table-row table:style-name="ro2">
          <table:table-cell table:style-name="ce21" table:content-validation-name="val1"/>
          <table:table-cell table:style-name="ce62" table:content-validation-name="val2"/>
          <table:table-cell table:style-name="ce66" table:content-validation-name="val3"/>
          <table:table-cell table:style-name="ce70"/>
          <table:table-cell table:style-name="ce74" table:content-validation-name="val4" office:value-type="date" office:date-value="2023-08-22" calcext:value-type="date">
            <text:p>22/08/23</text:p>
          </table:table-cell>
          <table:table-cell table:style-name="ce74" table:content-validation-name="val5" office:value-type="date" office:date-value="2023-08-25" calcext:value-type="date">
            <text:p>25/08/23</text:p>
          </table:table-cell>
          <table:table-cell table:style-name="ce72" table:formula="of:=DATEDIF([.$E24];[.$F24];&quot;d&quot;)" office:value-type="float" office:value="3" calcext:value-type="float">
            <text:p>3</text:p>
          </table:table-cell>
          <table:table-cell table:style-name="ce17" table:number-columns-repeated="4"/>
          <table:table-cell table:style-name="ce68"/>
          <table:table-cell table:style-name="ce79" table:content-validation-name="val2" office:value-type="float" office:value="74494" calcext:value-type="float">
            <text:p>74494</text:p>
          </table:table-cell>
          <table:table-cell table:style-name="ce86" table:content-validation-name="val2" table:formula="of:=[.Q24]&amp;&quot; &quot;&amp;[.O24]&amp;&quot; &quot;&amp;[.P24]" office:value-type="string" office:string-value="M.Carmen Martín Oyonarte" calcext:value-type="string">
            <text:p>M.Carmen Martín Oyonarte</text:p>
          </table:table-cell>
          <table:table-cell table:style-name="ce23" office:value-type="string" calcext:value-type="string">
            <text:p>Martín</text:p>
          </table:table-cell>
          <table:table-cell table:style-name="ce24" office:value-type="string" calcext:value-type="string">
            <text:p>Oyonarte</text:p>
          </table:table-cell>
          <table:table-cell table:style-name="ce24" office:value-type="string" calcext:value-type="string">
            <text:p>M.Carmen</text:p>
          </table:table-cell>
          <table:table-cell table:style-name="ce26"/>
          <table:table-cell table:style-name="ce27"/>
          <table:table-cell table:style-name="ce31" office:value-type="string" calcext:value-type="string">
            <text:p>Segovia</text:p>
          </table:table-cell>
          <table:table-cell table:style-name="ce33" office:value-type="float" office:value="650" calcext:value-type="float">
            <text:p>650</text:p>
          </table:table-cell>
        </table:table-row>
        <table:table-row table:style-name="ro2">
          <table:table-cell table:style-name="ce21" table:content-validation-name="val1"/>
          <table:table-cell table:style-name="ce62" table:content-validation-name="val2"/>
          <table:table-cell table:style-name="ce66" table:content-validation-name="val3"/>
          <table:table-cell table:style-name="ce70"/>
          <table:table-cell table:style-name="ce74" table:content-validation-name="val4" office:value-type="date" office:date-value="2023-08-23" calcext:value-type="date">
            <text:p>23/08/23</text:p>
          </table:table-cell>
          <table:table-cell table:style-name="ce74" table:content-validation-name="val5" office:value-type="date" office:date-value="2023-08-25" calcext:value-type="date">
            <text:p>25/08/23</text:p>
          </table:table-cell>
          <table:table-cell table:style-name="ce72" table:formula="of:=DATEDIF([.$E25];[.$F25];&quot;d&quot;)" office:value-type="float" office:value="2" calcext:value-type="float">
            <text:p>2</text:p>
          </table:table-cell>
          <table:table-cell table:style-name="ce17" table:number-columns-repeated="4"/>
          <table:table-cell table:style-name="ce68"/>
          <table:table-cell table:style-name="ce79" table:content-validation-name="val2" office:value-type="float" office:value="75399" calcext:value-type="float">
            <text:p>75399</text:p>
          </table:table-cell>
          <table:table-cell table:style-name="ce86" table:content-validation-name="val2" table:formula="of:=[.Q25]&amp;&quot; &quot;&amp;[.O25]&amp;&quot; &quot;&amp;[.P25]" office:value-type="string" office:string-value="Monica Bover Seguer" calcext:value-type="string">
            <text:p>Monica Bover Seguer</text:p>
          </table:table-cell>
          <table:table-cell table:style-name="ce22" office:value-type="string" calcext:value-type="string">
            <text:p>Bover</text:p>
          </table:table-cell>
          <table:table-cell table:style-name="ce22" office:value-type="string" calcext:value-type="string">
            <text:p>Seguer</text:p>
          </table:table-cell>
          <table:table-cell table:style-name="ce22" office:value-type="string" calcext:value-type="string">
            <text:p>Monica</text:p>
          </table:table-cell>
          <table:table-cell table:style-name="ce26"/>
          <table:table-cell table:style-name="ce27"/>
          <table:table-cell table:style-name="ce31" office:value-type="string" calcext:value-type="string">
            <text:p>Valladolid</text:p>
          </table:table-cell>
          <table:table-cell table:style-name="ce33" office:value-type="float" office:value="663" calcext:value-type="float">
            <text:p>663</text:p>
          </table:table-cell>
        </table:table-row>
        <table:table-row table:style-name="ro2">
          <table:table-cell table:style-name="ce21" table:content-validation-name="val1"/>
          <table:table-cell table:style-name="ce62" table:content-validation-name="val2"/>
          <table:table-cell table:style-name="ce66" table:content-validation-name="val3"/>
          <table:table-cell table:style-name="ce70"/>
          <table:table-cell table:style-name="ce74" table:content-validation-name="val4" office:value-type="date" office:date-value="2023-08-24" calcext:value-type="date">
            <text:p>24/08/23</text:p>
          </table:table-cell>
          <table:table-cell table:style-name="ce74" table:content-validation-name="val5" office:value-type="date" office:date-value="2023-08-25" calcext:value-type="date">
            <text:p>25/08/23</text:p>
          </table:table-cell>
          <table:table-cell table:style-name="ce72" table:formula="of:=DATEDIF([.$E26];[.$F26];&quot;d&quot;)" office:value-type="float" office:value="1" calcext:value-type="float">
            <text:p>1</text:p>
          </table:table-cell>
          <table:table-cell table:style-name="ce17" table:number-columns-repeated="4"/>
          <table:table-cell table:style-name="ce68"/>
          <table:table-cell table:style-name="ce79" table:content-validation-name="val2" office:value-type="float" office:value="78804" calcext:value-type="float">
            <text:p>78804</text:p>
          </table:table-cell>
          <table:table-cell table:style-name="ce86" table:content-validation-name="val2" table:formula="of:=[.Q26]&amp;&quot; &quot;&amp;[.O26]&amp;&quot; &quot;&amp;[.P26]" office:value-type="string" office:string-value="Mª Carmen Lopez Bernita" calcext:value-type="string">
            <text:p>Mª Carmen Lopez Bernita</text:p>
          </table:table-cell>
          <table:table-cell table:style-name="ce22" office:value-type="string" calcext:value-type="string">
            <text:p>Lopez</text:p>
          </table:table-cell>
          <table:table-cell table:style-name="ce22" office:value-type="string" calcext:value-type="string">
            <text:p>Bernita</text:p>
          </table:table-cell>
          <table:table-cell table:style-name="ce22" office:value-type="string" calcext:value-type="string">
            <text:p>Mª Carmen</text:p>
          </table:table-cell>
          <table:table-cell table:style-name="ce26"/>
          <table:table-cell table:style-name="ce27"/>
          <table:table-cell table:style-name="ce31" office:value-type="string" calcext:value-type="string">
            <text:p>Palencia</text:p>
          </table:table-cell>
          <table:table-cell table:style-name="ce33" office:value-type="float" office:value="669" calcext:value-type="float">
            <text:p>669</text:p>
          </table:table-cell>
        </table:table-row>
        <table:table-row table:style-name="ro2">
          <table:table-cell table:style-name="ce21" table:content-validation-name="val1"/>
          <table:table-cell table:style-name="ce62" table:content-validation-name="val2"/>
          <table:table-cell table:style-name="ce66" table:content-validation-name="val3"/>
          <table:table-cell table:style-name="ce70"/>
          <table:table-cell table:style-name="ce74" table:content-validation-name="val4" office:value-type="date" office:date-value="2023-08-25" calcext:value-type="date">
            <text:p>25/08/23</text:p>
          </table:table-cell>
          <table:table-cell table:style-name="ce74" table:content-validation-name="val5" office:value-type="date" office:date-value="2023-08-25" calcext:value-type="date">
            <text:p>25/08/23</text:p>
          </table:table-cell>
          <table:table-cell table:style-name="ce72" table:formula="of:=DATEDIF([.$E27];[.$F27];&quot;d&quot;)" office:value-type="float" office:value="0" calcext:value-type="float">
            <text:p>0</text:p>
          </table:table-cell>
          <table:table-cell table:style-name="ce17" table:number-columns-repeated="4"/>
          <table:table-cell table:style-name="ce68"/>
          <table:table-cell table:style-name="ce79" table:content-validation-name="val2" office:value-type="float" office:value="88005" calcext:value-type="float">
            <text:p>88005</text:p>
          </table:table-cell>
          <table:table-cell table:style-name="ce86" table:content-validation-name="val2" table:formula="of:=[.Q27]&amp;&quot; &quot;&amp;[.O27]&amp;&quot; &quot;&amp;[.P27]" office:value-type="string" office:string-value="Ignasi Pallas Cardona" calcext:value-type="string">
            <text:p>Ignasi Pallas Cardona</text:p>
          </table:table-cell>
          <table:table-cell table:style-name="ce23" office:value-type="string" calcext:value-type="string">
            <text:p>Pallas</text:p>
          </table:table-cell>
          <table:table-cell table:style-name="ce24" office:value-type="string" calcext:value-type="string">
            <text:p>Cardona</text:p>
          </table:table-cell>
          <table:table-cell table:style-name="ce24" office:value-type="string" calcext:value-type="string">
            <text:p>Ignasi</text:p>
          </table:table-cell>
          <table:table-cell table:style-name="ce26"/>
          <table:table-cell table:style-name="ce27"/>
          <table:table-cell table:style-name="ce31" office:value-type="string" calcext:value-type="string">
            <text:p>Toledo</text:p>
          </table:table-cell>
          <table:table-cell table:style-name="ce33" office:value-type="float" office:value="692" calcext:value-type="float">
            <text:p>692</text:p>
          </table:table-cell>
        </table:table-row>
        <table:table-row table:style-name="ro2">
          <table:table-cell table:style-name="ce21" table:content-validation-name="val1"/>
          <table:table-cell table:style-name="ce62" table:content-validation-name="val2"/>
          <table:table-cell table:style-name="ce66" table:content-validation-name="val3"/>
          <table:table-cell table:style-name="ce70"/>
          <table:table-cell table:style-name="ce74" table:content-validation-name="val4" office:value-type="date" office:date-value="2023-08-22" calcext:value-type="date">
            <text:p>22/08/23</text:p>
          </table:table-cell>
          <table:table-cell table:style-name="ce74" table:content-validation-name="val5" office:value-type="date" office:date-value="2023-08-25" calcext:value-type="date">
            <text:p>25/08/23</text:p>
          </table:table-cell>
          <table:table-cell table:style-name="ce72" table:formula="of:=DATEDIF([.$E28];[.$F28];&quot;d&quot;)" office:value-type="float" office:value="3" calcext:value-type="float">
            <text:p>3</text:p>
          </table:table-cell>
          <table:table-cell table:style-name="ce17" table:number-columns-repeated="4"/>
          <table:table-cell table:style-name="ce68"/>
          <table:table-cell table:style-name="ce79" table:content-validation-name="val2" office:value-type="float" office:value="88531" calcext:value-type="float">
            <text:p>88531</text:p>
          </table:table-cell>
          <table:table-cell table:style-name="ce86" table:content-validation-name="val2" table:formula="of:=[.Q28]&amp;&quot; &quot;&amp;[.O28]&amp;&quot; &quot;&amp;[.P28]" office:value-type="string" office:string-value="Marta Navarro Rubio" calcext:value-type="string">
            <text:p>Marta Navarro Rubio</text:p>
          </table:table-cell>
          <table:table-cell table:style-name="ce22" office:value-type="string" calcext:value-type="string">
            <text:p>Navarro</text:p>
          </table:table-cell>
          <table:table-cell table:style-name="ce22" office:value-type="string" calcext:value-type="string">
            <text:p>Rubio</text:p>
          </table:table-cell>
          <table:table-cell table:style-name="ce22" office:value-type="string" calcext:value-type="string">
            <text:p>Marta</text:p>
          </table:table-cell>
          <table:table-cell table:style-name="ce26"/>
          <table:table-cell table:style-name="ce27"/>
          <table:table-cell table:style-name="ce31" office:value-type="string" calcext:value-type="string">
            <text:p>Santander</text:p>
          </table:table-cell>
          <table:table-cell table:style-name="ce33" office:value-type="float" office:value="693" calcext:value-type="float">
            <text:p>693</text:p>
          </table:table-cell>
        </table:table-row>
        <table:table-row table:style-name="ro2">
          <table:table-cell table:style-name="ce21" table:content-validation-name="val1"/>
          <table:table-cell table:style-name="ce62" table:content-validation-name="val2"/>
          <table:table-cell table:style-name="ce66" table:content-validation-name="val3"/>
          <table:table-cell table:style-name="ce70"/>
          <table:table-cell table:style-name="ce74" table:content-validation-name="val4" office:value-type="date" office:date-value="2023-08-21" calcext:value-type="date">
            <text:p>21/08/23</text:p>
          </table:table-cell>
          <table:table-cell table:style-name="ce74" table:content-validation-name="val5" office:value-type="date" office:date-value="2023-08-25" calcext:value-type="date">
            <text:p>25/08/23</text:p>
          </table:table-cell>
          <table:table-cell table:style-name="ce72" table:formula="of:=DATEDIF([.$E29];[.$F29];&quot;d&quot;)" office:value-type="float" office:value="4" calcext:value-type="float">
            <text:p>4</text:p>
          </table:table-cell>
          <table:table-cell table:style-name="ce17" table:number-columns-repeated="4"/>
          <table:table-cell table:style-name="ce68"/>
          <table:table-cell table:style-name="ce79" table:content-validation-name="val2" office:value-type="float" office:value="95395" calcext:value-type="float">
            <text:p>95395</text:p>
          </table:table-cell>
          <table:table-cell table:style-name="ce86" table:content-validation-name="val2" table:formula="of:=[.Q29]&amp;&quot; &quot;&amp;[.O29]&amp;&quot; &quot;&amp;[.P29]" office:value-type="string" office:string-value="Antonio Guri Lou" calcext:value-type="string">
            <text:p>Antonio Guri Lou</text:p>
          </table:table-cell>
          <table:table-cell table:style-name="ce22" office:value-type="string" calcext:value-type="string">
            <text:p>Guri</text:p>
          </table:table-cell>
          <table:table-cell table:style-name="ce22" office:value-type="string" calcext:value-type="string">
            <text:p>Lou</text:p>
          </table:table-cell>
          <table:table-cell table:style-name="ce22" office:value-type="string" calcext:value-type="string">
            <text:p>Antonio</text:p>
          </table:table-cell>
          <table:table-cell table:style-name="ce26"/>
          <table:table-cell table:style-name="ce27"/>
          <table:table-cell table:style-name="ce31" office:value-type="string" calcext:value-type="string">
            <text:p>Zamora</text:p>
          </table:table-cell>
          <table:table-cell table:style-name="ce33" office:value-type="float" office:value="759" calcext:value-type="float">
            <text:p>759</text:p>
          </table:table-cell>
        </table:table-row>
        <table:table-row table:style-name="ro2">
          <table:table-cell table:style-name="ce21" table:content-validation-name="val1"/>
          <table:table-cell table:style-name="ce62" table:content-validation-name="val2"/>
          <table:table-cell table:style-name="ce66" table:content-validation-name="val3"/>
          <table:table-cell table:style-name="ce70"/>
          <table:table-cell table:style-name="ce74" table:content-validation-name="val4" office:value-type="date" office:date-value="2023-08-20" calcext:value-type="date">
            <text:p>20/08/23</text:p>
          </table:table-cell>
          <table:table-cell table:style-name="ce74" table:content-validation-name="val5" office:value-type="date" office:date-value="2023-08-25" calcext:value-type="date">
            <text:p>25/08/23</text:p>
          </table:table-cell>
          <table:table-cell table:style-name="ce72" table:formula="of:=DATEDIF([.$E30];[.$F30];&quot;d&quot;)" office:value-type="float" office:value="5" calcext:value-type="float">
            <text:p>5</text:p>
          </table:table-cell>
          <table:table-cell table:style-name="ce17" table:number-columns-repeated="4"/>
          <table:table-cell table:style-name="ce68"/>
          <table:table-cell table:style-name="ce79" table:content-validation-name="val2" office:value-type="float" office:value="95605" calcext:value-type="float">
            <text:p>95605</text:p>
          </table:table-cell>
          <table:table-cell table:style-name="ce86" table:content-validation-name="val2" table:formula="of:=[.Q30]&amp;&quot; &quot;&amp;[.O30]&amp;&quot; &quot;&amp;[.P30]" office:value-type="string" office:string-value="Soledad Díaz Rodríguez" calcext:value-type="string">
            <text:p>Soledad Díaz Rodríguez</text:p>
          </table:table-cell>
          <table:table-cell table:style-name="ce22" office:value-type="string" calcext:value-type="string">
            <text:p>Díaz</text:p>
          </table:table-cell>
          <table:table-cell table:style-name="ce22" office:value-type="string" calcext:value-type="string">
            <text:p>Rodríguez</text:p>
          </table:table-cell>
          <table:table-cell table:style-name="ce22" office:value-type="string" calcext:value-type="string">
            <text:p>Soledad</text:p>
          </table:table-cell>
          <table:table-cell table:style-name="ce26"/>
          <table:table-cell table:style-name="ce27"/>
          <table:table-cell table:style-name="ce31" office:value-type="string" calcext:value-type="string">
            <text:p>Salamanca</text:p>
          </table:table-cell>
          <table:table-cell table:style-name="ce33" office:value-type="float" office:value="778" calcext:value-type="float">
            <text:p>778</text:p>
          </table:table-cell>
        </table:table-row>
        <table:table-row table:style-name="ro2">
          <table:table-cell table:style-name="ce21" table:content-validation-name="val1"/>
          <table:table-cell table:style-name="ce62" table:content-validation-name="val2"/>
          <table:table-cell table:style-name="ce66" table:content-validation-name="val3"/>
          <table:table-cell table:style-name="ce70"/>
          <table:table-cell table:style-name="ce74" table:content-validation-name="val4" office:value-type="date" office:date-value="2023-08-23" calcext:value-type="date">
            <text:p>23/08/23</text:p>
          </table:table-cell>
          <table:table-cell table:style-name="ce74" table:content-validation-name="val5" office:value-type="date" office:date-value="2023-08-25" calcext:value-type="date">
            <text:p>25/08/23</text:p>
          </table:table-cell>
          <table:table-cell table:style-name="ce72" table:formula="of:=DATEDIF([.$E31];[.$F31];&quot;d&quot;)" office:value-type="float" office:value="2" calcext:value-type="float">
            <text:p>2</text:p>
          </table:table-cell>
          <table:table-cell table:style-name="ce17" table:number-columns-repeated="4"/>
          <table:table-cell table:style-name="ce68"/>
          <table:table-cell table:style-name="ce79" table:content-validation-name="val2" office:value-type="float" office:value="95937" calcext:value-type="float">
            <text:p>95937</text:p>
          </table:table-cell>
          <table:table-cell table:style-name="ce86" table:content-validation-name="val2" table:formula="of:=[.Q31]&amp;&quot; &quot;&amp;[.O31]&amp;&quot; &quot;&amp;[.P31]" office:value-type="string" office:string-value="Ferran Weselo Comas" calcext:value-type="string">
            <text:p>Ferran Weselo Comas</text:p>
          </table:table-cell>
          <table:table-cell table:style-name="ce23" office:value-type="string" calcext:value-type="string">
            <text:p>Weselo</text:p>
          </table:table-cell>
          <table:table-cell table:style-name="ce24" office:value-type="string" calcext:value-type="string">
            <text:p>Comas</text:p>
          </table:table-cell>
          <table:table-cell table:style-name="ce24" office:value-type="string" calcext:value-type="string">
            <text:p>Ferran</text:p>
          </table:table-cell>
          <table:table-cell table:style-name="ce26"/>
          <table:table-cell table:style-name="ce27"/>
          <table:table-cell table:style-name="ce32" office:value-type="string" calcext:value-type="string">
            <text:p>León</text:p>
          </table:table-cell>
          <table:table-cell table:style-name="ce33" office:value-type="float" office:value="784" calcext:value-type="float">
            <text:p>784</text:p>
          </table:table-cell>
        </table:table-row>
        <table:table-row table:style-name="ro2">
          <table:table-cell table:style-name="ce21" table:content-validation-name="val1"/>
          <table:table-cell table:style-name="ce62" table:content-validation-name="val2"/>
          <table:table-cell table:style-name="ce66" table:content-validation-name="val3"/>
          <table:table-cell table:style-name="ce70"/>
          <table:table-cell table:style-name="ce74" table:content-validation-name="val4" office:value-type="date" office:date-value="2023-08-19" calcext:value-type="date">
            <text:p>19/08/23</text:p>
          </table:table-cell>
          <table:table-cell table:style-name="ce74" table:content-validation-name="val5" office:value-type="date" office:date-value="2023-08-25" calcext:value-type="date">
            <text:p>25/08/23</text:p>
          </table:table-cell>
          <table:table-cell table:style-name="ce72" table:formula="of:=DATEDIF([.$E32];[.$F32];&quot;d&quot;)" office:value-type="float" office:value="6" calcext:value-type="float">
            <text:p>6</text:p>
          </table:table-cell>
          <table:table-cell table:style-name="ce17" table:number-columns-repeated="4"/>
          <table:table-cell table:style-name="ce68"/>
          <table:table-cell table:style-name="ce79" table:content-validation-name="val2" office:value-type="float" office:value="96006" calcext:value-type="float">
            <text:p>96006</text:p>
          </table:table-cell>
          <table:table-cell table:style-name="ce86" table:content-validation-name="val2" table:formula="of:=[.Q32]&amp;&quot; &quot;&amp;[.O32]&amp;&quot; &quot;&amp;[.P32]" office:value-type="string" office:string-value="Rosa Isabel Soria Martinez" calcext:value-type="string">
            <text:p>Rosa Isabel Soria Martinez</text:p>
          </table:table-cell>
          <table:table-cell table:style-name="ce22" office:value-type="string" calcext:value-type="string">
            <text:p>Soria</text:p>
          </table:table-cell>
          <table:table-cell table:style-name="ce22" office:value-type="string" calcext:value-type="string">
            <text:p>Martinez</text:p>
          </table:table-cell>
          <table:table-cell table:style-name="ce22" office:value-type="string" calcext:value-type="string">
            <text:p>Rosa Isabel</text:p>
          </table:table-cell>
          <table:table-cell table:style-name="ce26"/>
          <table:table-cell table:style-name="ce27"/>
          <table:table-cell table:style-name="ce32" office:value-type="string" calcext:value-type="string">
            <text:p>Jaén</text:p>
          </table:table-cell>
          <table:table-cell table:style-name="ce33" office:value-type="float" office:value="804" calcext:value-type="float">
            <text:p>804</text:p>
          </table:table-cell>
        </table:table-row>
        <table:table-row table:style-name="ro2">
          <table:table-cell table:style-name="ce21" table:content-validation-name="val1"/>
          <table:table-cell table:style-name="ce62" table:content-validation-name="val2"/>
          <table:table-cell table:style-name="ce66" table:content-validation-name="val3"/>
          <table:table-cell table:style-name="ce70"/>
          <table:table-cell table:style-name="ce74" table:content-validation-name="val4" office:value-type="date" office:date-value="2023-08-15" calcext:value-type="date">
            <text:p>15/08/23</text:p>
          </table:table-cell>
          <table:table-cell table:style-name="ce74" table:content-validation-name="val5" office:value-type="date" office:date-value="2023-08-25" calcext:value-type="date">
            <text:p>25/08/23</text:p>
          </table:table-cell>
          <table:table-cell table:style-name="ce72" table:formula="of:=DATEDIF([.$E33];[.$F33];&quot;d&quot;)" office:value-type="float" office:value="10" calcext:value-type="float">
            <text:p>10</text:p>
          </table:table-cell>
          <table:table-cell table:style-name="ce17" table:number-columns-repeated="4"/>
          <table:table-cell table:style-name="ce68"/>
          <table:table-cell table:style-name="ce79" table:content-validation-name="val2" office:value-type="float" office:value="96430" calcext:value-type="float">
            <text:p>96430</text:p>
          </table:table-cell>
          <table:table-cell table:style-name="ce86" table:content-validation-name="val2" table:formula="of:=[.Q33]&amp;&quot; &quot;&amp;[.O33]&amp;&quot; &quot;&amp;[.P33]" office:value-type="string" office:string-value="Maria Nereida Poblet Garcia" calcext:value-type="string">
            <text:p>Maria Nereida Poblet Garcia</text:p>
          </table:table-cell>
          <table:table-cell table:style-name="ce22" office:value-type="string" calcext:value-type="string">
            <text:p>Poblet</text:p>
          </table:table-cell>
          <table:table-cell table:style-name="ce22" office:value-type="string" calcext:value-type="string">
            <text:p>Garcia</text:p>
          </table:table-cell>
          <table:table-cell table:style-name="ce22" office:value-type="string" calcext:value-type="string">
            <text:p>Maria Nereida</text:p>
          </table:table-cell>
          <table:table-cell table:style-name="ce26"/>
          <table:table-cell table:style-name="ce27"/>
          <table:table-cell table:style-name="ce32" office:value-type="string" calcext:value-type="string">
            <text:p>Ciudad Real</text:p>
          </table:table-cell>
          <table:table-cell table:style-name="ce33" office:value-type="float" office:value="811" calcext:value-type="float">
            <text:p>811</text:p>
          </table:table-cell>
        </table:table-row>
        <table:table-row table:style-name="ro2">
          <table:table-cell table:style-name="ce21" table:content-validation-name="val1"/>
          <table:table-cell table:style-name="ce62" table:content-validation-name="val2"/>
          <table:table-cell table:style-name="ce66" table:content-validation-name="val3"/>
          <table:table-cell table:style-name="ce70"/>
          <table:table-cell table:style-name="ce74" table:content-validation-name="val4" office:value-type="date" office:date-value="2023-08-01" calcext:value-type="date">
            <text:p>01/08/23</text:p>
          </table:table-cell>
          <table:table-cell table:style-name="ce74" table:content-validation-name="val5" office:value-type="date" office:date-value="2023-08-25" calcext:value-type="date">
            <text:p>25/08/23</text:p>
          </table:table-cell>
          <table:table-cell table:style-name="ce72" table:formula="of:=DATEDIF([.$E34];[.$F34];&quot;d&quot;)" office:value-type="float" office:value="24" calcext:value-type="float">
            <text:p>24</text:p>
          </table:table-cell>
          <table:table-cell table:style-name="ce17" table:number-columns-repeated="4"/>
          <table:table-cell table:style-name="ce68"/>
          <table:table-cell table:style-name="ce79" table:content-validation-name="val2" office:value-type="float" office:value="96454" calcext:value-type="float">
            <text:p>96454</text:p>
          </table:table-cell>
          <table:table-cell table:style-name="ce86" table:content-validation-name="val2" table:formula="of:=[.Q34]&amp;&quot; &quot;&amp;[.O34]&amp;&quot; &quot;&amp;[.P34]" office:value-type="string" office:string-value="J.Vicente Espinosa Paredes" calcext:value-type="string">
            <text:p>J.Vicente Espinosa Paredes</text:p>
          </table:table-cell>
          <table:table-cell table:style-name="ce23" office:value-type="string" calcext:value-type="string">
            <text:p>Espinosa</text:p>
          </table:table-cell>
          <table:table-cell table:style-name="ce24" office:value-type="string" calcext:value-type="string">
            <text:p>Paredes</text:p>
          </table:table-cell>
          <table:table-cell table:style-name="ce24" office:value-type="string" calcext:value-type="string">
            <text:p>J.Vicente</text:p>
          </table:table-cell>
          <table:table-cell table:style-name="ce26"/>
          <table:table-cell table:style-name="ce27"/>
          <table:table-cell table:style-name="ce32" office:value-type="string" calcext:value-type="string">
            <text:p>Almería</text:p>
          </table:table-cell>
          <table:table-cell table:style-name="ce33" office:value-type="float" office:value="817" calcext:value-type="float">
            <text:p>817</text:p>
          </table:table-cell>
        </table:table-row>
        <table:table-row table:style-name="ro2">
          <table:table-cell table:style-name="ce21" table:content-validation-name="val1"/>
          <table:table-cell table:style-name="ce62" table:content-validation-name="val2"/>
          <table:table-cell table:style-name="ce66" table:content-validation-name="val3"/>
          <table:table-cell table:style-name="ce70"/>
          <table:table-cell table:style-name="ce74" table:content-validation-name="val4" office:value-type="date" office:date-value="2023-08-02" calcext:value-type="date">
            <text:p>02/08/23</text:p>
          </table:table-cell>
          <table:table-cell table:style-name="ce74" table:content-validation-name="val5" office:value-type="date" office:date-value="2023-08-25" calcext:value-type="date">
            <text:p>25/08/23</text:p>
          </table:table-cell>
          <table:table-cell table:style-name="ce72" table:formula="of:=DATEDIF([.$E35];[.$F35];&quot;d&quot;)" office:value-type="float" office:value="23" calcext:value-type="float">
            <text:p>23</text:p>
          </table:table-cell>
          <table:table-cell table:style-name="ce17" table:number-columns-repeated="4"/>
          <table:table-cell table:style-name="ce68"/>
          <table:table-cell table:style-name="ce79" table:content-validation-name="val2" office:value-type="float" office:value="96715" calcext:value-type="float">
            <text:p>96715</text:p>
          </table:table-cell>
          <table:table-cell table:style-name="ce86" table:content-validation-name="val2" table:formula="of:=[.Q35]&amp;&quot; &quot;&amp;[.O35]&amp;&quot; &quot;&amp;[.P35]" office:value-type="string" office:string-value="Alex Collado Costa" calcext:value-type="string">
            <text:p>Alex Collado Costa</text:p>
          </table:table-cell>
          <table:table-cell table:style-name="ce23" office:value-type="string" calcext:value-type="string">
            <text:p>Collado</text:p>
          </table:table-cell>
          <table:table-cell table:style-name="ce24" office:value-type="string" calcext:value-type="string">
            <text:p>Costa</text:p>
          </table:table-cell>
          <table:table-cell table:style-name="ce24" office:value-type="string" calcext:value-type="string">
            <text:p>Alex</text:p>
          </table:table-cell>
          <table:table-cell table:style-name="ce26"/>
          <table:table-cell table:style-name="ce27"/>
          <table:table-cell table:style-name="ce32" office:value-type="string" calcext:value-type="string">
            <text:p>Granada</text:p>
          </table:table-cell>
          <table:table-cell table:style-name="ce33" office:value-type="float" office:value="868" calcext:value-type="float">
            <text:p>868</text:p>
          </table:table-cell>
        </table:table-row>
        <table:table-row table:style-name="ro2">
          <table:table-cell table:style-name="ce21" table:content-validation-name="val1"/>
          <table:table-cell table:style-name="ce62" table:content-validation-name="val2"/>
          <table:table-cell table:style-name="ce66" table:content-validation-name="val3"/>
          <table:table-cell table:style-name="ce70"/>
          <table:table-cell table:style-name="ce74" table:content-validation-name="val4" office:value-type="date" office:date-value="2023-08-03" calcext:value-type="date">
            <text:p>03/08/23</text:p>
          </table:table-cell>
          <table:table-cell table:style-name="ce74" table:content-validation-name="val5" office:value-type="date" office:date-value="2023-08-25" calcext:value-type="date">
            <text:p>25/08/23</text:p>
          </table:table-cell>
          <table:table-cell table:style-name="ce72" table:formula="of:=DATEDIF([.$E36];[.$F36];&quot;d&quot;)" office:value-type="float" office:value="22" calcext:value-type="float">
            <text:p>22</text:p>
          </table:table-cell>
          <table:table-cell table:style-name="ce17" table:number-columns-repeated="4"/>
          <table:table-cell table:style-name="ce68"/>
          <table:table-cell table:style-name="ce79" table:content-validation-name="val2" office:value-type="float" office:value="96772" calcext:value-type="float">
            <text:p>96772</text:p>
          </table:table-cell>
          <table:table-cell table:style-name="ce86" table:content-validation-name="val2" table:formula="of:=[.Q36]&amp;&quot; &quot;&amp;[.O36]&amp;&quot; &quot;&amp;[.P36]" office:value-type="string" office:string-value="Javier Villanueva Monge" calcext:value-type="string">
            <text:p>Javier Villanueva Monge</text:p>
          </table:table-cell>
          <table:table-cell table:style-name="ce22" office:value-type="string" calcext:value-type="string">
            <text:p>Villanueva</text:p>
          </table:table-cell>
          <table:table-cell table:style-name="ce22" office:value-type="string" calcext:value-type="string">
            <text:p>Monge</text:p>
          </table:table-cell>
          <table:table-cell table:style-name="ce22" office:value-type="string" calcext:value-type="string">
            <text:p>Javier</text:p>
          </table:table-cell>
          <table:table-cell table:style-name="ce26"/>
          <table:table-cell table:style-name="ce27"/>
          <table:table-cell table:style-name="ce31" office:value-type="string" calcext:value-type="string">
            <text:p>Oviedo</text:p>
          </table:table-cell>
          <table:table-cell table:style-name="ce33" office:value-type="float" office:value="902" calcext:value-type="float">
            <text:p>902</text:p>
          </table:table-cell>
        </table:table-row>
        <table:table-row table:style-name="ro2">
          <table:table-cell table:style-name="ce21" table:content-validation-name="val1"/>
          <table:table-cell table:style-name="ce62" table:content-validation-name="val2"/>
          <table:table-cell table:style-name="ce66" table:content-validation-name="val3"/>
          <table:table-cell table:style-name="ce70"/>
          <table:table-cell table:style-name="ce74" table:content-validation-name="val4" office:value-type="date" office:date-value="2023-08-04" calcext:value-type="date">
            <text:p>04/08/23</text:p>
          </table:table-cell>
          <table:table-cell table:style-name="ce74" table:content-validation-name="val5" office:value-type="date" office:date-value="2023-08-25" calcext:value-type="date">
            <text:p>25/08/23</text:p>
          </table:table-cell>
          <table:table-cell table:style-name="ce72" table:formula="of:=DATEDIF([.$E37];[.$F37];&quot;d&quot;)" office:value-type="float" office:value="21" calcext:value-type="float">
            <text:p>21</text:p>
          </table:table-cell>
          <table:table-cell table:style-name="ce17" table:number-columns-repeated="4"/>
          <table:table-cell table:style-name="ce68"/>
          <table:table-cell table:style-name="ce79" table:content-validation-name="val2" office:value-type="float" office:value="96812" calcext:value-type="float">
            <text:p>96812</text:p>
          </table:table-cell>
          <table:table-cell table:style-name="ce86" table:content-validation-name="val2" table:formula="of:=[.Q37]&amp;&quot; &quot;&amp;[.O37]&amp;&quot; &quot;&amp;[.P37]" office:value-type="string" office:string-value="Maria Rosa Rebenaque Vales" calcext:value-type="string">
            <text:p>Maria Rosa Rebenaque Vales</text:p>
          </table:table-cell>
          <table:table-cell table:style-name="ce22" office:value-type="string" calcext:value-type="string">
            <text:p>Rebenaque</text:p>
          </table:table-cell>
          <table:table-cell table:style-name="ce22" office:value-type="string" calcext:value-type="string">
            <text:p>Vales</text:p>
          </table:table-cell>
          <table:table-cell table:style-name="ce22" office:value-type="string" calcext:value-type="string">
            <text:p>Maria Rosa</text:p>
          </table:table-cell>
          <table:table-cell table:style-name="ce26"/>
          <table:table-cell table:style-name="ce27"/>
          <table:table-cell table:style-name="ce32" office:value-type="string" calcext:value-type="string">
            <text:p>Córdoba</text:p>
          </table:table-cell>
          <table:table-cell table:style-name="ce33" office:value-type="float" office:value="908" calcext:value-type="float">
            <text:p>908</text:p>
          </table:table-cell>
        </table:table-row>
        <table:table-row table:style-name="ro2">
          <table:table-cell table:style-name="ce21" table:content-validation-name="val1"/>
          <table:table-cell table:style-name="ce62" table:content-validation-name="val2"/>
          <table:table-cell table:style-name="ce66" table:content-validation-name="val3"/>
          <table:table-cell table:style-name="ce70"/>
          <table:table-cell table:style-name="ce74" table:content-validation-name="val4" office:value-type="date" office:date-value="2023-08-05" calcext:value-type="date">
            <text:p>05/08/23</text:p>
          </table:table-cell>
          <table:table-cell table:style-name="ce74" table:content-validation-name="val5" office:value-type="date" office:date-value="2023-08-25" calcext:value-type="date">
            <text:p>25/08/23</text:p>
          </table:table-cell>
          <table:table-cell table:style-name="ce72" table:formula="of:=DATEDIF([.$E38];[.$F38];&quot;d&quot;)" office:value-type="float" office:value="20" calcext:value-type="float">
            <text:p>20</text:p>
          </table:table-cell>
          <table:table-cell table:style-name="ce17" table:number-columns-repeated="4"/>
          <table:table-cell table:style-name="ce68"/>
          <table:table-cell table:style-name="ce79" table:content-validation-name="val2" office:value-type="float" office:value="97436" calcext:value-type="float">
            <text:p>97436</text:p>
          </table:table-cell>
          <table:table-cell table:style-name="ce86" table:content-validation-name="val2" table:formula="of:=[.Q38]&amp;&quot; &quot;&amp;[.O38]&amp;&quot; &quot;&amp;[.P38]" office:value-type="string" office:string-value="Milagros Egea Garcia" calcext:value-type="string">
            <text:p>Milagros Egea Garcia</text:p>
          </table:table-cell>
          <table:table-cell table:style-name="ce23" office:value-type="string" calcext:value-type="string">
            <text:p>Egea</text:p>
          </table:table-cell>
          <table:table-cell table:style-name="ce24" office:value-type="string" calcext:value-type="string">
            <text:p>Garcia</text:p>
          </table:table-cell>
          <table:table-cell table:style-name="ce24" office:value-type="string" calcext:value-type="string">
            <text:p>Milagros</text:p>
          </table:table-cell>
          <table:table-cell table:style-name="ce26"/>
          <table:table-cell table:style-name="ce27"/>
          <table:table-cell table:style-name="ce32" office:value-type="string" calcext:value-type="string">
            <text:p>Cáceres</text:p>
          </table:table-cell>
          <table:table-cell table:style-name="ce33" office:value-type="float" office:value="918" calcext:value-type="float">
            <text:p>918</text:p>
          </table:table-cell>
        </table:table-row>
        <table:table-row table:style-name="ro2">
          <table:table-cell table:style-name="ce21" table:content-validation-name="val1"/>
          <table:table-cell table:style-name="ce62" table:content-validation-name="val2"/>
          <table:table-cell table:style-name="ce66" table:content-validation-name="val3"/>
          <table:table-cell table:style-name="ce70"/>
          <table:table-cell table:style-name="ce74" table:content-validation-name="val4" office:value-type="date" office:date-value="2023-08-06" calcext:value-type="date">
            <text:p>06/08/23</text:p>
          </table:table-cell>
          <table:table-cell table:style-name="ce74" table:content-validation-name="val5" office:value-type="date" office:date-value="2023-08-25" calcext:value-type="date">
            <text:p>25/08/23</text:p>
          </table:table-cell>
          <table:table-cell table:style-name="ce72" table:formula="of:=DATEDIF([.$E39];[.$F39];&quot;d&quot;)" office:value-type="float" office:value="19" calcext:value-type="float">
            <text:p>19</text:p>
          </table:table-cell>
          <table:table-cell table:style-name="ce17" table:number-columns-repeated="4"/>
          <table:table-cell table:style-name="ce68"/>
          <table:table-cell table:style-name="ce79" table:content-validation-name="val2" office:value-type="float" office:value="97493" calcext:value-type="float">
            <text:p>97493</text:p>
          </table:table-cell>
          <table:table-cell table:style-name="ce86" table:content-validation-name="val2" table:formula="of:=[.Q39]&amp;&quot; &quot;&amp;[.O39]&amp;&quot; &quot;&amp;[.P39]" office:value-type="string" office:string-value="Dulce Campillo Romeu" calcext:value-type="string">
            <text:p>Dulce Campillo Romeu</text:p>
          </table:table-cell>
          <table:table-cell table:style-name="ce23" office:value-type="string" calcext:value-type="string">
            <text:p>Campillo</text:p>
          </table:table-cell>
          <table:table-cell table:style-name="ce24" office:value-type="string" calcext:value-type="string">
            <text:p>Romeu</text:p>
          </table:table-cell>
          <table:table-cell table:style-name="ce24" office:value-type="string" calcext:value-type="string">
            <text:p>Dulce</text:p>
          </table:table-cell>
          <table:table-cell table:style-name="ce26"/>
          <table:table-cell table:style-name="ce27"/>
          <table:table-cell table:style-name="ce32" office:value-type="string" calcext:value-type="string">
            <text:p>Avila</text:p>
          </table:table-cell>
          <table:table-cell table:style-name="ce33" office:value-type="float" office:value="958" calcext:value-type="float">
            <text:p>958</text:p>
          </table:table-cell>
        </table:table-row>
        <table:table-row table:style-name="ro2">
          <table:table-cell table:style-name="ce21" table:content-validation-name="val1"/>
          <table:table-cell table:style-name="ce62" table:content-validation-name="val2"/>
          <table:table-cell table:style-name="ce66" table:content-validation-name="val3"/>
          <table:table-cell table:style-name="ce70"/>
          <table:table-cell table:style-name="ce74" table:content-validation-name="val4" office:value-type="date" office:date-value="2023-08-07" calcext:value-type="date">
            <text:p>07/08/23</text:p>
          </table:table-cell>
          <table:table-cell table:style-name="ce74" table:content-validation-name="val5" office:value-type="date" office:date-value="2023-08-25" calcext:value-type="date">
            <text:p>25/08/23</text:p>
          </table:table-cell>
          <table:table-cell table:style-name="ce72" table:formula="of:=DATEDIF([.$E40];[.$F40];&quot;d&quot;)" office:value-type="float" office:value="18" calcext:value-type="float">
            <text:p>18</text:p>
          </table:table-cell>
          <table:table-cell table:style-name="ce17" table:number-columns-repeated="4"/>
          <table:table-cell table:style-name="ce68"/>
          <table:table-cell table:style-name="ce79" table:content-validation-name="val2" office:value-type="float" office:value="97919" calcext:value-type="float">
            <text:p>97919</text:p>
          </table:table-cell>
          <table:table-cell table:style-name="ce86" table:content-validation-name="val2" table:formula="of:=[.Q40]&amp;&quot; &quot;&amp;[.O40]&amp;&quot; &quot;&amp;[.P40]" office:value-type="string" office:string-value="Marta Quilez Saez" calcext:value-type="string">
            <text:p>Marta Quilez Saez</text:p>
          </table:table-cell>
          <table:table-cell table:style-name="ce22" office:value-type="string" calcext:value-type="string">
            <text:p>Quilez</text:p>
          </table:table-cell>
          <table:table-cell table:style-name="ce22" office:value-type="string" calcext:value-type="string">
            <text:p>Saez</text:p>
          </table:table-cell>
          <table:table-cell table:style-name="ce22" office:value-type="string" calcext:value-type="string">
            <text:p>Marta</text:p>
          </table:table-cell>
          <table:table-cell table:style-name="ce26"/>
          <table:table-cell table:style-name="ce27"/>
          <table:table-cell table:style-name="ce32" office:value-type="string" calcext:value-type="string">
            <text:p>Málaga</text:p>
          </table:table-cell>
          <table:table-cell table:style-name="ce33" office:value-type="float" office:value="997" calcext:value-type="float">
            <text:p>997</text:p>
          </table:table-cell>
        </table:table-row>
        <table:table-row table:style-name="ro2">
          <table:table-cell table:style-name="ce21" table:content-validation-name="val1"/>
          <table:table-cell table:style-name="ce62" table:content-validation-name="val2"/>
          <table:table-cell table:style-name="ce66" table:content-validation-name="val3"/>
          <table:table-cell table:style-name="ce70"/>
          <table:table-cell table:style-name="ce74" table:content-validation-name="val4" office:value-type="date" office:date-value="2023-08-08" calcext:value-type="date">
            <text:p>08/08/23</text:p>
          </table:table-cell>
          <table:table-cell table:style-name="ce74" table:content-validation-name="val5" office:value-type="date" office:date-value="2023-08-25" calcext:value-type="date">
            <text:p>25/08/23</text:p>
          </table:table-cell>
          <table:table-cell table:style-name="ce72" table:formula="of:=DATEDIF([.$E41];[.$F41];&quot;d&quot;)" office:value-type="float" office:value="17" calcext:value-type="float">
            <text:p>17</text:p>
          </table:table-cell>
          <table:table-cell table:style-name="ce17" table:number-columns-repeated="4"/>
          <table:table-cell table:style-name="ce68"/>
          <table:table-cell table:style-name="ce79" table:content-validation-name="val2" office:value-type="float" office:value="99565" calcext:value-type="float">
            <text:p>99565</text:p>
          </table:table-cell>
          <table:table-cell table:style-name="ce86" table:content-validation-name="val2" table:formula="of:=[.Q41]&amp;&quot; &quot;&amp;[.O41]&amp;&quot; &quot;&amp;[.P41]" office:value-type="string" office:string-value="F.Xavier Llebaria Martínez" calcext:value-type="string">
            <text:p>F.Xavier Llebaria Martínez</text:p>
          </table:table-cell>
          <table:table-cell table:style-name="ce23" office:value-type="string" calcext:value-type="string">
            <text:p>Llebaria</text:p>
          </table:table-cell>
          <table:table-cell table:style-name="ce24" office:value-type="string" calcext:value-type="string">
            <text:p>Martínez</text:p>
          </table:table-cell>
          <table:table-cell table:style-name="ce24" office:value-type="string" calcext:value-type="string">
            <text:p>F.Xavier</text:p>
          </table:table-cell>
          <table:table-cell table:style-name="ce26"/>
          <table:table-cell table:style-name="ce27"/>
          <table:table-cell table:style-name="ce32" office:value-type="string" calcext:value-type="string">
            <text:p>Lugo</text:p>
          </table:table-cell>
          <table:table-cell table:style-name="ce33" office:value-type="float" office:value="1020" calcext:value-type="float">
            <text:p>1020</text:p>
          </table:table-cell>
        </table:table-row>
        <table:table-row table:style-name="ro2">
          <table:table-cell table:style-name="ce21" table:content-validation-name="val1"/>
          <table:table-cell table:style-name="ce62" table:content-validation-name="val2"/>
          <table:table-cell table:style-name="ce66" table:content-validation-name="val3"/>
          <table:table-cell table:style-name="ce70"/>
          <table:table-cell table:style-name="ce74" table:content-validation-name="val4" office:value-type="date" office:date-value="2023-08-09" calcext:value-type="date">
            <text:p>09/08/23</text:p>
          </table:table-cell>
          <table:table-cell table:style-name="ce74" table:content-validation-name="val5" office:value-type="date" office:date-value="2023-08-25" calcext:value-type="date">
            <text:p>25/08/23</text:p>
          </table:table-cell>
          <table:table-cell table:style-name="ce72" table:formula="of:=DATEDIF([.$E42];[.$F42];&quot;d&quot;)" office:value-type="float" office:value="16" calcext:value-type="float">
            <text:p>16</text:p>
          </table:table-cell>
          <table:table-cell table:style-name="ce17" table:number-columns-repeated="4"/>
          <table:table-cell table:style-name="ce68"/>
          <table:table-cell table:style-name="ce79" table:content-validation-name="val2" office:value-type="float" office:value="99644" calcext:value-type="float">
            <text:p>99644</text:p>
          </table:table-cell>
          <table:table-cell table:style-name="ce86" table:content-validation-name="val2" table:formula="of:=[.Q42]&amp;&quot; &quot;&amp;[.O42]&amp;&quot; &quot;&amp;[.P42]" office:value-type="string" office:string-value="Josepa Sans Bel" calcext:value-type="string">
            <text:p>Josepa Sans Bel</text:p>
          </table:table-cell>
          <table:table-cell table:style-name="ce23" office:value-type="string" calcext:value-type="string">
            <text:p>Sans</text:p>
          </table:table-cell>
          <table:table-cell table:style-name="ce24" office:value-type="string" calcext:value-type="string">
            <text:p>Bel</text:p>
          </table:table-cell>
          <table:table-cell table:style-name="ce24" office:value-type="string" calcext:value-type="string">
            <text:p>Josepa</text:p>
          </table:table-cell>
          <table:table-cell table:style-name="ce27" table:number-columns-repeated="2"/>
          <table:table-cell table:style-name="ce32" office:value-type="string" calcext:value-type="string">
            <text:p>Orense</text:p>
          </table:table-cell>
          <table:table-cell table:style-name="ce33" office:value-type="float" office:value="1027" calcext:value-type="float">
            <text:p>1027</text:p>
          </table:table-cell>
        </table:table-row>
        <table:table-row table:style-name="ro2">
          <table:table-cell table:style-name="ce21" table:content-validation-name="val1"/>
          <table:table-cell table:style-name="ce62" table:content-validation-name="val2"/>
          <table:table-cell table:style-name="ce66" table:content-validation-name="val3"/>
          <table:table-cell table:style-name="ce70"/>
          <table:table-cell table:style-name="ce74" table:content-validation-name="val4" office:value-type="date" office:date-value="2023-08-10" calcext:value-type="date">
            <text:p>10/08/23</text:p>
          </table:table-cell>
          <table:table-cell table:style-name="ce74" table:content-validation-name="val5" office:value-type="date" office:date-value="2023-08-25" calcext:value-type="date">
            <text:p>25/08/23</text:p>
          </table:table-cell>
          <table:table-cell table:style-name="ce72" table:formula="of:=DATEDIF([.$E43];[.$F43];&quot;d&quot;)" office:value-type="float" office:value="15" calcext:value-type="float">
            <text:p>15</text:p>
          </table:table-cell>
          <table:table-cell table:style-name="ce17" table:number-columns-repeated="4"/>
          <table:table-cell table:style-name="ce68"/>
          <table:table-cell table:style-name="ce79" table:content-validation-name="val2" office:value-type="float" office:value="99771" calcext:value-type="float">
            <text:p>99771</text:p>
          </table:table-cell>
          <table:table-cell table:style-name="ce86" table:content-validation-name="val2" table:formula="of:=[.Q43]&amp;&quot; &quot;&amp;[.O43]&amp;&quot; &quot;&amp;[.P43]" office:value-type="string" office:string-value="Maria Montero Fernandez" calcext:value-type="string">
            <text:p>Maria Montero Fernandez</text:p>
          </table:table-cell>
          <table:table-cell table:style-name="ce22" office:value-type="string" calcext:value-type="string">
            <text:p>Montero</text:p>
          </table:table-cell>
          <table:table-cell table:style-name="ce22" office:value-type="string" calcext:value-type="string">
            <text:p>Fernandez</text:p>
          </table:table-cell>
          <table:table-cell table:style-name="ce22" office:value-type="string" calcext:value-type="string">
            <text:p>Maria</text:p>
          </table:table-cell>
          <table:table-cell table:style-name="ce27" table:number-columns-repeated="2"/>
          <table:table-cell table:style-name="ce31" office:value-type="string" calcext:value-type="string">
            <text:p>Sevilla</text:p>
          </table:table-cell>
          <table:table-cell table:style-name="ce33" office:value-type="float" office:value="1046" calcext:value-type="float">
            <text:p>1046</text:p>
          </table:table-cell>
        </table:table-row>
        <table:table-row table:style-name="ro2">
          <table:table-cell table:style-name="ce21" table:content-validation-name="val1"/>
          <table:table-cell table:style-name="ce62" table:content-validation-name="val2"/>
          <table:table-cell table:style-name="ce66" table:content-validation-name="val3"/>
          <table:table-cell table:style-name="ce70"/>
          <table:table-cell table:style-name="ce74" table:content-validation-name="val4" office:value-type="date" office:date-value="2023-08-11" calcext:value-type="date">
            <text:p>11/08/23</text:p>
          </table:table-cell>
          <table:table-cell table:style-name="ce74" table:content-validation-name="val5" office:value-type="date" office:date-value="2023-08-25" calcext:value-type="date">
            <text:p>25/08/23</text:p>
          </table:table-cell>
          <table:table-cell table:style-name="ce72" table:formula="of:=DATEDIF([.$E44];[.$F44];&quot;d&quot;)" office:value-type="float" office:value="14" calcext:value-type="float">
            <text:p>14</text:p>
          </table:table-cell>
          <table:table-cell table:style-name="ce17" table:number-columns-repeated="4"/>
          <table:table-cell table:style-name="ce68"/>
          <table:table-cell table:style-name="ce79" table:content-validation-name="val2" office:value-type="float" office:value="99970" calcext:value-type="float">
            <text:p>99970</text:p>
          </table:table-cell>
          <table:table-cell table:style-name="ce86" table:content-validation-name="val2" table:formula="of:=[.Q44]&amp;&quot; &quot;&amp;[.O44]&amp;&quot; &quot;&amp;[.P44]" office:value-type="string" office:string-value="Marta Gutiérrez Lopez" calcext:value-type="string">
            <text:p>Marta Gutiérrez Lopez</text:p>
          </table:table-cell>
          <table:table-cell table:style-name="ce22" office:value-type="string" calcext:value-type="string">
            <text:p>Gutiérrez</text:p>
          </table:table-cell>
          <table:table-cell table:style-name="ce22" office:value-type="string" calcext:value-type="string">
            <text:p>Lopez</text:p>
          </table:table-cell>
          <table:table-cell table:style-name="ce22" office:value-type="string" calcext:value-type="string">
            <text:p>Marta</text:p>
          </table:table-cell>
          <table:table-cell table:style-name="ce27" table:number-columns-repeated="2"/>
          <table:table-cell table:style-name="ce32" office:value-type="string" calcext:value-type="string">
            <text:p>A Coruña</text:p>
          </table:table-cell>
          <table:table-cell table:style-name="ce33" office:value-type="float" office:value="1118" calcext:value-type="float">
            <text:p>1118</text:p>
          </table:table-cell>
        </table:table-row>
        <table:table-row table:style-name="ro2">
          <table:table-cell table:style-name="ce21" table:content-validation-name="val1"/>
          <table:table-cell table:style-name="ce62" table:content-validation-name="val2"/>
          <table:table-cell table:style-name="ce66" table:content-validation-name="val3"/>
          <table:table-cell table:style-name="ce70"/>
          <table:table-cell table:style-name="ce74" table:content-validation-name="val4" office:value-type="date" office:date-value="2023-08-12" calcext:value-type="date">
            <text:p>12/08/23</text:p>
          </table:table-cell>
          <table:table-cell table:style-name="ce74" table:content-validation-name="val5" office:value-type="date" office:date-value="2023-08-25" calcext:value-type="date">
            <text:p>25/08/23</text:p>
          </table:table-cell>
          <table:table-cell table:style-name="ce72" table:formula="of:=DATEDIF([.$E45];[.$F45];&quot;d&quot;)" office:value-type="float" office:value="13" calcext:value-type="float">
            <text:p>13</text:p>
          </table:table-cell>
          <table:table-cell table:style-name="ce17" table:number-columns-repeated="4"/>
          <table:table-cell table:style-name="ce68"/>
          <table:table-cell table:style-name="ce79" table:content-validation-name="val2" office:value-type="float" office:value="99980" calcext:value-type="float">
            <text:p>99980</text:p>
          </table:table-cell>
          <table:table-cell table:style-name="ce86" table:content-validation-name="val2" table:formula="of:=[.Q45]&amp;&quot; &quot;&amp;[.O45]&amp;&quot; &quot;&amp;[.P45]" office:value-type="string" office:string-value="Jordi Herreros Sanvíctor" calcext:value-type="string">
            <text:p>Jordi Herreros Sanvíctor</text:p>
          </table:table-cell>
          <table:table-cell table:style-name="ce23" office:value-type="string" calcext:value-type="string">
            <text:p>Herreros</text:p>
          </table:table-cell>
          <table:table-cell table:style-name="ce24" office:value-type="string" calcext:value-type="string">
            <text:p>Sanvíctor</text:p>
          </table:table-cell>
          <table:table-cell table:style-name="ce24" office:value-type="string" calcext:value-type="string">
            <text:p>Jordi</text:p>
          </table:table-cell>
          <table:table-cell table:style-name="ce27" table:number-columns-repeated="2"/>
          <table:table-cell table:style-name="ce31" office:value-type="string" calcext:value-type="string">
            <text:p>Pontevedra</text:p>
          </table:table-cell>
          <table:table-cell table:style-name="ce33" office:value-type="float" office:value="1129" calcext:value-type="float">
            <text:p>1129</text:p>
          </table:table-cell>
        </table:table-row>
        <table:table-row table:style-name="ro2">
          <table:table-cell table:style-name="ce21" table:content-validation-name="val1"/>
          <table:table-cell table:style-name="ce62" table:content-validation-name="val2"/>
          <table:table-cell table:style-name="ce66" table:content-validation-name="val3"/>
          <table:table-cell table:style-name="ce70"/>
          <table:table-cell table:style-name="ce74" table:content-validation-name="val4" office:value-type="date" office:date-value="2023-08-13" calcext:value-type="date">
            <text:p>13/08/23</text:p>
          </table:table-cell>
          <table:table-cell table:style-name="ce74" table:content-validation-name="val5" office:value-type="date" office:date-value="2023-08-25" calcext:value-type="date">
            <text:p>25/08/23</text:p>
          </table:table-cell>
          <table:table-cell table:style-name="ce72" table:formula="of:=DATEDIF([.$E46];[.$F46];&quot;d&quot;)" office:value-type="float" office:value="12" calcext:value-type="float">
            <text:p>12</text:p>
          </table:table-cell>
          <table:table-cell table:style-name="ce17" table:number-columns-repeated="4"/>
          <table:table-cell table:style-name="ce68"/>
          <table:table-cell table:style-name="ce79" table:content-validation-name="val2" office:value-type="float" office:value="99982" calcext:value-type="float">
            <text:p>99982</text:p>
          </table:table-cell>
          <table:table-cell table:style-name="ce86" table:content-validation-name="val2" table:formula="of:=[.Q46]&amp;&quot; &quot;&amp;[.O46]&amp;&quot; &quot;&amp;[.P46]" office:value-type="string" office:string-value="Maria del Mar Conde Solés" calcext:value-type="string">
            <text:p>Maria del Mar Conde Solés</text:p>
          </table:table-cell>
          <table:table-cell table:style-name="ce22" office:value-type="string" calcext:value-type="string">
            <text:p>Conde</text:p>
          </table:table-cell>
          <table:table-cell table:style-name="ce22" office:value-type="string" calcext:value-type="string">
            <text:p>Solés</text:p>
          </table:table-cell>
          <table:table-cell table:style-name="ce22" office:value-type="string" calcext:value-type="string">
            <text:p>Maria del Mar</text:p>
          </table:table-cell>
          <table:table-cell table:style-name="ce27" table:number-columns-repeated="2"/>
          <table:table-cell table:style-name="ce32" office:value-type="string" calcext:value-type="string">
            <text:p>Huelva</text:p>
          </table:table-cell>
          <table:table-cell table:style-name="ce33" office:value-type="float" office:value="1140" calcext:value-type="float">
            <text:p>1140</text:p>
          </table:table-cell>
        </table:table-row>
        <table:table-row table:style-name="ro2">
          <table:table-cell table:style-name="ce21" table:content-validation-name="val1"/>
          <table:table-cell table:style-name="ce62" table:content-validation-name="val2"/>
          <table:table-cell table:style-name="ce66" table:content-validation-name="val3"/>
          <table:table-cell table:style-name="ce70"/>
          <table:table-cell table:style-name="ce74" table:content-validation-name="val4" office:value-type="date" office:date-value="2023-08-14" calcext:value-type="date">
            <text:p>14/08/23</text:p>
          </table:table-cell>
          <table:table-cell table:style-name="ce74" table:content-validation-name="val5" office:value-type="date" office:date-value="2023-08-25" calcext:value-type="date">
            <text:p>25/08/23</text:p>
          </table:table-cell>
          <table:table-cell table:style-name="ce72" table:formula="of:=DATEDIF([.$E47];[.$F47];&quot;d&quot;)" office:value-type="float" office:value="11" calcext:value-type="float">
            <text:p>11</text:p>
          </table:table-cell>
          <table:table-cell table:style-name="ce17" table:number-columns-repeated="4"/>
          <table:table-cell table:style-name="ce68"/>
          <table:table-cell table:style-name="ce79" table:content-validation-name="val2" office:value-type="float" office:value="100163" calcext:value-type="float">
            <text:p>100163</text:p>
          </table:table-cell>
          <table:table-cell table:style-name="ce86" table:content-validation-name="val2" table:formula="of:=[.Q47]&amp;&quot; &quot;&amp;[.O47]&amp;&quot; &quot;&amp;[.P47]" office:value-type="string" office:string-value="Maria Sánchez Ruano" calcext:value-type="string">
            <text:p>Maria Sánchez Ruano</text:p>
          </table:table-cell>
          <table:table-cell table:style-name="ce23" office:value-type="string" calcext:value-type="string">
            <text:p>Sánchez</text:p>
          </table:table-cell>
          <table:table-cell table:style-name="ce24" office:value-type="string" calcext:value-type="string">
            <text:p>Ruano</text:p>
          </table:table-cell>
          <table:table-cell table:style-name="ce24" office:value-type="string" calcext:value-type="string">
            <text:p>Maria</text:p>
          </table:table-cell>
          <table:table-cell table:style-name="ce27" table:number-columns-repeated="2"/>
          <table:table-cell table:style-name="ce32" office:value-type="string" calcext:value-type="string">
            <text:p>Cádiz</text:p>
          </table:table-cell>
          <table:table-cell table:style-name="ce33" office:value-type="float" office:value="1284" calcext:value-type="float">
            <text:p>1284</text:p>
          </table:table-cell>
        </table:table-row>
        <table:table-row table:style-name="ro2">
          <table:table-cell table:style-name="ce21" table:content-validation-name="val1"/>
          <table:table-cell table:style-name="ce62" table:content-validation-name="val2"/>
          <table:table-cell table:style-name="ce66" table:content-validation-name="val3"/>
          <table:table-cell table:style-name="ce70"/>
          <table:table-cell table:style-name="ce74" table:content-validation-name="val4" office:value-type="date" office:date-value="2023-08-15" calcext:value-type="date">
            <text:p>15/08/23</text:p>
          </table:table-cell>
          <table:table-cell table:style-name="ce74" table:content-validation-name="val5" office:value-type="date" office:date-value="2023-08-25" calcext:value-type="date">
            <text:p>25/08/23</text:p>
          </table:table-cell>
          <table:table-cell table:style-name="ce72" table:formula="of:=DATEDIF([.$E48];[.$F48];&quot;d&quot;)" office:value-type="float" office:value="10" calcext:value-type="float">
            <text:p>10</text:p>
          </table:table-cell>
          <table:table-cell table:style-name="ce17" table:number-columns-repeated="4"/>
          <table:table-cell table:style-name="ce68"/>
          <table:table-cell table:style-name="ce79" table:content-validation-name="val2" office:value-type="float" office:value="100181" calcext:value-type="float">
            <text:p>100181</text:p>
          </table:table-cell>
          <table:table-cell table:style-name="ce86" table:content-validation-name="val2" table:formula="of:=[.Q48]&amp;&quot; &quot;&amp;[.O48]&amp;&quot; &quot;&amp;[.P48]" office:value-type="string" office:string-value="Carlos González Garcia" calcext:value-type="string">
            <text:p>Carlos González Garcia</text:p>
          </table:table-cell>
          <table:table-cell table:style-name="ce23" office:value-type="string" calcext:value-type="string">
            <text:p>González</text:p>
          </table:table-cell>
          <table:table-cell table:style-name="ce24" office:value-type="string" calcext:value-type="string">
            <text:p>Garcia</text:p>
          </table:table-cell>
          <table:table-cell table:style-name="ce24" office:value-type="string" calcext:value-type="string">
            <text:p>Carlos</text:p>
          </table:table-cell>
          <table:table-cell table:style-name="ce27" table:number-columns-repeated="4"/>
        </table:table-row>
        <table:table-row table:style-name="ro2">
          <table:table-cell table:style-name="ce21" table:content-validation-name="val1"/>
          <table:table-cell table:style-name="ce62" table:content-validation-name="val2"/>
          <table:table-cell table:style-name="ce66" table:content-validation-name="val3"/>
          <table:table-cell table:style-name="ce70"/>
          <table:table-cell table:style-name="ce74" table:content-validation-name="val4" office:value-type="date" office:date-value="2023-08-16" calcext:value-type="date">
            <text:p>16/08/23</text:p>
          </table:table-cell>
          <table:table-cell table:style-name="ce74" table:content-validation-name="val5" office:value-type="date" office:date-value="2023-08-25" calcext:value-type="date">
            <text:p>25/08/23</text:p>
          </table:table-cell>
          <table:table-cell table:style-name="ce72" table:formula="of:=DATEDIF([.$E49];[.$F49];&quot;d&quot;)" office:value-type="float" office:value="9" calcext:value-type="float">
            <text:p>9</text:p>
          </table:table-cell>
          <table:table-cell table:style-name="ce17" table:number-columns-repeated="4"/>
          <table:table-cell table:style-name="ce68"/>
          <table:table-cell table:style-name="ce79" table:content-validation-name="val2" office:value-type="float" office:value="100290" calcext:value-type="float">
            <text:p>100290</text:p>
          </table:table-cell>
          <table:table-cell table:style-name="ce86" table:content-validation-name="val2" table:formula="of:=[.Q49]&amp;&quot; &quot;&amp;[.O49]&amp;&quot; &quot;&amp;[.P49]" office:value-type="string" office:string-value="David Milian Garcia" calcext:value-type="string">
            <text:p>David Milian Garcia</text:p>
          </table:table-cell>
          <table:table-cell table:style-name="ce22" office:value-type="string" calcext:value-type="string">
            <text:p>Milian</text:p>
          </table:table-cell>
          <table:table-cell table:style-name="ce22" office:value-type="string" calcext:value-type="string">
            <text:p>Garcia</text:p>
          </table:table-cell>
          <table:table-cell table:style-name="ce22" office:value-type="string" calcext:value-type="string">
            <text:p>David</text:p>
          </table:table-cell>
          <table:table-cell table:style-name="ce27" table:number-columns-repeated="4"/>
        </table:table-row>
        <table:table-row table:style-name="ro2">
          <table:table-cell table:style-name="ce21" table:content-validation-name="val1"/>
          <table:table-cell table:style-name="ce62" table:content-validation-name="val2"/>
          <table:table-cell table:style-name="ce66" table:content-validation-name="val3"/>
          <table:table-cell table:style-name="ce70"/>
          <table:table-cell table:style-name="ce74" table:content-validation-name="val4" office:value-type="date" office:date-value="2023-08-17" calcext:value-type="date">
            <text:p>17/08/23</text:p>
          </table:table-cell>
          <table:table-cell table:style-name="ce74" table:content-validation-name="val5" office:value-type="date" office:date-value="2023-08-25" calcext:value-type="date">
            <text:p>25/08/23</text:p>
          </table:table-cell>
          <table:table-cell table:style-name="ce72" table:formula="of:=DATEDIF([.$E50];[.$F50];&quot;d&quot;)" office:value-type="float" office:value="8" calcext:value-type="float">
            <text:p>8</text:p>
          </table:table-cell>
          <table:table-cell table:style-name="ce17" table:number-columns-repeated="4"/>
          <table:table-cell table:style-name="ce68"/>
          <table:table-cell table:style-name="ce79" table:content-validation-name="val2" office:value-type="float" office:value="100295" calcext:value-type="float">
            <text:p>100295</text:p>
          </table:table-cell>
          <table:table-cell table:style-name="ce86" table:content-validation-name="val2" table:formula="of:=[.Q50]&amp;&quot; &quot;&amp;[.O50]&amp;&quot; &quot;&amp;[.P50]" office:value-type="string" office:string-value="Jaume Ferrer Piñol" calcext:value-type="string">
            <text:p>Jaume Ferrer Piñol</text:p>
          </table:table-cell>
          <table:table-cell table:style-name="ce23" office:value-type="string" calcext:value-type="string">
            <text:p>Ferrer</text:p>
          </table:table-cell>
          <table:table-cell table:style-name="ce24" office:value-type="string" calcext:value-type="string">
            <text:p>Piñol</text:p>
          </table:table-cell>
          <table:table-cell table:style-name="ce24" office:value-type="string" calcext:value-type="string">
            <text:p>Jaume</text:p>
          </table:table-cell>
          <table:table-cell table:style-name="ce27" table:number-columns-repeated="4"/>
        </table:table-row>
        <table:table-row table:style-name="ro2">
          <table:table-cell table:style-name="ce21" table:content-validation-name="val1"/>
          <table:table-cell table:style-name="ce62" table:content-validation-name="val2"/>
          <table:table-cell table:style-name="ce66" table:content-validation-name="val3"/>
          <table:table-cell table:style-name="ce70"/>
          <table:table-cell table:style-name="ce74" table:content-validation-name="val4" office:value-type="date" office:date-value="2023-08-18" calcext:value-type="date">
            <text:p>18/08/23</text:p>
          </table:table-cell>
          <table:table-cell table:style-name="ce74" table:content-validation-name="val5" office:value-type="date" office:date-value="2023-08-25" calcext:value-type="date">
            <text:p>25/08/23</text:p>
          </table:table-cell>
          <table:table-cell table:style-name="ce72" table:formula="of:=DATEDIF([.$E51];[.$F51];&quot;d&quot;)" office:value-type="float" office:value="7" calcext:value-type="float">
            <text:p>7</text:p>
          </table:table-cell>
          <table:table-cell table:style-name="ce17" table:number-columns-repeated="4"/>
          <table:table-cell table:style-name="ce68"/>
          <table:table-cell table:style-name="ce79" table:content-validation-name="val2" office:value-type="float" office:value="100389" calcext:value-type="float">
            <text:p>100389</text:p>
          </table:table-cell>
          <table:table-cell table:style-name="ce86" table:content-validation-name="val2" table:formula="of:=[.Q51]&amp;&quot; &quot;&amp;[.O51]&amp;&quot; &quot;&amp;[.P51]" office:value-type="string" office:string-value="Asunción Baldrich Martínez" calcext:value-type="string">
            <text:p>Asunción Baldrich Martínez</text:p>
          </table:table-cell>
          <table:table-cell table:style-name="ce22" office:value-type="string" calcext:value-type="string">
            <text:p>Baldrich</text:p>
          </table:table-cell>
          <table:table-cell table:style-name="ce22" office:value-type="string" calcext:value-type="string">
            <text:p>Martínez</text:p>
          </table:table-cell>
          <table:table-cell table:style-name="ce22" office:value-type="string" calcext:value-type="string">
            <text:p>Asunción</text:p>
          </table:table-cell>
          <table:table-cell table:style-name="ce27" table:number-columns-repeated="4"/>
        </table:table-row>
        <table:table-row table:style-name="ro2">
          <table:table-cell table:style-name="ce21" table:content-validation-name="val1"/>
          <table:table-cell table:style-name="ce62" table:content-validation-name="val2"/>
          <table:table-cell table:style-name="ce66" table:content-validation-name="val3"/>
          <table:table-cell table:style-name="ce70"/>
          <table:table-cell table:style-name="ce74" table:content-validation-name="val4" office:value-type="date" office:date-value="2023-08-19" calcext:value-type="date">
            <text:p>19/08/23</text:p>
          </table:table-cell>
          <table:table-cell table:style-name="ce74" table:content-validation-name="val5" office:value-type="date" office:date-value="2023-08-25" calcext:value-type="date">
            <text:p>25/08/23</text:p>
          </table:table-cell>
          <table:table-cell table:style-name="ce72" table:formula="of:=DATEDIF([.$E52];[.$F52];&quot;d&quot;)" office:value-type="float" office:value="6" calcext:value-type="float">
            <text:p>6</text:p>
          </table:table-cell>
          <table:table-cell table:style-name="ce17" table:number-columns-repeated="4"/>
          <table:table-cell table:style-name="ce68"/>
          <table:table-cell table:style-name="ce79" table:content-validation-name="val2" office:value-type="float" office:value="100524" calcext:value-type="float">
            <text:p>100524</text:p>
          </table:table-cell>
          <table:table-cell table:style-name="ce86" table:content-validation-name="val2" table:formula="of:=[.Q52]&amp;&quot; &quot;&amp;[.O52]&amp;&quot; &quot;&amp;[.P52]" office:value-type="string" office:string-value="Jose Luís Villalba Bellido" calcext:value-type="string">
            <text:p>Jose Luís Villalba Bellido</text:p>
          </table:table-cell>
          <table:table-cell table:style-name="ce23" office:value-type="string" calcext:value-type="string">
            <text:p>Villalba</text:p>
          </table:table-cell>
          <table:table-cell table:style-name="ce24" office:value-type="string" calcext:value-type="string">
            <text:p>Bellido</text:p>
          </table:table-cell>
          <table:table-cell table:style-name="ce24" office:value-type="string" calcext:value-type="string">
            <text:p>Jose Luís</text:p>
          </table:table-cell>
          <table:table-cell table:style-name="ce27" table:number-columns-repeated="4"/>
        </table:table-row>
        <table:table-row table:style-name="ro2">
          <table:table-cell table:style-name="ce21" table:content-validation-name="val1"/>
          <table:table-cell table:style-name="ce62" table:content-validation-name="val2"/>
          <table:table-cell table:style-name="ce66" table:content-validation-name="val3"/>
          <table:table-cell table:style-name="ce70"/>
          <table:table-cell table:style-name="ce74" table:content-validation-name="val4" office:value-type="date" office:date-value="2023-08-20" calcext:value-type="date">
            <text:p>20/08/23</text:p>
          </table:table-cell>
          <table:table-cell table:style-name="ce74" table:content-validation-name="val5" office:value-type="date" office:date-value="2023-08-25" calcext:value-type="date">
            <text:p>25/08/23</text:p>
          </table:table-cell>
          <table:table-cell table:style-name="ce72" table:formula="of:=DATEDIF([.$E53];[.$F53];&quot;d&quot;)" office:value-type="float" office:value="5" calcext:value-type="float">
            <text:p>5</text:p>
          </table:table-cell>
          <table:table-cell table:style-name="ce17" table:number-columns-repeated="4"/>
          <table:table-cell table:style-name="ce68"/>
          <table:table-cell table:style-name="ce79" table:content-validation-name="val2" office:value-type="float" office:value="100562" calcext:value-type="float">
            <text:p>100562</text:p>
          </table:table-cell>
          <table:table-cell table:style-name="ce86" table:content-validation-name="val2" table:formula="of:=[.Q53]&amp;&quot; &quot;&amp;[.O53]&amp;&quot; &quot;&amp;[.P53]" office:value-type="string" office:string-value="Eduard Ruiz Tàpia" calcext:value-type="string">
            <text:p>Eduard Ruiz Tàpia</text:p>
          </table:table-cell>
          <table:table-cell table:style-name="ce23" office:value-type="string" calcext:value-type="string">
            <text:p>Ruiz</text:p>
          </table:table-cell>
          <table:table-cell table:style-name="ce24" office:value-type="string" calcext:value-type="string">
            <text:p>Tàpia</text:p>
          </table:table-cell>
          <table:table-cell table:style-name="ce24" office:value-type="string" calcext:value-type="string">
            <text:p>Eduard</text:p>
          </table:table-cell>
          <table:table-cell table:style-name="ce27" table:number-columns-repeated="4"/>
        </table:table-row>
        <table:table-row table:style-name="ro2">
          <table:table-cell table:style-name="ce21" table:content-validation-name="val1"/>
          <table:table-cell table:style-name="ce62" table:content-validation-name="val2"/>
          <table:table-cell table:style-name="ce66" table:content-validation-name="val3"/>
          <table:table-cell table:style-name="ce70"/>
          <table:table-cell table:style-name="ce74" table:content-validation-name="val4" office:value-type="date" office:date-value="2023-08-21" calcext:value-type="date">
            <text:p>21/08/23</text:p>
          </table:table-cell>
          <table:table-cell table:style-name="ce74" table:content-validation-name="val5" office:value-type="date" office:date-value="2023-08-25" calcext:value-type="date">
            <text:p>25/08/23</text:p>
          </table:table-cell>
          <table:table-cell table:style-name="ce72" table:formula="of:=DATEDIF([.$E54];[.$F54];&quot;d&quot;)" office:value-type="float" office:value="4" calcext:value-type="float">
            <text:p>4</text:p>
          </table:table-cell>
          <table:table-cell table:style-name="ce17" table:number-columns-repeated="4"/>
          <table:table-cell table:style-name="ce68"/>
          <table:table-cell table:style-name="ce79" table:content-validation-name="val2" office:value-type="float" office:value="100651" calcext:value-type="float">
            <text:p>100651</text:p>
          </table:table-cell>
          <table:table-cell table:style-name="ce86" table:content-validation-name="val2" table:formula="of:=[.Q54]&amp;&quot; &quot;&amp;[.O54]&amp;&quot; &quot;&amp;[.P54]" office:value-type="string" office:string-value="Roser Rifà Fosas" calcext:value-type="string">
            <text:p>Roser Rifà Fosas</text:p>
          </table:table-cell>
          <table:table-cell table:style-name="ce22" office:value-type="string" calcext:value-type="string">
            <text:p>Rifà</text:p>
          </table:table-cell>
          <table:table-cell table:style-name="ce22" office:value-type="string" calcext:value-type="string">
            <text:p>Fosas</text:p>
          </table:table-cell>
          <table:table-cell table:style-name="ce22" office:value-type="string" calcext:value-type="string">
            <text:p>Roser</text:p>
          </table:table-cell>
          <table:table-cell table:style-name="ce27" table:number-columns-repeated="4"/>
        </table:table-row>
        <table:table-row table:style-name="ro2">
          <table:table-cell table:style-name="ce21" table:content-validation-name="val1"/>
          <table:table-cell table:style-name="ce62" table:content-validation-name="val2"/>
          <table:table-cell table:style-name="ce66" table:content-validation-name="val3"/>
          <table:table-cell table:style-name="ce70"/>
          <table:table-cell table:style-name="ce74" table:content-validation-name="val4" office:value-type="date" office:date-value="2023-08-22" calcext:value-type="date">
            <text:p>22/08/23</text:p>
          </table:table-cell>
          <table:table-cell table:style-name="ce74" table:content-validation-name="val5" office:value-type="date" office:date-value="2023-08-25" calcext:value-type="date">
            <text:p>25/08/23</text:p>
          </table:table-cell>
          <table:table-cell table:style-name="ce72" table:formula="of:=DATEDIF([.$E55];[.$F55];&quot;d&quot;)" office:value-type="float" office:value="3" calcext:value-type="float">
            <text:p>3</text:p>
          </table:table-cell>
          <table:table-cell table:style-name="ce17" table:number-columns-repeated="4"/>
          <table:table-cell table:style-name="ce68"/>
          <table:table-cell table:style-name="ce79" table:content-validation-name="val2" office:value-type="float" office:value="100854" calcext:value-type="float">
            <text:p>100854</text:p>
          </table:table-cell>
          <table:table-cell table:style-name="ce86" table:content-validation-name="val2" table:formula="of:=[.Q55]&amp;&quot; &quot;&amp;[.O55]&amp;&quot; &quot;&amp;[.P55]" office:value-type="string" office:string-value="Montserrat González Cuest" calcext:value-type="string">
            <text:p>Montserrat González Cuest</text:p>
          </table:table-cell>
          <table:table-cell table:style-name="ce23" office:value-type="string" calcext:value-type="string">
            <text:p>González</text:p>
          </table:table-cell>
          <table:table-cell table:style-name="ce24" office:value-type="string" calcext:value-type="string">
            <text:p>Cuest</text:p>
          </table:table-cell>
          <table:table-cell table:style-name="ce24" office:value-type="string" calcext:value-type="string">
            <text:p>Montserrat</text:p>
          </table:table-cell>
          <table:table-cell table:style-name="ce27" table:number-columns-repeated="4"/>
        </table:table-row>
        <table:table-row table:style-name="ro2">
          <table:table-cell table:style-name="ce21" table:content-validation-name="val1"/>
          <table:table-cell table:style-name="ce62" table:content-validation-name="val2"/>
          <table:table-cell table:style-name="ce66" table:content-validation-name="val3"/>
          <table:table-cell table:style-name="ce70"/>
          <table:table-cell table:style-name="ce74" table:content-validation-name="val4" office:value-type="date" office:date-value="2023-08-23" calcext:value-type="date">
            <text:p>23/08/23</text:p>
          </table:table-cell>
          <table:table-cell table:style-name="ce74" table:content-validation-name="val5" office:value-type="date" office:date-value="2023-08-25" calcext:value-type="date">
            <text:p>25/08/23</text:p>
          </table:table-cell>
          <table:table-cell table:style-name="ce72" table:formula="of:=DATEDIF([.$E56];[.$F56];&quot;d&quot;)" office:value-type="float" office:value="2" calcext:value-type="float">
            <text:p>2</text:p>
          </table:table-cell>
          <table:table-cell table:style-name="ce17" table:number-columns-repeated="4"/>
          <table:table-cell table:style-name="ce68"/>
          <table:table-cell table:style-name="ce79" table:content-validation-name="val2" office:value-type="float" office:value="100924" calcext:value-type="float">
            <text:p>100924</text:p>
          </table:table-cell>
          <table:table-cell table:style-name="ce86" table:content-validation-name="val2" table:formula="of:=[.Q56]&amp;&quot; &quot;&amp;[.O56]&amp;&quot; &quot;&amp;[.P56]" office:value-type="string" office:string-value="Concepció Calaf Berenguer" calcext:value-type="string">
            <text:p>Concepció Calaf Berenguer</text:p>
          </table:table-cell>
          <table:table-cell table:style-name="ce23" office:value-type="string" calcext:value-type="string">
            <text:p>Calaf</text:p>
          </table:table-cell>
          <table:table-cell table:style-name="ce24" office:value-type="string" calcext:value-type="string">
            <text:p>Berenguer</text:p>
          </table:table-cell>
          <table:table-cell table:style-name="ce24" office:value-type="string" calcext:value-type="string">
            <text:p>Concepció</text:p>
          </table:table-cell>
          <table:table-cell table:style-name="ce27" table:number-columns-repeated="4"/>
        </table:table-row>
        <table:table-row table:style-name="ro2">
          <table:table-cell table:style-name="ce21" table:content-validation-name="val1"/>
          <table:table-cell table:style-name="ce62" table:content-validation-name="val2"/>
          <table:table-cell table:style-name="ce66" table:content-validation-name="val3"/>
          <table:table-cell table:style-name="ce70"/>
          <table:table-cell table:style-name="ce74" table:content-validation-name="val4" office:value-type="date" office:date-value="2023-08-24" calcext:value-type="date">
            <text:p>24/08/23</text:p>
          </table:table-cell>
          <table:table-cell table:style-name="ce74" table:content-validation-name="val5" office:value-type="date" office:date-value="2023-08-25" calcext:value-type="date">
            <text:p>25/08/23</text:p>
          </table:table-cell>
          <table:table-cell table:style-name="ce72" table:formula="of:=DATEDIF([.$E57];[.$F57];&quot;d&quot;)" office:value-type="float" office:value="1" calcext:value-type="float">
            <text:p>1</text:p>
          </table:table-cell>
          <table:table-cell table:style-name="ce17" table:number-columns-repeated="4"/>
          <table:table-cell table:style-name="ce68"/>
          <table:table-cell table:style-name="ce79" table:content-validation-name="val2" office:value-type="float" office:value="100951" calcext:value-type="float">
            <text:p>100951</text:p>
          </table:table-cell>
          <table:table-cell table:style-name="ce86" table:content-validation-name="val2" table:formula="of:=[.Q57]&amp;&quot; &quot;&amp;[.O57]&amp;&quot; &quot;&amp;[.P57]" office:value-type="string" office:string-value="Jose Carlos Morán Parcerisas" calcext:value-type="string">
            <text:p>Jose Carlos Morán Parcerisas</text:p>
          </table:table-cell>
          <table:table-cell table:style-name="ce22" office:value-type="string" calcext:value-type="string">
            <text:p>Morán</text:p>
          </table:table-cell>
          <table:table-cell table:style-name="ce22" office:value-type="string" calcext:value-type="string">
            <text:p>Parcerisas</text:p>
          </table:table-cell>
          <table:table-cell table:style-name="ce22" office:value-type="string" calcext:value-type="string">
            <text:p>Jose Carlos</text:p>
          </table:table-cell>
          <table:table-cell table:style-name="ce27" table:number-columns-repeated="4"/>
        </table:table-row>
        <table:table-row table:style-name="ro2">
          <table:table-cell table:style-name="ce21" table:content-validation-name="val1"/>
          <table:table-cell table:style-name="ce62" table:content-validation-name="val2"/>
          <table:table-cell table:style-name="ce66" table:content-validation-name="val3"/>
          <table:table-cell table:style-name="ce70"/>
          <table:table-cell table:style-name="ce74" table:content-validation-name="val4" office:value-type="date" office:date-value="2023-08-25" calcext:value-type="date">
            <text:p>25/08/23</text:p>
          </table:table-cell>
          <table:table-cell table:style-name="ce74" table:content-validation-name="val5" office:value-type="date" office:date-value="2023-08-25" calcext:value-type="date">
            <text:p>25/08/23</text:p>
          </table:table-cell>
          <table:table-cell table:style-name="ce72" table:formula="of:=DATEDIF([.$E58];[.$F58];&quot;d&quot;)" office:value-type="float" office:value="0" calcext:value-type="float">
            <text:p>0</text:p>
          </table:table-cell>
          <table:table-cell table:style-name="ce17" table:number-columns-repeated="4"/>
          <table:table-cell table:style-name="ce68"/>
          <table:table-cell table:style-name="ce79" table:content-validation-name="val2" office:value-type="float" office:value="101319" calcext:value-type="float">
            <text:p>101319</text:p>
          </table:table-cell>
          <table:table-cell table:style-name="ce86" table:content-validation-name="val2" table:formula="of:=[.Q58]&amp;&quot; &quot;&amp;[.O58]&amp;&quot; &quot;&amp;[.P58]" office:value-type="string" office:string-value="Matilde Vidal Iglesias" calcext:value-type="string">
            <text:p>Matilde Vidal Iglesias</text:p>
          </table:table-cell>
          <table:table-cell table:style-name="ce22" office:value-type="string" calcext:value-type="string">
            <text:p>Vidal</text:p>
          </table:table-cell>
          <table:table-cell table:style-name="ce22" office:value-type="string" calcext:value-type="string">
            <text:p>Iglesias</text:p>
          </table:table-cell>
          <table:table-cell table:style-name="ce22" office:value-type="string" calcext:value-type="string">
            <text:p>Matilde</text:p>
          </table:table-cell>
          <table:table-cell table:style-name="ce27" table:number-columns-repeated="4"/>
        </table:table-row>
        <table:table-row table:style-name="ro2">
          <table:table-cell table:style-name="ce21" table:content-validation-name="val1"/>
          <table:table-cell table:style-name="ce62" table:content-validation-name="val2"/>
          <table:table-cell table:style-name="ce66" table:content-validation-name="val3"/>
          <table:table-cell table:style-name="ce70"/>
          <table:table-cell table:style-name="ce74" table:content-validation-name="val4" office:value-type="date" office:date-value="2023-08-23" calcext:value-type="date">
            <text:p>23/08/23</text:p>
          </table:table-cell>
          <table:table-cell table:style-name="ce74" table:content-validation-name="val5" office:value-type="date" office:date-value="2023-08-25" calcext:value-type="date">
            <text:p>25/08/23</text:p>
          </table:table-cell>
          <table:table-cell table:style-name="ce72" table:formula="of:=DATEDIF([.$E59];[.$F59];&quot;d&quot;)" office:value-type="float" office:value="2" calcext:value-type="float">
            <text:p>2</text:p>
          </table:table-cell>
          <table:table-cell table:style-name="ce17" table:number-columns-repeated="4"/>
          <table:table-cell table:style-name="ce68"/>
          <table:table-cell table:style-name="ce79" table:content-validation-name="val2" office:value-type="float" office:value="101415" calcext:value-type="float">
            <text:p>101415</text:p>
          </table:table-cell>
          <table:table-cell table:style-name="ce86" table:content-validation-name="val2" table:formula="of:=[.Q59]&amp;&quot; &quot;&amp;[.O59]&amp;&quot; &quot;&amp;[.P59]" office:value-type="string" office:string-value="Albert Llamas León" calcext:value-type="string">
            <text:p>Albert Llamas León</text:p>
          </table:table-cell>
          <table:table-cell table:style-name="ce22" office:value-type="string" calcext:value-type="string">
            <text:p>Llamas</text:p>
          </table:table-cell>
          <table:table-cell table:style-name="ce22" office:value-type="string" calcext:value-type="string">
            <text:p>León</text:p>
          </table:table-cell>
          <table:table-cell table:style-name="ce22" office:value-type="string" calcext:value-type="string">
            <text:p>Albert</text:p>
          </table:table-cell>
          <table:table-cell table:style-name="ce27" table:number-columns-repeated="4"/>
        </table:table-row>
        <table:table-row table:style-name="ro2">
          <table:table-cell table:style-name="ce21" table:content-validation-name="val1"/>
          <table:table-cell table:style-name="ce62" table:content-validation-name="val2"/>
          <table:table-cell table:style-name="ce66" table:content-validation-name="val3"/>
          <table:table-cell table:style-name="ce70"/>
          <table:table-cell table:style-name="ce74" table:content-validation-name="val4" office:value-type="date" office:date-value="2023-08-19" calcext:value-type="date">
            <text:p>19/08/23</text:p>
          </table:table-cell>
          <table:table-cell table:style-name="ce74" table:content-validation-name="val5" office:value-type="date" office:date-value="2023-08-25" calcext:value-type="date">
            <text:p>25/08/23</text:p>
          </table:table-cell>
          <table:table-cell table:style-name="ce72" table:formula="of:=DATEDIF([.$E60];[.$F60];&quot;d&quot;)" office:value-type="float" office:value="6" calcext:value-type="float">
            <text:p>6</text:p>
          </table:table-cell>
          <table:table-cell table:style-name="ce17" table:number-columns-repeated="4"/>
          <table:table-cell table:style-name="ce68"/>
          <table:table-cell table:style-name="ce79" table:content-validation-name="val2" office:value-type="float" office:value="101653" calcext:value-type="float">
            <text:p>101653</text:p>
          </table:table-cell>
          <table:table-cell table:style-name="ce86" table:content-validation-name="val2" table:formula="of:=[.Q60]&amp;&quot; &quot;&amp;[.O60]&amp;&quot; &quot;&amp;[.P60]" office:value-type="string" office:string-value="Noemi Artiaga López" calcext:value-type="string">
            <text:p>Noemi Artiaga López</text:p>
          </table:table-cell>
          <table:table-cell table:style-name="ce22" office:value-type="string" calcext:value-type="string">
            <text:p>Artiaga</text:p>
          </table:table-cell>
          <table:table-cell table:style-name="ce22" office:value-type="string" calcext:value-type="string">
            <text:p>López</text:p>
          </table:table-cell>
          <table:table-cell table:style-name="ce22" office:value-type="string" calcext:value-type="string">
            <text:p>Noemi</text:p>
          </table:table-cell>
          <table:table-cell table:style-name="ce27" table:number-columns-repeated="4"/>
        </table:table-row>
        <table:table-row table:style-name="ro2">
          <table:table-cell table:style-name="ce21" table:content-validation-name="val1"/>
          <table:table-cell table:style-name="ce62" table:content-validation-name="val2"/>
          <table:table-cell table:style-name="ce66" table:content-validation-name="val3"/>
          <table:table-cell table:style-name="ce70"/>
          <table:table-cell table:style-name="ce74" table:content-validation-name="val4" office:value-type="date" office:date-value="2023-08-15" calcext:value-type="date">
            <text:p>15/08/23</text:p>
          </table:table-cell>
          <table:table-cell table:style-name="ce74" table:content-validation-name="val5" office:value-type="date" office:date-value="2023-08-25" calcext:value-type="date">
            <text:p>25/08/23</text:p>
          </table:table-cell>
          <table:table-cell table:style-name="ce72" table:formula="of:=DATEDIF([.$E61];[.$F61];&quot;d&quot;)" office:value-type="float" office:value="10" calcext:value-type="float">
            <text:p>10</text:p>
          </table:table-cell>
          <table:table-cell table:style-name="ce17" table:number-columns-repeated="4"/>
          <table:table-cell table:style-name="ce68"/>
          <table:table-cell table:style-name="ce79" table:content-validation-name="val2" office:value-type="float" office:value="101675" calcext:value-type="float">
            <text:p>101675</text:p>
          </table:table-cell>
          <table:table-cell table:style-name="ce86" table:content-validation-name="val2" table:formula="of:=[.Q61]&amp;&quot; &quot;&amp;[.O61]&amp;&quot; &quot;&amp;[.P61]" office:value-type="string" office:string-value="Àngels Ferrer Farré" calcext:value-type="string">
            <text:p>Àngels Ferrer Farré</text:p>
          </table:table-cell>
          <table:table-cell table:style-name="ce23" office:value-type="string" calcext:value-type="string">
            <text:p>Ferrer</text:p>
          </table:table-cell>
          <table:table-cell table:style-name="ce24" office:value-type="string" calcext:value-type="string">
            <text:p>Farré</text:p>
          </table:table-cell>
          <table:table-cell table:style-name="ce24" office:value-type="string" calcext:value-type="string">
            <text:p>Àngels</text:p>
          </table:table-cell>
          <table:table-cell table:style-name="ce27" table:number-columns-repeated="4"/>
        </table:table-row>
        <table:table-row table:style-name="ro2">
          <table:table-cell table:style-name="ce21" table:content-validation-name="val1"/>
          <table:table-cell table:style-name="ce62" table:content-validation-name="val2"/>
          <table:table-cell table:style-name="ce66" table:content-validation-name="val3"/>
          <table:table-cell table:style-name="ce70"/>
          <table:table-cell table:style-name="ce74" table:content-validation-name="val4" office:value-type="date" office:date-value="2023-08-01" calcext:value-type="date">
            <text:p>01/08/23</text:p>
          </table:table-cell>
          <table:table-cell table:style-name="ce74" table:content-validation-name="val5" office:value-type="date" office:date-value="2023-08-25" calcext:value-type="date">
            <text:p>25/08/23</text:p>
          </table:table-cell>
          <table:table-cell table:style-name="ce72" table:formula="of:=DATEDIF([.$E62];[.$F62];&quot;d&quot;)" office:value-type="float" office:value="24" calcext:value-type="float">
            <text:p>24</text:p>
          </table:table-cell>
          <table:table-cell table:style-name="ce17" table:number-columns-repeated="4"/>
          <table:table-cell table:style-name="ce68"/>
          <table:table-cell table:style-name="ce79" table:content-validation-name="val2" office:value-type="float" office:value="101758" calcext:value-type="float">
            <text:p>101758</text:p>
          </table:table-cell>
          <table:table-cell table:style-name="ce86" table:content-validation-name="val2" table:formula="of:=[.Q62]&amp;&quot; &quot;&amp;[.O62]&amp;&quot; &quot;&amp;[.P62]" office:value-type="string" office:string-value="Ana Perez Aguilar" calcext:value-type="string">
            <text:p>Ana Perez Aguilar</text:p>
          </table:table-cell>
          <table:table-cell table:style-name="ce22" office:value-type="string" calcext:value-type="string">
            <text:p>Perez</text:p>
          </table:table-cell>
          <table:table-cell table:style-name="ce22" office:value-type="string" calcext:value-type="string">
            <text:p>Aguilar</text:p>
          </table:table-cell>
          <table:table-cell table:style-name="ce22" office:value-type="string" calcext:value-type="string">
            <text:p>Ana</text:p>
          </table:table-cell>
          <table:table-cell table:style-name="ce27" table:number-columns-repeated="4"/>
        </table:table-row>
        <table:table-row table:style-name="ro2">
          <table:table-cell table:style-name="ce21" table:content-validation-name="val1"/>
          <table:table-cell table:style-name="ce62" table:content-validation-name="val2"/>
          <table:table-cell table:style-name="ce66" table:content-validation-name="val3"/>
          <table:table-cell table:style-name="ce70"/>
          <table:table-cell table:style-name="ce74" table:content-validation-name="val4" office:value-type="date" office:date-value="2023-08-02" calcext:value-type="date">
            <text:p>02/08/23</text:p>
          </table:table-cell>
          <table:table-cell table:style-name="ce74" table:content-validation-name="val5" office:value-type="date" office:date-value="2023-08-25" calcext:value-type="date">
            <text:p>25/08/23</text:p>
          </table:table-cell>
          <table:table-cell table:style-name="ce72" table:formula="of:=DATEDIF([.$E63];[.$F63];&quot;d&quot;)" office:value-type="float" office:value="23" calcext:value-type="float">
            <text:p>23</text:p>
          </table:table-cell>
          <table:table-cell table:style-name="ce17" table:number-columns-repeated="4"/>
          <table:table-cell table:style-name="ce68"/>
          <table:table-cell table:style-name="ce79" table:content-validation-name="val2" office:value-type="float" office:value="101788" calcext:value-type="float">
            <text:p>101788</text:p>
          </table:table-cell>
          <table:table-cell table:style-name="ce86" table:content-validation-name="val2" table:formula="of:=[.Q63]&amp;&quot; &quot;&amp;[.O63]&amp;&quot; &quot;&amp;[.P63]" office:value-type="string" office:string-value="Sonia Alegre Mas" calcext:value-type="string">
            <text:p>Sonia Alegre Mas</text:p>
          </table:table-cell>
          <table:table-cell table:style-name="ce22" office:value-type="string" calcext:value-type="string">
            <text:p>Alegre</text:p>
          </table:table-cell>
          <table:table-cell table:style-name="ce22" office:value-type="string" calcext:value-type="string">
            <text:p>Mas</text:p>
          </table:table-cell>
          <table:table-cell table:style-name="ce22" office:value-type="string" calcext:value-type="string">
            <text:p>Sonia</text:p>
          </table:table-cell>
          <table:table-cell table:style-name="ce27" table:number-columns-repeated="4"/>
        </table:table-row>
        <table:table-row table:style-name="ro2">
          <table:table-cell table:style-name="ce21" table:content-validation-name="val1"/>
          <table:table-cell table:style-name="ce62" table:content-validation-name="val2"/>
          <table:table-cell table:style-name="ce66" table:content-validation-name="val3"/>
          <table:table-cell table:style-name="ce70"/>
          <table:table-cell table:style-name="ce74" table:content-validation-name="val4" office:value-type="date" office:date-value="2023-08-03" calcext:value-type="date">
            <text:p>03/08/23</text:p>
          </table:table-cell>
          <table:table-cell table:style-name="ce74" table:content-validation-name="val5" office:value-type="date" office:date-value="2023-08-25" calcext:value-type="date">
            <text:p>25/08/23</text:p>
          </table:table-cell>
          <table:table-cell table:style-name="ce72" table:formula="of:=DATEDIF([.$E64];[.$F64];&quot;d&quot;)" office:value-type="float" office:value="22" calcext:value-type="float">
            <text:p>22</text:p>
          </table:table-cell>
          <table:table-cell table:style-name="ce17" table:number-columns-repeated="4"/>
          <table:table-cell table:style-name="ce68"/>
          <table:table-cell table:style-name="ce79" table:content-validation-name="val2" office:value-type="float" office:value="101850" calcext:value-type="float">
            <text:p>101850</text:p>
          </table:table-cell>
          <table:table-cell table:style-name="ce86" table:content-validation-name="val2" table:formula="of:=[.Q64]&amp;&quot; &quot;&amp;[.O64]&amp;&quot; &quot;&amp;[.P64]" office:value-type="string" office:string-value="Francesc Pedrol Parunella" calcext:value-type="string">
            <text:p>Francesc Pedrol Parunella</text:p>
          </table:table-cell>
          <table:table-cell table:style-name="ce23" office:value-type="string" calcext:value-type="string">
            <text:p>Pedrol</text:p>
          </table:table-cell>
          <table:table-cell table:style-name="ce24" office:value-type="string" calcext:value-type="string">
            <text:p>Parunella</text:p>
          </table:table-cell>
          <table:table-cell table:style-name="ce24" office:value-type="string" calcext:value-type="string">
            <text:p>Francesc</text:p>
          </table:table-cell>
          <table:table-cell table:style-name="ce27" table:number-columns-repeated="4"/>
        </table:table-row>
        <table:table-row table:style-name="ro2">
          <table:table-cell table:style-name="ce21" table:content-validation-name="val1"/>
          <table:table-cell table:style-name="ce62" table:content-validation-name="val2"/>
          <table:table-cell table:style-name="ce66" table:content-validation-name="val3"/>
          <table:table-cell table:style-name="ce70"/>
          <table:table-cell table:style-name="ce74" table:content-validation-name="val4" office:value-type="date" office:date-value="2023-08-04" calcext:value-type="date">
            <text:p>04/08/23</text:p>
          </table:table-cell>
          <table:table-cell table:style-name="ce74" table:content-validation-name="val5" office:value-type="date" office:date-value="2023-08-25" calcext:value-type="date">
            <text:p>25/08/23</text:p>
          </table:table-cell>
          <table:table-cell table:style-name="ce72" table:formula="of:=DATEDIF([.$E65];[.$F65];&quot;d&quot;)" office:value-type="float" office:value="21" calcext:value-type="float">
            <text:p>21</text:p>
          </table:table-cell>
          <table:table-cell table:style-name="ce17" table:number-columns-repeated="4"/>
          <table:table-cell table:style-name="ce68"/>
          <table:table-cell table:style-name="ce79" table:content-validation-name="val2" office:value-type="float" office:value="101958" calcext:value-type="float">
            <text:p>101958</text:p>
          </table:table-cell>
          <table:table-cell table:style-name="ce86" table:content-validation-name="val2" table:formula="of:=[.Q65]&amp;&quot; &quot;&amp;[.O65]&amp;&quot; &quot;&amp;[.P65]" office:value-type="string" office:string-value="Cristina Caño Garcia" calcext:value-type="string">
            <text:p>Cristina Caño Garcia</text:p>
          </table:table-cell>
          <table:table-cell table:style-name="ce22" office:value-type="string" calcext:value-type="string">
            <text:p>Caño</text:p>
          </table:table-cell>
          <table:table-cell table:style-name="ce22" office:value-type="string" calcext:value-type="string">
            <text:p>Garcia</text:p>
          </table:table-cell>
          <table:table-cell table:style-name="ce22" office:value-type="string" calcext:value-type="string">
            <text:p>Cristina</text:p>
          </table:table-cell>
          <table:table-cell table:style-name="ce27" table:number-columns-repeated="4"/>
        </table:table-row>
        <table:table-row table:style-name="ro2">
          <table:table-cell table:style-name="ce10" table:number-columns-repeated="2"/>
          <table:table-cell table:style-name="ce68" table:number-columns-repeated="2"/>
          <table:table-cell table:style-name="ce74" table:content-validation-name="val4"/>
          <table:table-cell table:style-name="ce68" table:content-validation-name="val5"/>
          <table:table-cell table:style-name="ce68" table:number-columns-repeated="6"/>
          <table:table-cell table:style-name="ce79" table:content-validation-name="val2" office:value-type="float" office:value="102015" calcext:value-type="float">
            <text:p>102015</text:p>
          </table:table-cell>
          <table:table-cell table:style-name="ce86" table:content-validation-name="val2" table:formula="of:=[.Q66]&amp;&quot; &quot;&amp;[.O66]&amp;&quot; &quot;&amp;[.P66]" office:value-type="string" office:string-value="Esteve Muñoz Oliveras" calcext:value-type="string">
            <text:p>Esteve Muñoz Oliveras</text:p>
          </table:table-cell>
          <table:table-cell table:style-name="ce22" office:value-type="string" calcext:value-type="string">
            <text:p>Muñoz</text:p>
          </table:table-cell>
          <table:table-cell table:style-name="ce22" office:value-type="string" calcext:value-type="string">
            <text:p>Oliveras</text:p>
          </table:table-cell>
          <table:table-cell table:style-name="ce22" office:value-type="string" calcext:value-type="string">
            <text:p>Esteve</text:p>
          </table:table-cell>
          <table:table-cell table:style-name="ce27" table:number-columns-repeated="4"/>
        </table:table-row>
        <table:table-row table:style-name="ro1" table:number-rows-repeated="1048509">
          <table:table-cell table:number-columns-repeated="4"/>
          <table:table-cell table:content-validation-name="val4"/>
          <table:table-cell table:content-validation-name="val5"/>
          <table:table-cell table:number-columns-repeated="15"/>
        </table:table-row>
        <table:table-row table:style-name="ro1">
          <table:table-cell table:number-columns-repeated="4"/>
          <table:table-cell table:content-validation-name="val4"/>
          <table:table-cell table:style-name="ce74" table:content-validation-name="val5"/>
          <table:table-cell table:number-columns-repeated="15"/>
        </table:table-row>
      </table:table>
      <table:table table:name="Full4" table:style-name="ta1">
        <table:table-column table:style-name="co12" table:default-cell-style-name="ce40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" table:default-cell-style-name="ce54"/>
        <table:table-column table:style-name="co1" table:number-columns-repeated="7" table:default-cell-style-name="ce41"/>
        <table:table-row table:style-name="ro1">
          <table:table-cell table:style-name="ce34" office:value-type="string" calcext:value-type="string">
            <text:p>PRÉSTEC (sistema d'amortització francès)</text:p>
          </table:table-cell>
          <table:table-cell table:style-name="ce41" table:number-columns-repeated="4"/>
          <table:table-cell table:number-columns-repeated="7"/>
        </table:table-row>
        <table:table-row table:style-name="ro1">
          <table:table-cell table:style-name="ce35" office:value-type="string" calcext:value-type="string">
            <text:p>CAPITAL</text:p>
          </table:table-cell>
          <table:table-cell table:style-name="ce35" office:value-type="string" calcext:value-type="string">
            <text:p>ANYS DEVOLUCIÓ</text:p>
          </table:table-cell>
          <table:table-cell table:style-name="ce35" office:value-type="string" calcext:value-type="string">
            <text:p>INTERÈS ANUAL</text:p>
          </table:table-cell>
          <table:table-cell table:style-name="ce35" office:value-type="string" calcext:value-type="string">
            <text:p>PERIODICITAT PAGAMENTS</text:p>
          </table:table-cell>
          <table:table-cell table:style-name="ce35" office:value-type="string" calcext:value-type="string">
            <text:p>QUOTA</text:p>
          </table:table-cell>
          <table:table-cell table:number-columns-repeated="7"/>
        </table:table-row>
        <table:table-row table:style-name="ro1">
          <table:table-cell table:style-name="ce36" table:content-validation-name="val6"/>
          <table:table-cell table:style-name="ce42" table:content-validation-name="val6"/>
          <table:table-cell table:style-name="ce47"/>
          <table:table-cell table:style-name="ce49" table:content-validation-name="val6"/>
          <table:table-cell table:style-name="ce51"/>
          <table:table-cell table:number-columns-repeated="7"/>
        </table:table-row>
        <table:table-row table:style-name="ro1">
          <table:table-cell table:style-name="Default" table:number-columns-repeated="4"/>
          <table:table-cell table:style-name="ce52"/>
          <table:table-cell table:number-columns-repeated="7"/>
        </table:table-row>
        <table:table-row table:style-name="ro1">
          <table:table-cell table:style-name="ce37" table:number-columns-repeated="2"/>
          <table:table-cell table:style-name="ce48" office:value-type="float" office:value="3" calcext:value-type="float">
            <text:p>3</text:p>
          </table:table-cell>
          <table:table-cell table:style-name="ce50"/>
          <table:table-cell table:style-name="ce124"/>
          <table:table-cell table:number-columns-repeated="7"/>
        </table:table-row>
        <table:table-row table:style-name="ro1">
          <table:table-cell table:style-name="ce38" office:value-type="string" calcext:value-type="string" table:number-columns-spanned="5" table:number-rows-spanned="1">
            <text:p>QUADRE D'AMORTITZACIÓ</text:p>
          </table:table-cell>
          <table:covered-table-cell table:number-columns-repeated="3" table:style-name="ce43"/>
          <table:covered-table-cell table:style-name="ce124"/>
          <table:table-cell table:number-columns-repeated="7"/>
        </table:table-row>
        <table:table-row table:style-name="ro4">
          <table:table-cell table:style-name="ce39" office:value-type="string" calcext:value-type="string">
            <text:p>P</text:p>
          </table:table-cell>
          <table:table-cell table:style-name="ce44" office:value-type="string" calcext:value-type="string">
            <text:p>INTERESSOS QUOTA</text:p>
          </table:table-cell>
          <table:table-cell table:style-name="ce44" office:value-type="string" calcext:value-type="string">
            <text:p>AMORTITZACIÓ QUOTA</text:p>
          </table:table-cell>
          <table:table-cell table:style-name="ce44" office:value-type="string" calcext:value-type="string">
            <text:p>RESTA PER AMORTITZAR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5"/>
          <table:table-cell table:number-columns-repeated="3"/>
          <table:table-cell table:style-name="ce55"/>
          <table:table-cell table:style-name="ce58" office:value-type="string" calcext:value-type="string" table:number-columns-spanned="2" table:number-rows-spanned="1">
            <text:p>Càlculs</text:p>
          </table:table-cell>
          <table:covered-table-cell table:style-name="ce133"/>
          <table:table-cell table:style-name="Default"/>
          <table:table-cell table:style-name="ce133" office:value-type="string" calcext:value-type="string">
            <text:p>Periodicitat</text:p>
          </table:table-cell>
          <table:table-cell table:style-name="ce133" office:value-type="string" calcext:value-type="string">
            <text:p>Quotes/any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table:style-name="ce56"/>
          <table:table-cell table:style-name="ce59" office:value-type="string" calcext:value-type="string">
            <text:p>C</text:p>
          </table:table-cell>
          <table:table-cell table:style-name="ce63"/>
          <table:table-cell table:style-name="Default"/>
          <table:table-cell table:style-name="ce60" office:value-type="string" calcext:value-type="string">
            <text:p>Anual</text:p>
          </table:table-cell>
          <table:table-cell table:style-name="ce6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  <table:table-cell table:style-name="ce56"/>
          <table:table-cell table:style-name="ce59" office:value-type="string" calcext:value-type="string">
            <text:p>I (tasa anual)</text:p>
          </table:table-cell>
          <table:table-cell table:style-name="ce64"/>
          <table:table-cell table:style-name="Default"/>
          <table:table-cell table:style-name="ce60" office:value-type="string" calcext:value-type="string">
            <text:p>Semestral</text:p>
          </table:table-cell>
          <table:table-cell table:style-name="ce60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  <table:table-cell table:style-name="ce56"/>
          <table:table-cell table:style-name="ce59" office:value-type="string" calcext:value-type="string">
            <text:p>n( anys)</text:p>
          </table:table-cell>
          <table:table-cell table:style-name="ce65"/>
          <table:table-cell table:style-name="Default"/>
          <table:table-cell table:style-name="ce60" office:value-type="string" calcext:value-type="string">
            <text:p>Trimestral</text:p>
          </table:table-cell>
          <table:table-cell table:style-name="ce60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  <table:table-cell table:style-name="ce56"/>
          <table:table-cell table:style-name="ce59" office:value-type="string" calcext:value-type="string">
            <text:p>k(quotes any)</text:p>
          </table:table-cell>
          <table:table-cell table:style-name="ce65"/>
          <table:table-cell table:style-name="Default"/>
          <table:table-cell table:style-name="ce60" office:value-type="string" calcext:value-type="string">
            <text:p>Mensual</text:p>
          </table:table-cell>
          <table:table-cell table:style-name="ce60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table:style-name="ce57"/>
          <table:table-cell table:style-name="ce60" office:value-type="string" calcext:value-type="string">
            <text:p>nk</text:p>
          </table:table-cell>
          <table:table-cell table:style-name="ce65"/>
          <table:table-cell table:style-name="Default"/>
          <table:table-cell table:style-name="ce54"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  <table:table-cell table:style-name="ce57"/>
          <table:table-cell table:style-name="ce60" office:value-type="string" calcext:value-type="string">
            <text:p>i/k</text:p>
          </table:table-cell>
          <table:table-cell table:style-name="ce64"/>
          <table:table-cell table:style-name="Default"/>
          <table:table-cell table:style-name="ce54"/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  <table:table-cell table:style-name="ce54"/>
          <table:table-cell table:number-columns-repeated="2"/>
          <table:table-cell table:style-name="ce54"/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  <table:table-cell table:style-name="ce54"/>
          <table:table-cell table:number-columns-repeated="2"/>
          <table:table-cell table:style-name="ce54"/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  <table:table-cell table:style-name="ce54"/>
          <table:table-cell table:style-name="ce61"/>
          <table:table-cell/>
          <table:table-cell table:style-name="ce54"/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  <table:table-cell table:style-name="ce54"/>
          <table:table-cell table:style-name="ce61"/>
          <table:table-cell/>
          <table:table-cell table:style-name="ce54"/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  <table:table-cell table:style-name="ce54"/>
          <table:table-cell table:style-name="ce61"/>
          <table:table-cell/>
          <table:table-cell table:style-name="ce54"/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  <table:table-cell table:style-name="ce54"/>
          <table:table-cell table:style-name="ce61"/>
          <table:table-cell/>
          <table:table-cell table:style-name="ce54"/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  <table:table-cell table:style-name="ce54"/>
          <table:table-cell table:style-name="ce61"/>
          <table:table-cell/>
          <table:table-cell table:style-name="ce54"/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  <table:table-cell table:style-name="ce54"/>
          <table:table-cell table:number-columns-repeated="2"/>
          <table:table-cell table:style-name="ce54"/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  <table:table-cell table:style-name="ce54"/>
          <table:table-cell table:style-name="Default" table:number-columns-repeated="2"/>
          <table:table-cell table:style-name="ce54"/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  <table:table-cell table:style-name="ce54"/>
          <table:table-cell table:style-name="Default" table:number-columns-repeated="2"/>
          <table:table-cell table:style-name="ce54"/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  <table:table-cell table:style-name="ce54"/>
          <table:table-cell table:style-name="Default" table:number-columns-repeated="2"/>
          <table:table-cell table:style-name="ce54"/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  <table:table-cell table:style-name="ce54"/>
          <table:table-cell table:style-name="Default" table:number-columns-repeated="2"/>
          <table:table-cell table:style-name="ce54"/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  <table:table-cell table:style-name="ce54"/>
          <table:table-cell table:style-name="Default" table:number-columns-repeated="2"/>
          <table:table-cell table:style-name="ce54"/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/>
          <table:table-cell table:style-name="ce54" table:number-columns-repeated="2"/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1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1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1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1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1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1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1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1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1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1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1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1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1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1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1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1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1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1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1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1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1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11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11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11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11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1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11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11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11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1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1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11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11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1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1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1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1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1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1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11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2" table:target-range-address="Full3.M3:Full3.Q6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rebuchet MS" svg:font-family="'Trebuchet M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number-style style:name="N332P0" style:volatile="true">
      <number:number number:decimal-places="2" number:min-decimal-places="2" number:min-integer-digits="1" number:grouping="true"/>
      <number:text> € </number:text>
    </number:number-style>
    <number:number-style style:name="N332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332P2" style:volatile="true">
      <number:number number:decimal-places="0" number:min-decimal-places="0" number:min-integer-digits="0"/>
      <number:text> € </number:text>
    </number:number-style>
    <number:text-style style:name="N332">
      <number:text-content/>
      <number:text> </number:text>
      <style:map style:condition="value()&gt;0" style:apply-style-name="N332P0"/>
      <style:map style:condition="value()&lt;0" style:apply-style-name="N332P1"/>
      <style:map style:condition="value()=0" style:apply-style-name="N332P2"/>
    </number:text-style>
    <number:currency-style style:name="N331P0" style:volatile="true">
      <number:number number:decimal-places="0" number:min-decimal-places="0" number:min-integer-digits="1" number:grouping="true"/>
      <number:text> </number:text>
      <number:currency-symbol>€403</number:currency-symbol>
    </number:currency-style>
    <number:currency-style style:name="N331">
      <number:number number:decimal-places="0" number:min-decimal-places="0" number:min-integer-digits="1" number:grouping="true"/>
      <number:text> </number:text>
      <number:currency-symbol>€403</number:currency-symbol>
      <style:map style:condition="value()&gt;=0" style:apply-style-name="N331P0"/>
    </number:currency-style>
    <number:currency-style style:name="N330P0" style:volatile="true">
      <number:number number:decimal-places="5" number:min-decimal-places="5" number:min-integer-digits="1" number:grouping="true"/>
      <number:text> </number:text>
      <number:currency-symbol number:language="ca" number:country="ES">€</number:currency-symbol>
    </number:currency-style>
    <number:currency-style style:name="N330">
      <number:text>-</number:text>
      <number:number number:decimal-places="5" number:min-decimal-places="5" number:min-integer-digits="1" number:grouping="true"/>
      <number:text> </number:text>
      <number:currency-symbol number:language="ca" number:country="ES">€</number:currency-symbol>
      <style:map style:condition="value()&gt;=0" style:apply-style-name="N330P0"/>
    </number:currency-style>
    <number:currency-style style:name="N328">
      <number:number number:decimal-places="0" number:min-decimal-places="0" number:min-integer-digits="1" number:grouping="true"/>
      <number:text> </number:text>
      <number:currency-symbol number:language="es" number:country="ES">pta</number:currency-symbol>
    </number:currency-style>
    <number:number-style style:name="N327">
      <number:number number:decimal-places="0" number:min-decimal-places="0" number:min-integer-digits="1" number:grouping="true"/>
      <number:text> kg.</number:text>
    </number:number-style>
    <number:currency-style style:name="N326">
      <number:number number:decimal-places="0" number:min-decimal-places="0" number:min-integer-digits="1" number:grouping="true"/>
      <number:text> </number:text>
      <number:currency-symbol number:language="ca" number:country="ES">pta</number:currency-symbol>
    </number:currency-style>
    <number:number-style style:name="N325P0" style:volatile="true">
      <number:number number:decimal-places="2" number:min-decimal-places="2" number:min-integer-digits="1" number:grouping="true"/>
      <number:text> </number:text>
    </number:number-style>
    <number:number-style style:name="N325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325P0"/>
    </number:number-style>
    <number:number-style style:name="N324P0" style:volatile="true">
      <number:number number:decimal-places="0" number:min-decimal-places="0" number:min-integer-digits="1" number:grouping="true"/>
      <number:text> </number:text>
    </number:number-style>
    <number:number-style style:name="N324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324P0"/>
    </number:number-style>
    <number:number-style style:name="N323">
      <number:number number:decimal-places="4" number:min-decimal-places="4" number:min-integer-digits="1" number:grouping="true"/>
    </number:number-style>
    <number:date-style style:name="N322">
      <number:month number:textual="true"/>
      <number:text>-</number:text>
      <number:year number:style="long"/>
    </number:date-style>
    <number:number-style style:name="N321P0" style:volatile="true">
      <number:text>Verdadero</number:text>
    </number:number-style>
    <number:number-style style:name="N321P1" style:volatile="true">
      <number:text>Verdadero</number:text>
    </number:number-style>
    <number:number-style style:name="N321">
      <number:text>Falso</number:text>
      <style:map style:condition="value()&gt;0" style:apply-style-name="N321P0"/>
      <style:map style:condition="value()&lt;0" style:apply-style-name="N321P1"/>
    </number:number-style>
    <number:number-style style:name="N319P0" style:volatile="true">
      <number:text>Sí</number:text>
    </number:number-style>
    <number:number-style style:name="N319P1" style:volatile="true">
      <number:text>Sí</number:text>
    </number:number-style>
    <number:number-style style:name="N319">
      <number:text>No</number:text>
      <style:map style:condition="value()&gt;0" style:apply-style-name="N319P0"/>
      <style:map style:condition="value()&lt;0" style:apply-style-name="N319P1"/>
    </number:number-style>
    <number:number-style style:name="N317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317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317P2" style:volatile="true">
      <number:text> $-</number:text>
      <number:number number:decimal-places="0" number:min-decimal-places="0" number:min-integer-digits="0"/>
      <number:text>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13P0" style:volatile="true">
      <number:number number:decimal-places="2" number:min-decimal-places="2" number:min-integer-digits="1" number:grouping="true"/>
      <number:text> </number:text>
    </number:number-style>
    <number:number-style style:name="N313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313P2" style:volatile="true">
      <number:text>-</number:text>
      <number:number number:decimal-places="0" number:min-decimal-places="0" number:min-integer-digits="0"/>
      <number:text>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date-style style:name="N312">
      <number:day/>
      <number:text>/</number:text>
      <number:month/>
    </number:date-style>
    <number:number-style style:name="N311">
      <number:number number:decimal-places="1" number:min-decimal-places="1" number:min-integer-digits="1" number:grouping="true"/>
    </number:number-style>
    <number:date-style style:name="N310">
      <number:text>dia: </number:text>
      <number:day/>
      <number:text>/</number:text>
      <number:month number:style="long"/>
      <number:text>/</number:text>
      <number:year/>
    </number:date-style>
    <number:number-style style:name="N309P0" style:volatile="true">
      <number:number number:decimal-places="0" number:min-decimal-places="0" number:min-integer-digits="1" number:grouping="true"/>
      <number:text>       </number:text>
    </number:number-style>
    <number:number-style style:name="N309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309P2" style:volatile="true">
      <number:text>-</number:text>
      <number:number number:decimal-places="0" number:min-decimal-places="0" number:min-integer-digits="0"/>
      <number:text>       </number:text>
    </number:number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number-style style:name="N308P0" style:volatile="true">
      <number:number number:decimal-places="1" number:min-decimal-places="1" number:min-integer-digits="1" number:grouping="true"/>
      <number:text>       </number:text>
    </number:number-style>
    <number:number-style style:name="N308P1" style:volatile="true">
      <number:text>-</number:text>
      <number:number number:decimal-places="1" number:min-decimal-places="1" number:min-integer-digits="1" number:grouping="true"/>
      <number:text>       </number:text>
    </number:number-style>
    <number:number-style style:name="N308P2" style:volatile="true">
      <number:text>-</number:text>
      <number:number number:decimal-places="0" number:min-decimal-places="0" number:min-integer-digits="0"/>
      <number:text>       </number:text>
    </number:number-style>
    <number:text-style style:name="N308">
      <number:text-content/>
      <number:text> </number:text>
      <style:map style:condition="value()&gt;0" style:apply-style-name="N308P0"/>
      <style:map style:condition="value()&lt;0" style:apply-style-name="N308P1"/>
      <style:map style:condition="value()=0" style:apply-style-name="N308P2"/>
    </number:text-style>
    <number:number-style style:name="N307P0" style:volatile="true">
      <number:number number:decimal-places="0" number:min-decimal-places="0" number:min-integer-digits="1" number:grouping="true"/>
      <number:text> DM </number:text>
    </number:number-style>
    <number:number-style style:name="N307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307P2" style:volatile="true">
      <number:text> - DM </number:text>
    </number:number-style>
    <number:text-style style:name="N307">
      <number:text-content/>
      <number:text> </number:text>
      <style:map style:condition="value()&gt;0" style:apply-style-name="N307P0"/>
      <style:map style:condition="value()&lt;0" style:apply-style-name="N307P1"/>
      <style:map style:condition="value()=0" style:apply-style-name="N307P2"/>
    </number:text-style>
    <number:number-style style:name="N303P0" style:volatile="true">
      <number:number number:decimal-places="0" number:min-decimal-places="0" number:min-integer-digits="1" number:grouping="true"/>
      <number:text> DM</number:text>
    </number:number-style>
    <number:number-style style:name="N303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303P0"/>
    </number:number-style>
    <number:number-style style:name="N302P0" style:volatile="true">
      <number:number number:decimal-places="2" number:min-decimal-places="2" number:min-integer-digits="1" number:grouping="true"/>
      <number:text> pta </number:text>
    </number:number-style>
    <number:number-style style:name="N302P1" style:volatile="true">
      <number:text>-</number:text>
      <number:number number:decimal-places="2" number:min-decimal-places="2" number:min-integer-digits="1" number:grouping="true"/>
      <number:text> pta </number:text>
    </number:number-style>
    <number:number-style style:name="N302P2" style:volatile="true">
      <number:text>-</number:text>
      <number:number number:decimal-places="0" number:min-decimal-places="0" number:min-integer-digits="0"/>
      <number:text> pta </number:text>
    </number:number-style>
    <number:text-style style:name="N302">
      <number:text-content/>
      <number:text> </number:text>
      <style:map style:condition="value()&gt;0" style:apply-style-name="N302P0"/>
      <style:map style:condition="value()&lt;0" style:apply-style-name="N302P1"/>
      <style:map style:condition="value()=0" style:apply-style-name="N302P2"/>
    </number:text-style>
    <number:number-style style:name="N298P0" style:volatile="true">
      <number:number number:decimal-places="0" number:min-decimal-places="0" number:min-integer-digits="1" number:grouping="true"/>
      <number:text> pta </number:text>
    </number:number-style>
    <number:number-style style:name="N298P1" style:volatile="true">
      <number:text>-</number:text>
      <number:number number:decimal-places="0" number:min-decimal-places="0" number:min-integer-digits="1" number:grouping="true"/>
      <number:text> pta </number:text>
    </number:number-style>
    <number:number-style style:name="N298P2" style:volatile="true">
      <number:text> - pta </number:text>
    </number:number-style>
    <number:text-style style:name="N298">
      <number:text-content/>
      <number:text> </number:text>
      <style:map style:condition="value()&gt;0" style:apply-style-name="N298P0"/>
      <style:map style:condition="value()&lt;0" style:apply-style-name="N298P1"/>
      <style:map style:condition="value()=0" style:apply-style-name="N298P2"/>
    </number:text-style>
    <number:number-style style:name="N294P0" style:volatile="true">
      <number:number number:decimal-places="2" number:min-decimal-places="2" number:min-integer-digits="1" number:grouping="true"/>
      <number:text> pta</number:text>
    </number:number-style>
    <number:number-style style:name="N294">
      <style:text-properties fo:color="#ff0000"/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294P0"/>
    </number:number-style>
    <number:number-style style:name="N293P0" style:volatile="true">
      <number:number number:decimal-places="0" number:min-decimal-places="0" number:min-integer-digits="1" number:grouping="true"/>
      <number:text> pta</number:text>
    </number:number-style>
    <number:number-style style:name="N293">
      <style:text-properties fo:color="#ff0000"/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293P0"/>
    </number:number-style>
    <number:number-style style:name="N292P0" style:volatile="true">
      <number:number number:decimal-places="0" number:min-decimal-places="0" number:min-integer-digits="1" number:grouping="true"/>
      <number:text> pta</number:text>
    </number:number-style>
    <number:number-style style:name="N292"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292P0"/>
    </number:number-style>
    <number:number-style style:name="N290">
      <number:number number:decimal-places="11" number:min-decimal-places="11" number:min-integer-digits="1"/>
    </number:number-style>
    <number:number-style style:name="N289">
      <number:number number:decimal-places="4" number:min-decimal-places="4" number:min-integer-digits="1"/>
    </number:number-style>
    <number:number-style style:name="N288">
      <number:number number:decimal-places="5" number:min-decimal-places="5" number:min-integer-digits="1"/>
    </number:number-style>
    <number:number-style style:name="N287">
      <number:number number:decimal-places="6" number:min-decimal-places="6" number:min-integer-digits="1"/>
    </number:number-style>
    <number:number-style style:name="N286">
      <number:number number:decimal-places="7" number:min-decimal-places="7" number:min-integer-digits="1"/>
    </number:number-style>
    <number:number-style style:name="N285">
      <number:number number:decimal-places="10" number:min-decimal-places="10" number:min-integer-digits="1"/>
    </number:number-style>
    <number:number-style style:name="N284">
      <number:number number:decimal-places="9" number:min-decimal-places="9" number:min-integer-digits="1"/>
    </number:number-style>
    <number:number-style style:name="N283P0" style:volatile="true">
      <number:number number:decimal-places="2" number:min-decimal-places="2" number:min-integer-digits="1" number:grouping="true"/>
      <number:text>       </number:text>
    </number:number-style>
    <number:number-style style:name="N283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283P2" style:volatile="true">
      <number:text> -       </number:text>
    </number:number-style>
    <number:text-style style:name="N283">
      <number:text-content/>
      <number:text> </number:text>
      <style:map style:condition="value()&gt;0" style:apply-style-name="N283P0"/>
      <style:map style:condition="value()&lt;0" style:apply-style-name="N283P1"/>
      <style:map style:condition="value()=0" style:apply-style-name="N283P2"/>
    </number:text-style>
    <number:number-style style:name="N282P0" style:volatile="true">
      <number:number number:decimal-places="1" number:min-decimal-places="1" number:min-integer-digits="1" number:grouping="true"/>
      <number:text>       </number:text>
    </number:number-style>
    <number:number-style style:name="N282P1" style:volatile="true">
      <number:text>-</number:text>
      <number:number number:decimal-places="1" number:min-decimal-places="1" number:min-integer-digits="1" number:grouping="true"/>
      <number:text>       </number:text>
    </number:number-style>
    <number:number-style style:name="N282P2" style:volatile="true">
      <number:text> -       </number:text>
    </number:number-style>
    <number:text-style style:name="N282">
      <number:text-content/>
      <number:text> </number:text>
      <style:map style:condition="value()&gt;0" style:apply-style-name="N282P0"/>
      <style:map style:condition="value()&lt;0" style:apply-style-name="N282P1"/>
      <style:map style:condition="value()=0" style:apply-style-name="N282P2"/>
    </number:text-style>
    <number:number-style style:name="N279">
      <number:number number:min-integer-digits="1"/>
      <number:text> </number:text>
    </number:number-style>
    <number:number-style style:name="N278P0" style:volatile="true">
      <number:number number:decimal-places="0" number:min-decimal-places="0" number:min-integer-digits="1" number:grouping="true"/>
      <number:text> </number:text>
    </number:number-style>
    <number:number-style style:name="N27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278P2" style:volatile="true">
      <number:text>-</number:text>
      <number:number number:decimal-places="0" number:min-decimal-places="0" number:min-integer-digits="0"/>
      <number:text> </number:text>
    </number:number-style>
    <number:text-style style:name="N278">
      <number:text-content/>
      <number:text> </number:text>
      <style:map style:condition="value()&gt;0" style:apply-style-name="N278P0"/>
      <style:map style:condition="value()&lt;0" style:apply-style-name="N278P1"/>
      <style:map style:condition="value()=0" style:apply-style-name="N278P2"/>
    </number:text-style>
    <number:number-style style:name="N276P0" style:volatile="true">
      <number:number number:decimal-places="1" number:min-decimal-places="1" number:min-integer-digits="1" number:grouping="true"/>
      <number:text> </number:text>
    </number:number-style>
    <number:number-style style:name="N276P1" style:volatile="true">
      <number:text>-</number:text>
      <number:number number:decimal-places="1" number:min-decimal-places="1" number:min-integer-digits="1" number:grouping="true"/>
      <number:text> </number:text>
    </number:number-style>
    <number:number-style style:name="N276P2" style:volatile="true">
      <number:text>-</number:text>
      <number:number number:decimal-places="0" number:min-decimal-places="0" number:min-integer-digits="0"/>
      <number:text> </number:text>
    </number:number-style>
    <number:text-style style:name="N276">
      <number:text-content/>
      <number:text> </number:text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date-style style:name="N272">
      <number:text>Data: </number:text>
      <number:day/>
      <number:text>/</number:text>
      <number:month number:style="long"/>
      <number:text>/</number:text>
      <number:year/>
    </number:date-style>
    <number:percentage-style style:name="N271">
      <number:number number:decimal-places="3" number:min-decimal-places="3" number:min-integer-digits="1"/>
      <number:text>%</number:text>
    </number:percentage-style>
    <number:currency-style style:name="N270P0" style:volatile="true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270"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270P0"/>
    </number:currency-style>
    <number:number-style style:name="N269">
      <number:number number:decimal-places="2" number:min-decimal-places="2" number:min-integer-digits="1" number:grouping="true"/>
      <number:text> h</number:text>
    </number:number-style>
    <number:number-style style:name="N268P0" style:volatile="true">
      <number:number number:decimal-places="0" number:min-decimal-places="0" number:min-integer-digits="1" number:grouping="true"/>
      <number:text>        </number:text>
    </number:number-style>
    <number:number-style style:name="N268P1" style:volatile="true">
      <number:text>-</number:text>
      <number:number number:decimal-places="0" number:min-decimal-places="0" number:min-integer-digits="1" number:grouping="true"/>
      <number:text>        </number:text>
    </number:number-style>
    <number:number-style style:name="N268P2" style:volatile="true">
      <number:text> -       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number-style style:name="N264P0" style:volatile="true">
      <number:number number:decimal-places="0" number:min-decimal-places="0" number:min-integer-digits="1" number:grouping="true"/>
      <number:text> PTA </number:text>
    </number:number-style>
    <number:number-style style:name="N264P1" style:volatile="true">
      <number:text>-</number:text>
      <number:number number:decimal-places="0" number:min-decimal-places="0" number:min-integer-digits="1" number:grouping="true"/>
      <number:text> PTA </number:text>
    </number:number-style>
    <number:number-style style:name="N264P2" style:volatile="true">
      <number:text> - PTA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currency-style style:name="N260P0" style:volatile="true">
      <number:number number:decimal-places="4" number:min-decimal-places="4" number:min-integer-digits="1" number:grouping="true"/>
      <number:text> </number:text>
      <number:currency-symbol number:language="ca" number:country="ES">€</number:currency-symbol>
    </number:currency-style>
    <number:currency-style style:name="N260">
      <number:text>-</number:text>
      <number:number number:decimal-places="4" number:min-decimal-places="4" number:min-integer-digits="1" number:grouping="true"/>
      <number:text> </number:text>
      <number:currency-symbol number:language="ca" number:country="ES">€</number:currency-symbol>
      <style:map style:condition="value()&gt;=0" style:apply-style-name="N260P0"/>
    </number:currency-style>
    <number:number-style style:name="N258P0" style:volatile="true">
      <number:number number:decimal-places="2" number:min-decimal-places="2" number:min-integer-digits="1" number:grouping="true"/>
      <number:text> PTA</number:text>
    </number:number-style>
    <number:number-style style:name="N258">
      <style:text-properties fo:color="#ff0000"/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258P0"/>
    </number:number-style>
    <number:number-style style:name="N257">
      <number:number number:decimal-places="0" number:min-decimal-places="0" number:min-integer-digits="0"/>
    </number:number-style>
    <number:number-style style:name="N256P0" style:volatile="true">
      <number:number number:decimal-places="2" number:min-decimal-places="2" number:min-integer-digits="1" number:grouping="true"/>
      <number:text> PTA</number:text>
    </number:number-style>
    <number:number-style style:name="N256"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256P0"/>
    </number:number-style>
    <number:number-style style:name="N254P0" style:volatile="true">
      <number:number number:decimal-places="1" number:min-decimal-places="1" number:min-integer-digits="1" number:grouping="true"/>
      <number:text> € </number:text>
    </number:number-style>
    <number:number-style style:name="N254P1" style:volatile="true">
      <number:text>-</number:text>
      <number:number number:decimal-places="1" number:min-decimal-places="1" number:min-integer-digits="1" number:grouping="true"/>
      <number:text> € </number:text>
    </number:number-style>
    <number:number-style style:name="N254P2" style:volatile="true">
      <number:text>-</number:text>
      <number:number number:decimal-places="0" number:min-decimal-places="0" number:min-integer-digits="0"/>
      <number:text> €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currency-style style:name="N251">
      <number:number number:decimal-places="2" number:min-decimal-places="2" number:min-integer-digits="1" number:grouping="true"/>
      <number:text> </number:text>
      <number:currency-symbol number:language="ca" number:country="ES">pta</number:currency-symbol>
    </number:currency-style>
    <number:number-style style:name="N250">
      <number:number number:decimal-places="3" number:min-decimal-places="3" number:min-integer-digits="1"/>
    </number:number-style>
    <number:date-style style:name="N249">
      <number:day/>
      <number:text>/</number:text>
      <number:month number:style="long"/>
      <number:text>/</number:text>
      <number:year number:style="long"/>
    </number:date-style>
    <number:number-style style:name="N248P0" style:volatile="true">
      <number:number number:decimal-places="0" number:min-decimal-places="0" number:min-integer-digits="1" number:grouping="true"/>
    </number:number-style>
    <number:number-style style:name="N24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48P0"/>
    </number:number-style>
    <number:currency-style style:name="N247P0" style:volatile="true">
      <number:number number:decimal-places="1" number:min-decimal-places="1" number:min-integer-digits="1" number:grouping="true"/>
      <number:text> </number:text>
      <number:currency-symbol number:language="ca" number:country="ES">€</number:currency-symbol>
    </number:currency-style>
    <number:currency-style style:name="N247">
      <number:text>-</number:text>
      <number:number number:decimal-places="1" number:min-decimal-places="1" number:min-integer-digits="1" number:grouping="true"/>
      <number:text> </number:text>
      <number:currency-symbol number:language="ca" number:country="ES">€</number:currency-symbol>
      <style:map style:condition="value()&gt;=0" style:apply-style-name="N247P0"/>
    </number:currency-style>
    <number:number-style style:name="N245P0" style:volatile="true">
      <number:number number:decimal-places="2" number:min-decimal-places="2" number:min-integer-digits="1" number:grouping="true"/>
      <number:text> Pts </number:text>
    </number:number-style>
    <number:number-style style:name="N245P1" style:volatile="true">
      <number:number number:decimal-places="2" number:min-decimal-places="2" number:min-integer-digits="1" number:grouping="true"/>
      <number:text> Pts-</number:text>
    </number:number-style>
    <number:number-style style:name="N245P2" style:volatile="true">
      <number:text> - Pts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4P0" style:volatile="true">
      <number:number number:decimal-places="2" number:min-decimal-places="2" number:min-integer-digits="1" number:grouping="true"/>
      <number:text> Pts </number:text>
    </number:number-style>
    <number:number-style style:name="N244P1" style:volatile="true">
      <number:number number:decimal-places="2" number:min-decimal-places="2" number:min-integer-digits="1" number:grouping="true"/>
      <number:text> Pts-</number:text>
    </number:number-style>
    <number:number-style style:name="N244P2" style:volatile="true">
      <number:text>-</number:text>
      <number:number number:decimal-places="0" number:min-decimal-places="0" number:min-integer-digits="0"/>
      <number:text> Pts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2">
      <number:number number:decimal-places="5" number:min-decimal-places="5" number:min-integer-digits="1" number:grouping="true"/>
    </number:number-style>
    <number:currency-style style:name="N241P0" style:volatile="true">
      <number:number number:decimal-places="7" number:min-decimal-places="7" number:min-integer-digits="1" number:grouping="true"/>
      <number:text> </number:text>
      <number:currency-symbol number:language="ca" number:country="ES">€</number:currency-symbol>
    </number:currency-style>
    <number:currency-style style:name="N241">
      <number:text>-</number:text>
      <number:number number:decimal-places="7" number:min-decimal-places="7" number:min-integer-digits="1" number:grouping="true"/>
      <number:text> </number:text>
      <number:currency-symbol number:language="ca" number:country="ES">€</number:currency-symbol>
      <style:map style:condition="value()&gt;=0" style:apply-style-name="N241P0"/>
    </number:currency-style>
    <number:number-style style:name="N239P0" style:volatile="true">
      <number:number number:decimal-places="2" number:min-decimal-places="2" number:min-integer-digits="1" number:grouping="true"/>
      <number:text> Pts</number:text>
    </number:number-style>
    <number:number-style style:name="N239">
      <style:text-properties fo:color="#ff0000"/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239P0"/>
    </number:number-style>
    <number:number-style style:name="N238P0" style:volatile="true">
      <number:number number:decimal-places="2" number:min-decimal-places="2" number:min-integer-digits="1" number:grouping="true"/>
      <number:text> Pts</number:text>
    </number:number-style>
    <number:number-style style:name="N238"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238P0"/>
    </number:number-style>
    <number:number-style style:name="N236P0" style:volatile="true">
      <number:number number:decimal-places="0" number:min-decimal-places="0" number:min-integer-digits="1" number:grouping="true"/>
      <number:text> Pts</number:text>
    </number:number-style>
    <number:number-style style:name="N236">
      <style:text-properties fo:color="#ff0000"/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236P0"/>
    </number:number-style>
    <number:number-style style:name="N235P0" style:volatile="true">
      <number:number number:decimal-places="2" number:min-decimal-places="2" number:min-integer-digits="1" number:grouping="true"/>
      <number:text> € </number:text>
    </number:number-style>
    <number:number-style style:name="N235P1" style:volatile="true">
      <number:number number:decimal-places="2" number:min-decimal-places="2" number:min-integer-digits="1" number:grouping="true"/>
      <number:text> € </number:text>
    </number:number-style>
    <number:number-style style:name="N235P2" style:volatile="true">
      <number:number number:decimal-places="0" number:min-decimal-places="0" number:min-integer-digits="0"/>
      <number:text> €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3P0" style:volatile="true">
      <number:number number:decimal-places="0" number:min-decimal-places="0" number:min-integer-digits="1" number:grouping="true"/>
      <number:text> Pts</number:text>
    </number:number-style>
    <number:number-style style:name="N233"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233P0"/>
    </number:number-style>
    <number:number-style style:name="N232">
      <number:number number:decimal-places="0" number:min-decimal-places="0" number:min-integer-digits="1" number:grouping="true"/>
      <number:text> Pts</number:text>
    </number:number-style>
    <number:time-style style:name="N231" number:truncate-on-overflow="false">
      <number:hours/>
      <number:text>,</number:text>
      <number:minutes number:style="long"/>
      <number:text> h</number:text>
    </number:time-style>
    <number:number-style style:name="N230P0" style:volatile="true">
      <number:number number:decimal-places="2" number:min-decimal-places="2" number:min-integer-digits="1" number:grouping="true"/>
      <number:text>        </number:text>
    </number:number-style>
    <number:number-style style:name="N230P1" style:volatile="true">
      <number:text>-</number:text>
      <number:number number:decimal-places="2" number:min-decimal-places="2" number:min-integer-digits="1" number:grouping="true"/>
      <number:text>        </number:text>
    </number:number-style>
    <number:number-style style:name="N230P2" style:volatile="true">
      <number:text>-</number:text>
      <number:number number:decimal-places="0" number:min-decimal-places="0" number:min-integer-digits="0"/>
      <number:text>       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time-style style:name="N226">
      <number:minutes number:style="long"/>
      <number:text>:</number:text>
      <number:seconds number:style="long" number:decimal-places="1"/>
    </number:time-style>
    <number:time-style style:name="N225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224P0" style:volatile="true">
      <number:number number:decimal-places="2" number:min-decimal-places="2" number:min-integer-digits="1" number:grouping="true"/>
      <number:text> PTA </number:text>
    </number:number-style>
    <number:number-style style:name="N224P1" style:volatile="true">
      <number:text>-</number:text>
      <number:number number:decimal-places="2" number:min-decimal-places="2" number:min-integer-digits="1" number:grouping="true"/>
      <number:text> PTA </number:text>
    </number:number-style>
    <number:number-style style:name="N224P2" style:volatile="true">
      <number:text>-</number:text>
      <number:number number:decimal-places="0" number:min-decimal-places="0" number:min-integer-digits="0"/>
      <number:text> PTA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currency-style style:name="N220P0" style:volatile="true">
      <number:number number:decimal-places="0" number:min-decimal-places="0" number:min-integer-digits="1" number:grouping="true"/>
      <number:text> </number:text>
      <number:currency-symbol number:language="ca" number:country="ES">€</number:currency-symbol>
    </number:currency-style>
    <number:currency-style style:name="N220">
      <number:number number:decimal-places="0" number:min-decimal-places="0" number:min-integer-digits="1" number:grouping="true"/>
      <number:text> </number:text>
      <number:currency-symbol number:language="ca" number:country="ES">€</number:currency-symbol>
      <style:map style:condition="value()&gt;=0" style:apply-style-name="N220P0"/>
    </number:currency-style>
    <number:time-style style:name="N219">
      <number:minutes number:style="long"/>
      <number:text>:</number:text>
      <number:seconds number:style="long"/>
    </number:time-style>
    <number:number-style style:name="N218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218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218P2" style:volatile="true">
      <number:text> $-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14P0" style:volatile="true">
      <number:number number:decimal-places="2" number:min-decimal-places="2" number:min-integer-digits="1" number:grouping="true"/>
      <number:text> DM</number:text>
    </number:number-style>
    <number:number-style style:name="N214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14P0"/>
    </number:number-style>
    <number:number-style style:name="N213P0" style:volatile="true">
      <number:number number:decimal-places="2" number:min-decimal-places="2" number:min-integer-digits="1" number:grouping="true"/>
    </number:number-style>
    <number:number-style style:name="N213">
      <number:text>-</number:text>
      <number:number number:decimal-places="2" number:min-decimal-places="2" number:min-integer-digits="1" number:grouping="true"/>
      <style:map style:condition="value()&gt;=0" style:apply-style-name="N213P0"/>
    </number:number-style>
    <number:number-style style:name="N212P0" style:volatile="true">
      <number:number number:decimal-places="0" number:min-decimal-places="0" number:min-integer-digits="1" number:grouping="true"/>
      <number:text> PTA</number:text>
    </number:number-style>
    <number:number-style style:name="N212">
      <style:text-properties fo:color="#ff0000"/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212P0"/>
    </number:number-style>
    <number:number-style style:name="N211P0" style:volatile="true">
      <number:number number:decimal-places="0" number:min-decimal-places="0" number:min-integer-digits="1" number:grouping="true"/>
    </number:number-style>
    <number:number-style style:name="N211">
      <number:text>-</number:text>
      <number:number number:decimal-places="0" number:min-decimal-places="0" number:min-integer-digits="1" number:grouping="true"/>
      <style:map style:condition="value()&gt;=0" style:apply-style-name="N211P0"/>
    </number:number-style>
    <number:number-style style:name="N210P0" style:volatile="true">
      <number:number number:decimal-places="0" number:min-decimal-places="0" number:min-integer-digits="1" number:grouping="true"/>
      <number:text> PTA</number:text>
    </number:number-style>
    <number:number-style style:name="N210"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210P0"/>
    </number:number-style>
    <number:number-style style:name="N209">
      <number:number number:decimal-places="0" number:min-decimal-places="0" number:min-integer-digits="1" number:grouping="true"/>
      <number:text> PTA</number:text>
    </number:number-style>
    <number:number-style style:name="N208P0" style:volatile="true">
      <number:number number:decimal-places="2" number:min-decimal-places="2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08P0"/>
    </number:number-style>
    <number:number-style style:name="N207P0" style:volatile="true">
      <number:number number:decimal-places="2" number:min-decimal-places="2" number:min-integer-digits="1" number:grouping="true"/>
      <number:text> €</number:text>
    </number:number-style>
    <number:number-style style:name="N20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07P0"/>
    </number:number-style>
    <number:number-style style:name="N206">
      <number:number number:decimal-places="2" number:min-decimal-places="2" number:min-integer-digits="1" number:grouping="true"/>
      <number:text> €</number:text>
    </number:number-style>
    <number:number-style style:name="N205P0" style:volatile="true">
      <number:number number:decimal-places="2" number:min-decimal-places="2" number:min-integer-digits="1" number:grouping="true"/>
      <number:text> DM </number:text>
    </number:number-style>
    <number:number-style style:name="N205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205P2" style:volatile="true">
      <number:text>-</number:text>
      <number:number number:decimal-places="0" number:min-decimal-places="0" number:min-integer-digits="0"/>
      <number:text> DM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currency-style style:name="N201P0" style:volatile="true">
      <number:number number:decimal-places="3" number:min-decimal-places="3" number:min-integer-digits="1" number:grouping="true"/>
      <number:text> </number:text>
      <number:currency-symbol number:language="ca" number:country="ES">€</number:currency-symbol>
    </number:currency-style>
    <number:currency-style style:name="N201">
      <number:text>-</number:text>
      <number:number number:decimal-places="3" number:min-decimal-places="3" number:min-integer-digits="1" number:grouping="true"/>
      <number:text> </number:text>
      <number:currency-symbol number:language="ca" number:country="ES">€</number:currency-symbol>
      <style:map style:condition="value()&gt;=0" style:apply-style-name="N201P0"/>
    </number:currency-style>
    <number:percentage-style style:name="N199">
      <number:number number:decimal-places="6" number:min-decimal-places="6" number:min-integer-digits="1"/>
      <number:text>%</number:text>
    </number:percentage-style>
    <number:number-style style:name="N198P0" style:volatile="true">
      <number:number number:decimal-places="2" number:min-decimal-places="2" number:min-integer-digits="1" number:grouping="true"/>
      <number:text> pta</number:text>
    </number:number-style>
    <number:number-style style:name="N198"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98P0"/>
    </number:number-style>
    <number:number-style style:name="N196">
      <number:number number:decimal-places="1" number:min-decimal-places="1" number:min-integer-digits="1"/>
    </number:number-style>
    <number:number-style style:name="N195P0" style:volatile="true">
      <number:number number:decimal-places="0" number:min-decimal-places="0" number:min-integer-digits="1" number:grouping="true"/>
      <number:text> €</number:text>
    </number:number-style>
    <number:number-style style:name="N19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95P0"/>
    </number:number-style>
    <number:date-style style:name="N194">
      <number:day/>
      <number:text>-</number:text>
      <number:month number:textual="true"/>
      <number:text>-</number:text>
      <number:year/>
    </number:date-style>
    <number:number-style style:name="N193P0" style:volatile="true">
      <number:number number:decimal-places="0" number:min-decimal-places="0" number:min-integer-digits="1" number:grouping="true"/>
      <number:text> </number:text>
    </number:number-style>
    <number:number-style style:name="N193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93P0"/>
    </number:number-style>
    <number:number-style style:name="N192P0" style:volatile="true">
      <number:number number:decimal-places="0" number:min-decimal-places="0" number:min-integer-digits="1"/>
      <number:text> </number:text>
    </number:number-style>
    <number:number-style style:name="N192">
      <style:text-properties fo:color="#ff0000"/>
      <number:text>-</number:text>
      <number:number number:decimal-places="0" number:min-decimal-places="0" number:min-integer-digits="1"/>
      <number:text> </number:text>
      <style:map style:condition="value()&gt;=0" style:apply-style-name="N192P0"/>
    </number:number-style>
    <number:number-style style:name="N190P0" style:volatile="true">
      <number:number number:decimal-places="2" number:min-decimal-places="2" number:min-integer-digits="1"/>
    </number:number-style>
    <number:number-style style:name="N190">
      <style:text-properties fo:color="#ff0000"/>
      <number:text>-</number:text>
      <number:number number:decimal-places="2" number:min-decimal-places="2" number:min-integer-digits="1"/>
      <style:map style:condition="value()&gt;=0" style:apply-style-name="N190P0"/>
    </number:number-style>
    <number:number-style style:name="N189P0" style:volatile="true">
      <number:number number:decimal-places="2" number:min-decimal-places="2" number:min-integer-digits="1" number:grouping="true"/>
      <number:text> DM</number:text>
    </number:number-style>
    <number:number-style style:name="N189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89P0"/>
    </number:number-style>
    <number:currency-style style:name="N187P0" style:volatile="true">
      <number:number number:decimal-places="6" number:min-decimal-places="6" number:min-integer-digits="1" number:grouping="true"/>
      <number:text> </number:text>
      <number:currency-symbol number:language="ca" number:country="ES">€</number:currency-symbol>
    </number:currency-style>
    <number:currency-style style:name="N187">
      <number:text>-</number:text>
      <number:number number:decimal-places="6" number:min-decimal-places="6" number:min-integer-digits="1" number:grouping="true"/>
      <number:text> </number:text>
      <number:currency-symbol number:language="ca" number:country="ES">€</number:currency-symbol>
      <style:map style:condition="value()&gt;=0" style:apply-style-name="N187P0"/>
    </number:currency-style>
    <number:number-style style:name="N185">
      <number:number number:decimal-places="0" number:min-decimal-places="0" number:min-integer-digits="1" number:grouping="true"/>
      <number:text> l.</number:text>
    </number:number-style>
    <number:number-style style:name="N184P0" style:volatile="true">
      <number:number number:decimal-places="0" number:min-decimal-places="0" number:min-integer-digits="1" number:grouping="true"/>
      <number:text> €</number:text>
    </number:number-style>
    <number:number-style style:name="N18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84P0"/>
    </number:number-style>
    <number:currency-style style:name="N182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8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82P0"/>
    </number:currency-style>
    <number:number-style style:name="N180P0" style:volatile="true">
      <number:number number:decimal-places="2" number:min-decimal-places="2" number:min-integer-digits="1" number:grouping="true"/>
      <number:text>       </number:text>
    </number:number-style>
    <number:number-style style:name="N180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80P2" style:volatile="true">
      <number:text>-</number:text>
      <number:number number:decimal-places="0" number:min-decimal-places="0" number:min-integer-digits="0"/>
      <number:text>      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78P0" style:volatile="true">
      <number:text>$</number:text>
      <number:number number:decimal-places="0" number:min-decimal-places="0" number:min-integer-digits="1" number:grouping="true"/>
    </number:number-style>
    <number:number-style style:name="N17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78P0"/>
    </number:number-style>
    <number:number-style style:name="N176P0" style:volatile="true">
      <number:number number:decimal-places="2" number:min-decimal-places="2" number:min-integer-digits="1" number:grouping="true"/>
      <number:text> Pts </number:text>
    </number:number-style>
    <number:number-style style:name="N176P1" style:volatile="true">
      <number:text>-</number:text>
      <number:number number:decimal-places="2" number:min-decimal-places="2" number:min-integer-digits="1" number:grouping="true"/>
      <number:text> Pts </number:text>
    </number:number-style>
    <number:number-style style:name="N176P2" style:volatile="true">
      <number:text>-</number:text>
      <number:number number:decimal-places="0" number:min-decimal-places="0" number:min-integer-digits="0"/>
      <number:text> Pts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2P0" style:volatile="true">
      <number:number number:decimal-places="0" number:min-decimal-places="0" number:min-integer-digits="1" number:grouping="true"/>
      <number:text> € </number:text>
    </number:number-style>
    <number:number-style style:name="N172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72P2" style:volatile="true">
      <number:text>-</number:text>
      <number:number number:decimal-places="0" number:min-decimal-places="0" number:min-integer-digits="0"/>
      <number:text> €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1P0" style:volatile="true">
      <number:number number:decimal-places="0" number:min-decimal-places="0" number:min-integer-digits="1" number:grouping="true"/>
      <number:text> </number:text>
    </number:number-style>
    <number:number-style style:name="N171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71P2" style:volatile="true">
      <number:text> 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time-style style:name="N168">
      <number:hours/>
      <number:text>,</number:text>
      <number:minutes number:style="long"/>
      <number:text> h</number:text>
    </number:time-style>
    <number:number-style style:name="N167">
      <number:number number:decimal-places="6" number:min-decimal-places="6" number:min-integer-digits="1" number:grouping="true"/>
    </number:number-style>
    <number:number-style style:name="N16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6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time-style style:name="N164">
      <number:hours number:style="long"/>
      <number:text>,</number:text>
      <number:minutes number:style="long"/>
      <number:text> h</number:text>
    </number:time-style>
    <number:number-style style:name="N163P0" style:volatile="true">
      <number:number number:decimal-places="3" number:min-decimal-places="3" number:min-integer-digits="1" number:grouping="true"/>
      <number:text> Pts </number:text>
    </number:number-style>
    <number:number-style style:name="N163P1" style:volatile="true">
      <number:number number:decimal-places="3" number:min-decimal-places="3" number:min-integer-digits="1" number:grouping="true"/>
      <number:text> Pts-</number:text>
    </number:number-style>
    <number:number-style style:name="N163P2" style:volatile="true">
      <number:text> - Pts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0">
      <number:number number:decimal-places="0" number:min-decimal-places="0" number:min-integer-digits="1" number:grouping="true"/>
      <number:text> h</number:text>
    </number:number-style>
    <number:number-style style:name="N159P0" style:volatile="true">
      <number:number number:decimal-places="0" number:min-decimal-places="0" number:min-integer-digits="1" number:grouping="true"/>
      <number:text> Pts </number:text>
    </number:number-style>
    <number:number-style style:name="N159P1" style:volatile="true">
      <number:number number:decimal-places="0" number:min-decimal-places="0" number:min-integer-digits="1" number:grouping="true"/>
      <number:text> Pts-</number:text>
    </number:number-style>
    <number:number-style style:name="N159P2" style:volatile="true">
      <number:text> - Pts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57P0" style:volatile="true">
      <number:text>Activado</number:text>
    </number:number-style>
    <number:number-style style:name="N157P1" style:volatile="true">
      <number:text>Activado</number:text>
    </number:number-style>
    <number:number-style style:name="N157">
      <number:text>Desactivado</number:text>
      <style:map style:condition="value()&gt;0" style:apply-style-name="N157P0"/>
      <style:map style:condition="value()&lt;0" style:apply-style-name="N157P1"/>
    </number:number-style>
    <number:percentage-style style:name="N155">
      <number:number number:decimal-places="1" number:min-decimal-places="1" number:min-integer-digits="1"/>
      <number:text>%</number:text>
    </number:percentage-style>
    <number:number-style style:name="N154">
      <number:number number:decimal-places="1" number:min-decimal-places="1" number:min-integer-digits="1" number:grouping="true"/>
      <number:text> kg.</number:text>
    </number:number-style>
    <number:number-style style:name="N153P0" style:volatile="true">
      <number:number number:decimal-places="0" number:min-decimal-places="0" number:min-integer-digits="1" number:grouping="true"/>
    </number:number-style>
    <number:number-style style:name="N15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3P0"/>
    </number:number-style>
    <number:number-style style:name="N152P0" style:volatile="true">
      <number:number number:decimal-places="1" number:min-decimal-places="1" number:min-integer-digits="1" number:grouping="true"/>
      <number:text> Pts </number:text>
    </number:number-style>
    <number:number-style style:name="N152P1" style:volatile="true">
      <number:number number:decimal-places="1" number:min-decimal-places="1" number:min-integer-digits="1" number:grouping="true"/>
      <number:text> Pts-</number:text>
    </number:number-style>
    <number:number-style style:name="N152P2" style:volatile="true">
      <number:text> - Pts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49">
      <number:number number:decimal-places="8" number:min-decimal-places="8" number:min-integer-digits="1"/>
    </number:number-style>
    <number:number-style style:name="N148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47P0" style:volatile="true">
      <number:number number:decimal-places="0" number:min-decimal-places="0" number:min-integer-digits="1" number:grouping="true"/>
      <number:text> </number:text>
      <number:currency-symbol>€403</number:currency-symbol>
    </number:currency-style>
    <number:currency-style style:name="N147">
      <number:text>-</number:text>
      <number:number number:decimal-places="0" number:min-decimal-places="0" number:min-integer-digits="1" number:grouping="true"/>
      <number:text> </number:text>
      <number:currency-symbol number:language="ca" number:country="ES">€</number:currency-symbol>
      <style:map style:condition="value()&gt;=0" style:apply-style-name="N147P0"/>
    </number:currency-style>
    <number:number-style style:name="N145P0" style:volatile="true">
      <number:number number:decimal-places="2" number:min-decimal-places="2" number:min-integer-digits="1" number:grouping="true"/>
      <number:text> € </number:text>
    </number:number-style>
    <number:number-style style:name="N145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45P2" style:volatile="true">
      <number:text>-</number:text>
      <number:number number:decimal-places="0" number:min-decimal-places="0" number:min-integer-digits="0"/>
      <number:text> €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1P0" style:volatile="true">
      <number:number number:decimal-places="0" number:min-decimal-places="0" number:min-integer-digits="1" number:grouping="true"/>
      <number:text> DM</number:text>
    </number:number-style>
    <number:number-style style:name="N141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41P0"/>
    </number:number-style>
    <number:currency-style style:name="N139P0" style:volatile="true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3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39P0"/>
    </number:currency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2P0" style:volatile="true">
      <number:number number:decimal-places="0" number:min-decimal-places="0" number:min-integer-digits="1" number:grouping="true"/>
      <number:text>       </number:text>
    </number:number-style>
    <number:number-style style:name="N132P1" style:volatile="true">
      <number:number number:decimal-places="0" number:min-decimal-places="0" number:min-integer-digits="1" number:grouping="true"/>
      <number:text>      -</number:text>
    </number:number-style>
    <number:number-style style:name="N132P2" style:volatile="true">
      <number:text> -   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0P0" style:volatile="true">
      <number:number number:decimal-places="0" number:min-decimal-places="0" number:min-integer-digits="1" number:grouping="true"/>
      <number:text> € </number:text>
    </number:number-style>
    <number:number-style style:name="N130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30P2" style:volatile="true">
      <number:text> -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26P0" style:volatile="true">
      <number:number number:decimal-places="2" number:min-decimal-places="2" number:min-integer-digits="1" number:grouping="true"/>
      <number:text>       </number:text>
    </number:number-style>
    <number:number-style style:name="N126P1" style:volatile="true">
      <number:number number:decimal-places="2" number:min-decimal-places="2" number:min-integer-digits="1" number:grouping="true"/>
      <number:text>      -</number:text>
    </number:number-style>
    <number:number-style style:name="N126P2" style:volatile="true">
      <number:text>-</number:text>
      <number:number number:decimal-places="0" number:min-decimal-places="0" number:min-integer-digits="0"/>
      <number:text>   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2">
      <number:number number:decimal-places="3" number:min-decimal-places="3" number:min-integer-digits="1" number:grouping="true"/>
    </number:number-style>
    <number:currency-style style:name="N121P0" style:volatile="true">
      <number:number number:decimal-places="0" number:min-decimal-places="0" number:min-integer-digits="1" number:grouping="true"/>
      <number:text> </number:text>
      <number:currency-symbol number:language="ca" number:country="ES">€</number:currency-symbol>
    </number:currency-style>
    <number:currency-style style:name="N121">
      <number:text>-</number:text>
      <number:number number:decimal-places="0" number:min-decimal-places="0" number:min-integer-digits="1" number:grouping="true"/>
      <number:text> </number:text>
      <number:currency-symbol number:language="ca" number:country="ES">€</number:currency-symbol>
      <style:map style:condition="value()&gt;=0" style:apply-style-name="N121P0"/>
    </number:currency-style>
    <number:number-style style:name="N119P0" style:volatile="true">
      <number:number number:decimal-places="0" number:min-decimal-places="0" number:min-integer-digits="1" number:grouping="true"/>
      <number:text> Pts </number:text>
    </number:number-style>
    <number:number-style style:name="N119P1" style:volatile="true">
      <number:text>-</number:text>
      <number:number number:decimal-places="0" number:min-decimal-places="0" number:min-integer-digits="1" number:grouping="true"/>
      <number:text> Pts </number:text>
    </number:number-style>
    <number:number-style style:name="N119P2" style:volatile="true">
      <number:text> - Pts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16">
      <number:number number:decimal-places="0" number:min-decimal-places="0" number:min-integer-digits="1" number:grouping="true"/>
      <number:text> Pts </number:text>
    </number:number-style>
    <number:number-style style:name="N115P0" style:volatile="true">
      <number:number number:decimal-places="0" number:min-decimal-places="0" number:min-integer-digits="1" number:grouping="true"/>
      <number:text>    </number:text>
    </number:number-style>
    <number:number-style style:name="N115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15P2" style:volatile="true">
      <number:text> -   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1P0" style:volatile="true">
      <number:number number:decimal-places="0" number:min-decimal-places="0" number:min-integer-digits="1" number:grouping="true"/>
      <number:text>       </number:text>
    </number:number-style>
    <number:number-style style:name="N111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111P2" style:volatile="true">
      <number:text> -      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07P0" style:volatile="true">
      <number:number number:decimal-places="2" number:min-decimal-places="2" number:min-integer-digits="1" number:grouping="true"/>
      <number:text>    </number:text>
    </number:number-style>
    <number:number-style style:name="N107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07P2" style:volatile="true">
      <number:text>-</number:text>
      <number:number number:decimal-places="0" number:min-decimal-places="0" number:min-integer-digits="0"/>
      <number:text>    </number:text>
    </number:number-style>
    <number:text-style style:name="N107"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8T19:42:26.199000000</meta:creation-date>
    <meta:generator>LibreOffice/7.3.6.2$Linux_X86_64 LibreOffice_project/30$Build-2</meta:generator>
    <dc:date>2023-03-29T12:19:01.112074903</dc:date>
    <meta:editing-duration>PT1H9M31S</meta:editing-duration>
    <meta:editing-cycles>6</meta:editing-cycles>
    <meta:document-statistic meta:table-count="4" meta:cell-count="775" meta:object-count="0"/>
  </office:meta>
</office:document-meta>
</file>